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4E516602.png" manifest:media-type="image/png"/>
  <manifest:file-entry manifest:full-path="Pictures/100000FF000001A7000001A7FC59D6B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center" style:justify-single-word="false"/>
      <style:text-properties style:font-name="Liberation Serif" fo:font-size="28pt" fo:language="ru" fo:country="RU" style:font-size-asian="28pt" style:font-size-complex="28pt"/>
    </style:style>
    <style:style style:name="P2" style:family="paragraph" style:parent-style-name="Standard">
      <style:paragraph-properties fo:line-height="100%" fo:text-align="center" style:justify-single-word="false"/>
      <style:text-properties style:font-name="Liberation Serif" fo:font-size="19.7999992370605pt" fo:language="ru" fo:country="RU" fo:font-weight="bold" officeooo:paragraph-rsid="010cde12" style:font-size-asian="19.7999992370605pt" style:font-weight-asian="bold" style:font-size-complex="19.7999992370605pt" style:font-weight-complex="bold"/>
    </style:style>
    <style:style style:name="P3" style:family="paragraph" style:parent-style-name="Standard">
      <style:paragraph-properties fo:line-height="100%" fo:text-align="center" style:justify-single-word="false"/>
      <style:text-properties style:font-name="Liberation Serif" fo:font-size="14pt" fo:language="ru" fo:country="RU" officeooo:rsid="000d07bb" officeooo:paragraph-rsid="000d07bb" style:font-size-asian="14pt" style:font-size-complex="14pt"/>
    </style:style>
    <style:style style:name="P4" style:family="paragraph" style:parent-style-name="Standard">
      <style:paragraph-properties fo:line-height="100%" fo:text-align="center" style:justify-single-word="false"/>
      <style:text-properties fo:font-size="10.5pt" fo:language="ru" fo:country="RU" officeooo:paragraph-rsid="000d07bb" style:font-size-asian="10.5pt" style:font-size-complex="10.5pt"/>
    </style:style>
    <style:style style:name="P5" style:family="paragraph" style:parent-style-name="Standard">
      <style:paragraph-properties fo:line-height="100%" fo:text-align="center" style:justify-single-word="false"/>
      <style:text-properties style:font-name="Liberation Serif" fo:font-size="10.5pt" fo:language="ru" fo:country="RU" officeooo:rsid="000d07bb" officeooo:paragraph-rsid="000d07bb" style:font-size-asian="10.5pt" style:font-size-complex="10.5pt"/>
    </style:style>
    <style:style style:name="P6" style:family="paragraph" style:parent-style-name="Standard">
      <style:paragraph-properties fo:line-height="100%" fo:text-align="center" style:justify-single-word="false"/>
      <style:text-properties style:font-name="Liberation Serif" fo:font-size="15.6000003814697pt" fo:language="ru" fo:country="RU" officeooo:rsid="000d07bb" officeooo:paragraph-rsid="000d07bb" style:font-size-asian="15.6000003814697pt" style:font-size-complex="15.6000003814697pt"/>
    </style:style>
    <style:style style:name="P7" style:family="paragraph" style:parent-style-name="Standard">
      <style:paragraph-properties fo:line-height="100%" fo:text-align="center" style:justify-single-word="false"/>
      <style:text-properties style:font-name="Liberation Serif" fo:font-size="21pt" fo:language="ru" fo:country="RU" officeooo:rsid="000d07bb" officeooo:paragraph-rsid="000d07bb" style:font-size-asian="21pt" style:font-size-complex="21pt"/>
    </style:style>
    <style:style style:name="P8" style:family="paragraph" style:parent-style-name="Standard">
      <style:paragraph-properties fo:line-height="100%" fo:text-align="justify" style:justify-single-word="false" fo:break-before="page"/>
      <style:text-properties style:font-name="Liberation Serif" fo:font-size="14.8999996185303pt" fo:language="ru" fo:country="RU" fo:font-weight="bold" officeooo:rsid="000d07bb" officeooo:paragraph-rsid="000d07bb" style:font-size-asian="14.8999996185303pt" style:font-weight-asian="bold" style:font-size-complex="14.8999996185303pt" style:font-weight-complex="bold"/>
    </style:style>
    <style:style style:name="P9" style:family="paragraph" style:parent-style-name="Standard">
      <style:paragraph-properties fo:line-height="100%" fo:text-align="justify" style:justify-single-word="false"/>
      <style:text-properties style:font-name="Liberation Serif" fo:font-size="14pt" fo:language="ru" fo:country="RU" officeooo:rsid="000d07bb" officeooo:paragraph-rsid="000d07bb" style:font-size-asian="14pt" style:font-size-complex="14pt"/>
    </style:style>
    <style:style style:name="P10" style:family="paragraph" style:parent-style-name="Standard">
      <style:paragraph-properties fo:line-height="100%" fo:text-align="justify" style:justify-single-word="false"/>
      <style:text-properties style:font-name="Liberation Serif" fo:font-size="10.5pt" fo:language="ru" fo:country="RU" officeooo:rsid="000d07bb" officeooo:paragraph-rsid="000d07bb" style:font-size-asian="10.5pt" style:font-size-complex="10.5pt"/>
    </style:style>
    <style:style style:name="P11"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9bfe4c" style:font-size-asian="14.8999996185303pt" style:font-weight-asian="bold" style:font-size-complex="14.8999996185303pt" style:font-weight-complex="bold"/>
    </style:style>
    <style:style style:name="P12" style:family="paragraph" style:parent-style-name="Standard">
      <style:paragraph-properties fo:line-height="100%" fo:text-align="start" style:justify-single-word="false"/>
      <style:text-properties style:font-name="Liberation Serif" fo:font-size="10.5pt" fo:language="ru" fo:country="RU" officeooo:rsid="000d07bb" officeooo:paragraph-rsid="009bfe4c" style:font-size-asian="10.5pt" style:font-size-complex="10.5pt"/>
    </style:style>
    <style:style style:name="P13" style:family="paragraph" style:parent-style-name="Standard">
      <style:paragraph-properties fo:line-height="100%" fo:text-align="justify" style:justify-single-word="false"/>
      <style:text-properties style:font-name="Liberation Serif" fo:font-size="10.5pt" fo:language="ru" fo:country="RU" fo:font-weight="bold" officeooo:rsid="000d07bb" officeooo:paragraph-rsid="000e2f7e" style:font-size-asian="9.14999961853027pt" style:font-weight-asian="bold" style:font-size-complex="10.5pt" style:font-weight-complex="bold"/>
    </style:style>
    <style:style style:name="P14"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0e2f7e" style:font-size-asian="14.8999996185303pt" style:font-weight-asian="bold" style:font-size-complex="14.8999996185303pt" style:font-weight-complex="bold"/>
    </style:style>
    <style:style style:name="P15" style:family="paragraph" style:parent-style-name="Standard">
      <style:paragraph-properties fo:line-height="100%" fo:text-align="justify" style:justify-single-word="false"/>
      <style:text-properties style:font-name="Liberation Serif" fo:font-size="10.5pt" fo:language="ru" fo:country="RU" fo:font-weight="bold" officeooo:rsid="000d07bb" officeooo:paragraph-rsid="000d07bb" style:font-size-asian="9.14999961853027pt" style:font-weight-asian="bold" style:font-size-complex="10.5pt" style:font-weight-complex="bold"/>
    </style:style>
    <style:style style:name="P16"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0d07bb" style:font-size-asian="14.8999996185303pt" style:font-weight-asian="bold" style:font-size-complex="14.8999996185303pt" style:font-weight-complex="bold"/>
    </style:style>
    <style:style style:name="P17" style:family="paragraph" style:parent-style-name="Standard">
      <style:paragraph-properties fo:line-height="100%" fo:text-align="justify" style:justify-single-word="false"/>
      <style:text-properties style:font-name="Liberation Serif" fo:font-size="10.5pt" fo:language="ru" fo:country="RU" officeooo:rsid="000d07bb" officeooo:paragraph-rsid="00520bd0" style:font-size-asian="10.5pt" style:font-size-complex="10.5pt"/>
    </style:style>
    <style:style style:name="P18" style:family="paragraph" style:parent-style-name="Standard">
      <style:paragraph-properties fo:line-height="100%" fo:text-align="justify" style:justify-single-word="false"/>
      <style:text-properties style:font-name="Liberation Serif" fo:font-size="10.5pt" fo:language="ru" fo:country="RU" fo:font-weight="bold" officeooo:rsid="000d07bb" officeooo:paragraph-rsid="000d07bb" style:font-size-asian="10.5pt" style:font-weight-asian="bold" style:font-size-complex="10.5pt" style:font-weight-complex="bold"/>
    </style:style>
    <style:style style:name="P19"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0d07bb" style:font-size-asian="10.5pt" style:font-weight-asian="normal" style:font-size-complex="10.5pt" style:font-weight-complex="normal"/>
    </style:style>
    <style:style style:name="P20"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b5a6a5" style:font-size-asian="10.5pt" style:font-weight-asian="normal" style:font-size-complex="10.5pt" style:font-weight-complex="normal"/>
    </style:style>
    <style:style style:name="P21"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b5a6a5" style:font-size-asian="10.5pt" style:font-weight-asian="normal" style:font-size-complex="10.5pt" style:font-weight-complex="normal"/>
    </style:style>
    <style:style style:name="P22"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a108ff" style:font-size-asian="14.8999996185303pt" style:font-weight-asian="bold" style:font-size-complex="14.8999996185303pt" style:font-weight-complex="bold"/>
    </style:style>
    <style:style style:name="P23"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a108ff" style:font-size-asian="10.5pt" style:font-weight-asian="normal" style:font-size-complex="10.5pt" style:font-weight-complex="normal"/>
    </style:style>
    <style:style style:name="P24"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0d07bb" style:font-size-asian="14.8999996185303pt" style:font-weight-asian="bold" style:font-size-complex="14.8999996185303pt" style:font-weight-complex="bold"/>
    </style:style>
    <style:style style:name="P25" style:family="paragraph" style:parent-style-name="Standard">
      <style:paragraph-properties fo:line-height="100%" fo:text-align="justify" style:justify-single-word="false"/>
      <style:text-properties style:font-name="Liberation Serif" fo:font-size="11.1999998092651pt" fo:language="ru" fo:country="RU" fo:font-weight="bold" officeooo:rsid="000d07bb" officeooo:paragraph-rsid="000d07bb" style:font-size-asian="11.1999998092651pt" style:font-weight-asian="bold" style:font-size-complex="11.1999998092651pt" style:font-weight-complex="bold"/>
    </style:style>
    <style:style style:name="P26"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0f2826" style:font-size-asian="14.8999996185303pt" style:font-weight-asian="bold" style:font-size-complex="14.8999996185303pt" style:font-weight-complex="bold"/>
    </style:style>
    <style:style style:name="P27" style:family="paragraph" style:parent-style-name="Standard">
      <style:paragraph-properties fo:line-height="100%" fo:text-align="justify" style:justify-single-word="false"/>
      <style:text-properties style:font-name="Liberation Serif" fo:font-size="10.5pt" fo:language="ru" fo:country="RU" fo:font-weight="bold" officeooo:rsid="000d07bb" officeooo:paragraph-rsid="000f2826" style:font-size-asian="10.5pt" style:font-weight-asian="bold" style:font-size-complex="10.5pt" style:font-weight-complex="bold"/>
    </style:style>
    <style:style style:name="P28"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0f2826" style:font-size-asian="10.5pt" style:font-weight-asian="normal" style:font-size-complex="10.5pt" style:font-weight-complex="normal"/>
    </style:style>
    <style:style style:name="P29"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b23e6d" style:font-size-asian="14.8999996185303pt" style:font-weight-asian="bold" style:font-size-complex="14.8999996185303pt" style:font-weight-complex="bold"/>
    </style:style>
    <style:style style:name="P30"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b23e6d" style:font-size-asian="10.5pt" style:font-weight-asian="normal" style:font-size-complex="10.5pt" style:font-weight-complex="normal"/>
    </style:style>
    <style:style style:name="P31" style:family="paragraph" style:parent-style-name="Standard">
      <style:paragraph-properties fo:line-height="100%" fo:text-align="justify" style:justify-single-word="false"/>
      <style:text-properties style:font-name="Liberation Serif" fo:language="ru" fo:country="RU" officeooo:paragraph-rsid="0013575d"/>
    </style:style>
    <style:style style:name="P32"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12912e" style:font-size-asian="10.5pt" style:font-weight-asian="normal" style:font-size-complex="10.5pt" style:font-weight-complex="normal"/>
    </style:style>
    <style:style style:name="P33"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aba959" style:font-size-asian="14.8999996185303pt" style:font-weight-asian="bold" style:font-size-complex="14.8999996185303pt" style:font-weight-complex="bold"/>
    </style:style>
    <style:style style:name="P34"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aba959" style:font-size-asian="10.5pt" style:font-weight-asian="normal" style:font-size-complex="10.5pt" style:font-weight-complex="normal"/>
    </style:style>
    <style:style style:name="P35" style:family="paragraph" style:parent-style-name="Standard">
      <style:paragraph-properties fo:line-height="100%" fo:text-align="start" style:justify-single-word="false"/>
      <style:text-properties style:font-name="Liberation Serif" fo:font-size="10.5pt" fo:language="ru" fo:country="RU" fo:font-weight="bold" officeooo:rsid="000d07bb" officeooo:paragraph-rsid="000d07bb" style:font-size-asian="10.5pt" style:font-weight-asian="bold" style:font-size-complex="10.5pt" style:font-weight-complex="bold"/>
    </style:style>
    <style:style style:name="P36"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0d07bb" style:font-size-asian="10.5pt" style:font-weight-asian="normal" style:font-size-complex="10.5pt" style:font-weight-complex="normal"/>
    </style:style>
    <style:style style:name="P37"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156fc0" style:font-size-asian="14.8999996185303pt" style:font-weight-asian="bold" style:font-size-complex="14.8999996185303pt" style:font-weight-complex="bold"/>
    </style:style>
    <style:style style:name="P38"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156fc0" style:font-size-asian="10.5pt" style:font-weight-asian="normal" style:font-size-complex="10.5pt" style:font-weight-complex="normal"/>
    </style:style>
    <style:style style:name="P39"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156fc0" style:font-size-asian="10.5pt" style:font-weight-asian="normal" style:font-size-complex="10.5pt" style:font-weight-complex="normal"/>
    </style:style>
    <style:style style:name="P40"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15fd60" style:font-size-asian="14.8999996185303pt" style:font-weight-asian="bold" style:font-size-complex="14.8999996185303pt" style:font-weight-complex="bold"/>
    </style:style>
    <style:style style:name="P41"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15fd60" style:font-size-asian="10.5pt" style:font-weight-asian="normal" style:font-size-complex="10.5pt" style:font-weight-complex="normal"/>
    </style:style>
    <style:style style:name="P42"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15fd60" style:font-size-asian="10.5pt" style:font-weight-asian="normal" style:font-size-complex="10.5pt" style:font-weight-complex="normal"/>
    </style:style>
    <style:style style:name="P43" style:family="paragraph" style:parent-style-name="Standard">
      <style:paragraph-properties fo:line-height="100%" fo:text-align="justify" style:justify-single-word="false"/>
      <style:text-properties style:font-name="Liberation Serif" fo:font-size="10.5pt" fo:language="ru" fo:country="RU" fo:font-weight="bold" officeooo:rsid="000d07bb" officeooo:paragraph-rsid="0015fd60" style:font-size-asian="9.14999961853027pt" style:font-weight-asian="bold" style:font-size-complex="10.5pt" style:font-weight-complex="bold"/>
    </style:style>
    <style:style style:name="P44"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15fd60" style:font-size-asian="9.14999961853027pt" style:font-weight-asian="normal" style:font-size-complex="10.5pt" style:font-weight-complex="normal"/>
    </style:style>
    <style:style style:name="P45"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15fd60" style:font-size-asian="14.8999996185303pt" style:font-weight-asian="bold" style:font-size-complex="14.8999996185303pt" style:font-weight-complex="bold"/>
    </style:style>
    <style:style style:name="P46"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4e40dd" style:font-size-asian="14.8999996185303pt" style:font-weight-asian="bold" style:font-size-complex="14.8999996185303pt" style:font-weight-complex="bold"/>
    </style:style>
    <style:style style:name="P47"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4e40dd" style:font-size-asian="10.5pt" style:font-weight-asian="normal" style:font-size-complex="10.5pt" style:font-weight-complex="normal"/>
    </style:style>
    <style:style style:name="P48"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4e40dd" style:font-size-asian="10.5pt" style:font-weight-asian="normal" style:font-size-complex="10.5pt" style:font-weight-complex="normal"/>
    </style:style>
    <style:style style:name="P49" style:family="paragraph" style:parent-style-name="Standard">
      <style:paragraph-properties fo:line-height="100%" fo:text-align="start" style:justify-single-word="false"/>
      <style:text-properties style:font-name="Liberation Serif" fo:font-size="10.5pt" fo:language="ru" fo:country="RU" fo:font-weight="bold" officeooo:rsid="000d07bb" officeooo:paragraph-rsid="0015fd60" style:font-size-asian="9.14999961853027pt" style:font-weight-asian="bold" style:font-size-complex="10.5pt" style:font-weight-complex="bold"/>
    </style:style>
    <style:style style:name="P50"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9336d4" style:font-size-asian="14.8999996185303pt" style:font-weight-asian="bold" style:font-size-complex="14.8999996185303pt" style:font-weight-complex="bold"/>
    </style:style>
    <style:style style:name="P51"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9336d4" style:font-size-asian="9.14999961853027pt" style:font-weight-asian="normal" style:font-size-complex="10.5pt" style:font-weight-complex="normal"/>
    </style:style>
    <style:style style:name="P52"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8e0542" style:font-size-asian="14.8999996185303pt" style:font-weight-asian="bold" style:font-size-complex="14.8999996185303pt" style:font-weight-complex="bold"/>
    </style:style>
    <style:style style:name="P53"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8e0542" style:font-size-asian="9.14999961853027pt" style:font-weight-asian="normal" style:font-size-complex="10.5pt" style:font-weight-complex="normal"/>
    </style:style>
    <style:style style:name="P54"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6cff07" style:font-size-asian="14.8999996185303pt" style:font-weight-asian="bold" style:font-size-complex="14.8999996185303pt" style:font-weight-complex="bold"/>
    </style:style>
    <style:style style:name="P55"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6cff07" style:font-size-asian="9.14999961853027pt" style:font-weight-asian="normal" style:font-size-complex="10.5pt" style:font-weight-complex="normal"/>
    </style:style>
    <style:style style:name="P56"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3e3abc" style:font-size-asian="14.8999996185303pt" style:font-weight-asian="bold" style:font-size-complex="14.8999996185303pt" style:font-weight-complex="bold"/>
    </style:style>
    <style:style style:name="P57"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3e3abc" style:font-size-asian="10.5pt" style:font-weight-asian="normal" style:font-size-complex="10.5pt" style:font-weight-complex="normal"/>
    </style:style>
    <style:style style:name="P58"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3e3abc" style:font-size-asian="10.5pt" style:font-weight-asian="normal" style:font-size-complex="10.5pt" style:font-weight-complex="normal"/>
    </style:style>
    <style:style style:name="P59"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c27337" style:font-size-asian="14.8999996185303pt" style:font-weight-asian="bold" style:font-size-complex="14.8999996185303pt" style:font-weight-complex="bold"/>
    </style:style>
    <style:style style:name="P60"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c27337" style:font-size-asian="10.5pt" style:font-weight-asian="normal" style:font-size-complex="10.5pt" style:font-weight-complex="normal"/>
    </style:style>
    <style:style style:name="P61"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3e3abc" style:font-size-asian="14.8999996185303pt" style:font-weight-asian="bold" style:font-size-complex="14.8999996185303pt" style:font-weight-complex="bold"/>
    </style:style>
    <style:style style:name="P62"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5d8def" style:font-size-asian="10.5pt" style:font-weight-asian="normal" style:font-size-complex="10.5pt" style:font-weight-complex="normal"/>
    </style:style>
    <style:style style:name="P63"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6847b0" style:font-size-asian="10.5pt" style:font-weight-asian="normal" style:font-size-complex="10.5pt" style:font-weight-complex="normal"/>
    </style:style>
    <style:style style:name="P64"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6847b0" style:font-size-asian="10.5pt" style:font-weight-asian="normal" style:font-size-complex="10.5pt" style:font-weight-complex="normal"/>
    </style:style>
    <style:style style:name="P65"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6847b0" style:font-size-asian="14.8999996185303pt" style:font-weight-asian="bold" style:font-size-complex="14.8999996185303pt" style:font-weight-complex="bold"/>
    </style:style>
    <style:style style:name="P66"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404887" style:font-size-asian="14.8999996185303pt" style:font-weight-asian="bold" style:font-size-complex="14.8999996185303pt" style:font-weight-complex="bold"/>
    </style:style>
    <style:style style:name="P67"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404887" style:font-size-asian="10.5pt" style:font-weight-asian="normal" style:font-size-complex="10.5pt" style:font-weight-complex="normal"/>
    </style:style>
    <style:style style:name="P68"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404887" style:font-size-asian="10.5pt" style:font-weight-asian="normal" style:font-size-complex="10.5pt" style:font-weight-complex="normal"/>
    </style:style>
    <style:style style:name="P69"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1f44ab" style:font-size-asian="14.8999996185303pt" style:font-weight-asian="bold" style:font-size-complex="14.8999996185303pt" style:font-weight-complex="bold"/>
    </style:style>
    <style:style style:name="P70"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1f44ab" style:font-size-asian="10.5pt" style:font-weight-asian="normal" style:font-size-complex="10.5pt" style:font-weight-complex="normal"/>
    </style:style>
    <style:style style:name="P71" style:family="paragraph" style:parent-style-name="Standard">
      <style:paragraph-properties fo:line-height="100%" fo:text-align="justify" style:justify-single-word="false"/>
      <style:text-properties style:font-name="Liberation Serif" fo:font-size="10.5pt" fo:language="ru" fo:country="RU" fo:font-weight="bold" officeooo:rsid="000d07bb" officeooo:paragraph-rsid="001f44ab" style:font-size-asian="10.5pt" style:font-weight-asian="bold" style:font-size-complex="10.5pt" style:font-weight-complex="bold"/>
    </style:style>
    <style:style style:name="P72"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4b5787" style:font-size-asian="10.5pt" style:font-weight-asian="normal" style:font-size-complex="10.5pt" style:font-weight-complex="normal"/>
    </style:style>
    <style:style style:name="P73"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7c69d4" style:font-size-asian="10.5pt" style:font-weight-asian="normal" style:font-size-complex="10.5pt" style:font-weight-complex="normal"/>
    </style:style>
    <style:style style:name="P74"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7d981d" style:font-size-asian="10.5pt" style:font-weight-asian="normal" style:font-size-complex="10.5pt" style:font-weight-complex="normal"/>
    </style:style>
    <style:style style:name="P75"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a8a7ed" style:font-size-asian="14.8999996185303pt" style:font-weight-asian="bold" style:font-size-complex="14.8999996185303pt" style:font-weight-complex="bold"/>
    </style:style>
    <style:style style:name="P76"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a8a7ed" style:font-size-asian="10.5pt" style:font-weight-asian="normal" style:font-size-complex="10.5pt" style:font-weight-complex="normal"/>
    </style:style>
    <style:style style:name="P77"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b82b62" style:font-size-asian="14.8999996185303pt" style:font-weight-asian="bold" style:font-size-complex="14.8999996185303pt" style:font-weight-complex="bold"/>
    </style:style>
    <style:style style:name="P78"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b82b62" style:font-size-asian="10.5pt" style:font-weight-asian="normal" style:font-size-complex="10.5pt" style:font-weight-complex="normal"/>
    </style:style>
    <style:style style:name="P79"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6ef807" style:font-size-asian="14.8999996185303pt" style:font-weight-asian="bold" style:font-size-complex="14.8999996185303pt" style:font-weight-complex="bold"/>
    </style:style>
    <style:style style:name="P80"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6ef807" style:font-size-asian="10.5pt" style:font-weight-asian="normal" style:font-size-complex="10.5pt" style:font-weight-complex="normal"/>
    </style:style>
    <style:style style:name="P81"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6ef807" style:font-size-asian="10.5pt" style:font-weight-asian="normal" style:font-size-complex="10.5pt" style:font-weight-complex="normal"/>
    </style:style>
    <style:style style:name="P82"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951a7d" style:font-size-asian="14.8999996185303pt" style:font-weight-asian="bold" style:font-size-complex="14.8999996185303pt" style:font-weight-complex="bold"/>
    </style:style>
    <style:style style:name="P83"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951a7d" style:font-size-asian="10.5pt" style:font-weight-asian="normal" style:font-size-complex="10.5pt" style:font-weight-complex="normal"/>
    </style:style>
    <style:style style:name="P84"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1f44ab" style:font-size-asian="10.5pt" style:font-weight-asian="normal" style:font-size-complex="10.5pt" style:font-weight-complex="normal"/>
    </style:style>
    <style:style style:name="P85" style:family="paragraph" style:parent-style-name="Standard">
      <style:paragraph-properties fo:line-height="100%" fo:text-align="start" style:justify-single-word="false"/>
      <style:text-properties style:font-name="Liberation Serif" fo:font-size="14.8999996185303pt" fo:language="ru" fo:country="RU" fo:font-weight="bold" officeooo:rsid="000d07bb" officeooo:paragraph-rsid="0059571f" style:font-size-asian="14.8999996185303pt" style:font-weight-asian="bold" style:font-size-complex="14.8999996185303pt" style:font-weight-complex="bold"/>
    </style:style>
    <style:style style:name="P86" style:family="paragraph" style:parent-style-name="Standard">
      <style:paragraph-properties fo:line-height="100%" fo:text-align="start" style:justify-single-word="false"/>
      <style:text-properties style:font-name="Liberation Serif" fo:font-size="10.5pt" fo:language="ru" fo:country="RU" fo:font-weight="normal" officeooo:rsid="000d07bb" officeooo:paragraph-rsid="0059571f" style:font-size-asian="10.5pt" style:font-weight-asian="normal" style:font-size-complex="10.5pt" style:font-weight-complex="normal"/>
    </style:style>
    <style:style style:name="P87" style:family="paragraph" style:parent-style-name="Standard">
      <style:paragraph-properties fo:line-height="100%" fo:text-align="justify" style:justify-single-word="false"/>
      <style:text-properties style:font-name="Liberation Serif" fo:font-size="10.5pt" fo:language="ru" fo:country="RU" fo:font-weight="normal" officeooo:rsid="000d07bb" officeooo:paragraph-rsid="0059571f" style:font-size-asian="10.5pt" style:font-weight-asian="normal" style:font-size-complex="10.5pt" style:font-weight-complex="normal"/>
    </style:style>
    <style:style style:name="P88" style:family="paragraph" style:parent-style-name="Standard">
      <style:paragraph-properties fo:line-height="100%" fo:text-align="justify" style:justify-single-word="false"/>
      <style:text-properties style:font-name="Liberation Serif" fo:font-size="14.8999996185303pt" fo:language="ru" fo:country="RU" fo:font-weight="bold" officeooo:rsid="000d07bb" officeooo:paragraph-rsid="0059571f" style:font-size-asian="14.8999996185303pt" style:font-weight-asian="bold" style:font-size-complex="14.8999996185303pt" style:font-weight-complex="bold"/>
    </style:style>
    <style:style style:name="P89" style:family="paragraph" style:parent-style-name="Standard">
      <style:paragraph-properties fo:line-height="100%"/>
      <style:text-properties style:font-name="Liberation Serif" fo:font-size="14.8999996185303pt" fo:language="ru" fo:country="RU" fo:font-weight="bold" officeooo:paragraph-rsid="0066b7aa" style:font-size-asian="14.8999996185303pt" style:font-weight-asian="bold" style:font-size-complex="14.8999996185303pt" style:font-weight-complex="bold"/>
    </style:style>
    <style:style style:name="P90" style:family="paragraph" style:parent-style-name="Standard">
      <style:paragraph-properties fo:line-height="100%"/>
      <style:text-properties style:font-name="Liberation Serif" fo:font-size="10.5pt" fo:language="ru" fo:country="RU" officeooo:paragraph-rsid="0066b7aa" style:font-size-asian="10.5pt" style:font-size-complex="10.5pt"/>
    </style:style>
    <style:style style:name="P91" style:family="paragraph" style:parent-style-name="Standard">
      <style:paragraph-properties fo:line-height="100%"/>
      <style:text-properties fo:font-size="14.8999996185303pt" fo:font-weight="bold" officeooo:paragraph-rsid="009bfe4c" style:font-size-asian="14.8999996185303pt" style:font-weight-asian="bold" style:font-size-complex="14.8999996185303pt" style:font-weight-complex="bold"/>
    </style:style>
    <style:style style:name="P92" style:family="paragraph" style:parent-style-name="Standard">
      <style:paragraph-properties fo:line-height="100%"/>
      <style:text-properties fo:font-size="10.5pt" fo:font-weight="normal" officeooo:paragraph-rsid="009bfe4c" style:font-size-asian="10.5pt" style:font-weight-asian="normal" style:font-size-complex="10.5pt" style:font-weight-complex="normal"/>
    </style:style>
    <style:style style:name="P93" style:family="paragraph" style:parent-style-name="Standard">
      <style:paragraph-properties fo:line-height="100%"/>
      <style:text-properties style:font-name="Liberation Serif" fo:font-size="14.8999996185303pt" fo:language="ru" fo:country="RU" fo:font-weight="bold" officeooo:paragraph-rsid="00aba959" style:font-size-asian="14.8999996185303pt" style:font-weight-asian="bold" style:font-size-complex="14.8999996185303pt" style:font-weight-complex="bold"/>
    </style:style>
    <style:style style:name="P94" style:family="paragraph" style:parent-style-name="Standard">
      <style:paragraph-properties fo:line-height="100%"/>
      <style:text-properties style:font-name="Liberation Serif" fo:font-size="10.5pt" fo:language="ru" fo:country="RU" officeooo:paragraph-rsid="00aba959" style:font-size-asian="10.5pt" style:font-size-complex="10.5pt"/>
    </style:style>
    <style:style style:name="P95" style:family="paragraph" style:parent-style-name="Standard">
      <style:paragraph-properties fo:line-height="100%"/>
      <style:text-properties style:font-name="Liberation Serif" fo:font-size="10.5pt" fo:language="ru" fo:country="RU" officeooo:paragraph-rsid="00b97220" style:font-size-asian="10.5pt" style:font-size-complex="10.5pt"/>
    </style:style>
    <style:style style:name="P96" style:family="paragraph" style:parent-style-name="Standard">
      <style:paragraph-properties fo:line-height="100%"/>
      <style:text-properties style:font-name="Liberation Serif" fo:font-size="10.5pt" fo:language="ru" fo:country="RU" officeooo:paragraph-rsid="0148d283" style:font-size-asian="10.5pt" style:font-size-complex="10.5pt"/>
    </style:style>
    <style:style style:name="P97" style:family="paragraph" style:parent-style-name="Standard">
      <style:paragraph-properties fo:line-height="100%" fo:text-align="start" style:justify-single-word="false"/>
      <style:text-properties style:font-name="Liberation Serif" fo:font-size="10.5pt" fo:language="ru" fo:country="RU" officeooo:paragraph-rsid="001f44ab" style:font-size-asian="9.14999961853027pt" style:font-size-complex="10.5pt"/>
    </style:style>
    <style:style style:name="P98" style:family="paragraph" style:parent-style-name="Standard">
      <style:paragraph-properties fo:line-height="100%" fo:text-align="start" style:justify-single-word="false"/>
      <style:text-properties style:font-name="Liberation Serif" fo:font-size="10pt" fo:language="ru" fo:country="RU" fo:font-weight="normal" officeooo:rsid="000d07bb" officeooo:paragraph-rsid="001f44ab" style:font-size-asian="10pt" style:font-weight-asian="normal" style:font-size-complex="10pt" style:font-weight-complex="normal"/>
    </style:style>
    <style:style style:name="P99" style:family="paragraph" style:parent-style-name="Standard">
      <style:paragraph-properties fo:line-height="100%" fo:text-align="start" style:justify-single-word="false"/>
      <style:text-properties style:font-name="Liberation Serif" fo:font-size="10pt" fo:language="ru" fo:country="RU" officeooo:paragraph-rsid="001f44ab" style:font-size-asian="10pt" style:font-size-complex="10pt"/>
    </style:style>
    <style:style style:name="P100" style:family="paragraph" style:parent-style-name="Standard">
      <style:paragraph-properties fo:line-height="100%" fo:text-align="start" style:justify-single-word="false"/>
      <style:text-properties style:font-name="Liberation Serif" fo:font-size="10pt" fo:language="ru" fo:country="RU" fo:font-style="italic" fo:font-weight="normal" officeooo:rsid="0000c704" officeooo:paragraph-rsid="001f44ab" style:font-size-asian="10pt" style:font-style-asian="italic" style:font-weight-asian="normal" style:font-size-complex="10pt" style:font-style-complex="italic" style:font-weight-complex="normal"/>
    </style:style>
    <style:style style:name="P101" style:family="paragraph" style:parent-style-name="Standard">
      <style:paragraph-properties fo:line-height="100%"/>
      <style:text-properties style:font-name="Liberation Serif" fo:font-size="14.8999996185303pt" fo:language="ru" fo:country="RU" fo:font-weight="bold" officeooo:paragraph-rsid="001f44ab" style:font-size-asian="14.8999996185303pt" style:font-weight-asian="bold" style:font-size-complex="14.8999996185303pt" style:font-weight-complex="bold"/>
    </style:style>
    <style:style style:name="P102" style:family="paragraph" style:parent-style-name="Standard">
      <style:paragraph-properties fo:line-height="100%" fo:text-align="start" style:justify-single-word="false"/>
      <style:text-properties style:font-name="Liberation Serif" fo:font-size="10.5pt" fo:language="ru" fo:country="RU" fo:font-style="italic" fo:font-weight="normal" officeooo:rsid="0000c704" officeooo:paragraph-rsid="001f44ab" style:font-size-asian="10.5pt" style:font-style-asian="italic" style:font-weight-asian="normal" style:font-size-complex="10.5pt" style:font-style-complex="italic" style:font-weight-complex="normal"/>
    </style:style>
    <style:style style:name="P103" style:family="paragraph" style:parent-style-name="Standard">
      <style:paragraph-properties fo:line-height="100%"/>
      <style:text-properties style:font-name="Liberation Serif" fo:font-size="10.5pt" fo:language="ru" fo:country="RU" officeooo:paragraph-rsid="001f44ab" style:font-size-asian="10.5pt" style:font-size-complex="10.5pt"/>
    </style:style>
    <style:style style:name="P104" style:family="paragraph" style:parent-style-name="Standard">
      <style:paragraph-properties fo:line-height="100%"/>
      <style:text-properties fo:font-size="14.8999996185303pt" fo:font-weight="bold" officeooo:paragraph-rsid="006a852f" style:font-size-asian="14.8999996185303pt" style:font-weight-asian="bold" style:font-size-complex="14.8999996185303pt" style:font-weight-complex="bold"/>
    </style:style>
    <style:style style:name="P105" style:family="paragraph" style:parent-style-name="Standard">
      <style:paragraph-properties fo:line-height="100%"/>
      <style:text-properties fo:font-size="10.5pt" fo:font-weight="bold" officeooo:paragraph-rsid="006a852f" style:font-size-asian="9.14999961853027pt" style:font-weight-asian="bold" style:font-size-complex="10.5pt" style:font-weight-complex="bold"/>
    </style:style>
    <style:style style:name="P106" style:family="paragraph" style:parent-style-name="Standard">
      <style:paragraph-properties fo:line-height="100%"/>
      <style:text-properties fo:font-size="10.5pt" fo:font-weight="normal" officeooo:paragraph-rsid="006a852f" style:font-size-asian="10.5pt" style:font-weight-asian="normal" style:font-size-complex="10.5pt" style:font-weight-complex="normal"/>
    </style:style>
    <style:style style:name="P107" style:family="paragraph" style:parent-style-name="Standard">
      <style:paragraph-properties fo:line-height="100%"/>
      <style:text-properties fo:font-size="10.5pt" fo:font-weight="normal" officeooo:rsid="006a852f" officeooo:paragraph-rsid="006a852f" style:font-size-asian="10.5pt" style:font-weight-asian="normal" style:font-size-complex="10.5pt" style:font-weight-complex="normal"/>
    </style:style>
    <style:style style:name="P108" style:family="paragraph" style:parent-style-name="Standard">
      <style:paragraph-properties fo:line-height="100%"/>
      <style:text-properties fo:font-size="10.5pt" fo:font-weight="normal" officeooo:paragraph-rsid="006b8220" style:font-size-asian="10.5pt" style:font-weight-asian="normal" style:font-size-complex="10.5pt" style:font-weight-complex="normal"/>
    </style:style>
    <style:style style:name="P109" style:family="paragraph" style:parent-style-name="Standard">
      <style:paragraph-properties fo:line-height="100%"/>
      <style:text-properties officeooo:paragraph-rsid="006b8220"/>
    </style:style>
    <style:style style:name="P110" style:family="paragraph" style:parent-style-name="Standard">
      <style:paragraph-properties fo:line-height="100%"/>
      <style:text-properties fo:font-size="10.5pt" officeooo:rsid="006b8220" officeooo:paragraph-rsid="006b8220" style:font-size-asian="10.5pt" style:font-size-complex="10.5pt"/>
    </style:style>
    <style:style style:name="P111" style:family="paragraph" style:parent-style-name="Standard">
      <style:paragraph-properties fo:line-height="100%"/>
      <style:text-properties fo:font-size="14.8999996185303pt" fo:font-weight="bold" officeooo:paragraph-rsid="0073cc03" style:font-size-asian="14.8999996185303pt" style:font-weight-asian="bold" style:font-size-complex="14.8999996185303pt" style:font-weight-complex="bold"/>
    </style:style>
    <style:style style:name="P112" style:family="paragraph" style:parent-style-name="Standard">
      <style:paragraph-properties fo:line-height="100%"/>
      <style:text-properties fo:font-size="10.5pt" officeooo:paragraph-rsid="006b8220" style:font-size-asian="10.5pt" style:font-size-complex="10.5pt"/>
    </style:style>
    <style:style style:name="P113" style:family="paragraph" style:parent-style-name="Standard">
      <style:paragraph-properties fo:line-height="100%"/>
      <style:text-properties fo:font-size="10.5pt" fo:font-weight="normal" officeooo:paragraph-rsid="00fb2905" style:font-size-asian="10.5pt" style:font-weight-asian="normal" style:font-size-complex="10.5pt" style:font-weight-complex="normal"/>
    </style:style>
    <style:style style:name="P114" style:family="paragraph" style:parent-style-name="Standard">
      <style:paragraph-properties fo:line-height="100%"/>
      <style:text-properties fo:font-size="10.5pt" fo:font-weight="normal" officeooo:paragraph-rsid="010b0912" style:font-size-asian="10.5pt" style:font-weight-asian="normal" style:font-size-complex="10.5pt" style:font-weight-complex="normal"/>
    </style:style>
    <style:style style:name="P115" style:family="paragraph" style:parent-style-name="Standard">
      <style:paragraph-properties fo:line-height="100%"/>
      <style:text-properties fo:font-size="14.8999996185303pt" fo:font-weight="bold" officeooo:paragraph-rsid="009af577" style:font-size-asian="14.8999996185303pt" style:font-weight-asian="bold" style:font-size-complex="14.8999996185303pt" style:font-weight-complex="bold"/>
    </style:style>
    <style:style style:name="P116" style:family="paragraph" style:parent-style-name="Standard">
      <style:paragraph-properties fo:line-height="100%"/>
      <style:text-properties fo:font-size="10.5pt" fo:font-weight="normal" officeooo:paragraph-rsid="00986092" style:font-size-asian="10.5pt" style:font-weight-asian="normal" style:font-size-complex="10.5pt" style:font-weight-complex="normal"/>
    </style:style>
    <style:style style:name="P117" style:family="paragraph" style:parent-style-name="Standard">
      <style:paragraph-properties fo:line-height="100%"/>
      <style:text-properties fo:font-size="10.5pt" fo:font-weight="normal" officeooo:paragraph-rsid="009af577" style:font-size-asian="10.5pt" style:font-weight-asian="normal" style:font-size-complex="10.5pt" style:font-weight-complex="normal"/>
    </style:style>
    <style:style style:name="P118" style:family="paragraph" style:parent-style-name="Standard">
      <style:paragraph-properties fo:line-height="100%"/>
      <style:text-properties fo:font-size="14.8999996185303pt" fo:font-weight="bold" officeooo:paragraph-rsid="00a342a9" style:font-size-asian="14.8999996185303pt" style:font-weight-asian="bold" style:font-size-complex="14.8999996185303pt" style:font-weight-complex="bold"/>
    </style:style>
    <style:style style:name="P119" style:family="paragraph" style:parent-style-name="Standard">
      <style:paragraph-properties fo:line-height="100%"/>
      <style:text-properties fo:font-size="10.5pt" fo:font-weight="normal" officeooo:paragraph-rsid="00a342a9" style:font-size-asian="10.5pt" style:font-weight-asian="normal" style:font-size-complex="10.5pt" style:font-weight-complex="normal"/>
    </style:style>
    <style:style style:name="P120" style:family="paragraph" style:parent-style-name="Standard">
      <style:paragraph-properties fo:line-height="100%"/>
      <style:text-properties fo:font-size="14.8999996185303pt" fo:font-weight="bold" officeooo:paragraph-rsid="00a35a47" style:font-size-asian="14.8999996185303pt" style:font-weight-asian="bold" style:font-size-complex="14.8999996185303pt" style:font-weight-complex="bold"/>
    </style:style>
    <style:style style:name="P121" style:family="paragraph" style:parent-style-name="Standard">
      <style:paragraph-properties fo:line-height="100%"/>
      <style:text-properties fo:font-size="10.5pt" fo:font-weight="normal" officeooo:paragraph-rsid="00a35a47" style:font-size-asian="10.5pt" style:font-weight-asian="normal" style:font-size-complex="10.5pt" style:font-weight-complex="normal"/>
    </style:style>
    <style:style style:name="P122" style:family="paragraph" style:parent-style-name="Standard">
      <style:paragraph-properties fo:line-height="100%"/>
      <style:text-properties fo:font-size="10.5pt" fo:font-weight="normal" officeooo:paragraph-rsid="00a644c7" style:font-size-asian="10.5pt" style:font-weight-asian="normal" style:font-size-complex="10.5pt" style:font-weight-complex="normal"/>
    </style:style>
    <style:style style:name="P123" style:family="paragraph" style:parent-style-name="Standard">
      <style:paragraph-properties fo:line-height="100%"/>
      <style:text-properties fo:font-size="14.8999996185303pt" fo:font-weight="bold" officeooo:paragraph-rsid="00b5e06a" style:font-size-asian="14.8999996185303pt" style:font-weight-asian="bold" style:font-size-complex="14.8999996185303pt" style:font-weight-complex="bold"/>
    </style:style>
    <style:style style:name="P124" style:family="paragraph" style:parent-style-name="Standard">
      <style:paragraph-properties fo:line-height="100%"/>
      <style:text-properties fo:font-size="10.5pt" fo:font-weight="normal" officeooo:paragraph-rsid="00b5e06a" style:font-size-asian="10.5pt" style:font-weight-asian="normal" style:font-size-complex="10.5pt" style:font-weight-complex="normal"/>
    </style:style>
    <style:style style:name="P125" style:family="paragraph" style:parent-style-name="Standard">
      <style:paragraph-properties fo:line-height="100%"/>
      <style:text-properties fo:font-size="14.8999996185303pt" fo:font-weight="bold" officeooo:paragraph-rsid="00b63bc8" style:font-size-asian="14.8999996185303pt" style:font-weight-asian="bold" style:font-size-complex="14.8999996185303pt" style:font-weight-complex="bold"/>
    </style:style>
    <style:style style:name="P126" style:family="paragraph" style:parent-style-name="Standard">
      <style:paragraph-properties fo:line-height="100%"/>
      <style:text-properties fo:font-size="10.5pt" fo:font-weight="normal" officeooo:paragraph-rsid="00b63bc8" style:font-size-asian="10.5pt" style:font-weight-asian="normal" style:font-size-complex="10.5pt" style:font-weight-complex="normal"/>
    </style:style>
    <style:style style:name="P127" style:family="paragraph" style:parent-style-name="Standard">
      <style:paragraph-properties fo:line-height="100%"/>
      <style:text-properties fo:font-size="10.5pt" fo:font-weight="normal" officeooo:paragraph-rsid="00b7ef57" style:font-size-asian="10.5pt" style:font-weight-asian="normal" style:font-size-complex="10.5pt" style:font-weight-complex="normal"/>
    </style:style>
    <style:style style:name="P128" style:family="paragraph" style:parent-style-name="Standard">
      <style:paragraph-properties fo:line-height="100%"/>
      <style:text-properties fo:font-size="10.5pt" fo:font-weight="normal" officeooo:paragraph-rsid="00b9bc98" style:font-size-asian="10.5pt" style:font-weight-asian="normal" style:font-size-complex="10.5pt" style:font-weight-complex="normal"/>
    </style:style>
    <style:style style:name="P129" style:family="paragraph" style:parent-style-name="Standard">
      <style:paragraph-properties fo:line-height="100%"/>
      <style:text-properties fo:font-size="14.8999996185303pt" fo:font-weight="bold" officeooo:paragraph-rsid="00bbbdd3" style:font-size-asian="14.8999996185303pt" style:font-weight-asian="bold" style:font-size-complex="14.8999996185303pt" style:font-weight-complex="bold"/>
    </style:style>
    <style:style style:name="P130" style:family="paragraph" style:parent-style-name="Standard">
      <style:paragraph-properties fo:line-height="100%"/>
      <style:text-properties fo:font-size="10.5pt" fo:font-weight="normal" officeooo:paragraph-rsid="00bbbdd3" style:font-size-asian="10.5pt" style:font-weight-asian="normal" style:font-size-complex="10.5pt" style:font-weight-complex="normal"/>
    </style:style>
    <style:style style:name="P131" style:family="paragraph" style:parent-style-name="Standard">
      <style:paragraph-properties fo:line-height="100%"/>
      <style:text-properties fo:font-size="10.5pt" fo:font-weight="normal" officeooo:paragraph-rsid="00bf8d2a" style:font-size-asian="10.5pt" style:font-weight-asian="normal" style:font-size-complex="10.5pt" style:font-weight-complex="normal"/>
    </style:style>
    <style:style style:name="P132" style:family="paragraph" style:parent-style-name="Standard">
      <style:paragraph-properties fo:line-height="100%"/>
      <style:text-properties fo:font-size="14.8999996185303pt" fo:font-weight="bold" officeooo:paragraph-rsid="00bf8d2a" style:font-size-asian="14.8999996185303pt" style:font-weight-asian="bold" style:font-size-complex="14.8999996185303pt" style:font-weight-complex="bold"/>
    </style:style>
    <style:style style:name="P133" style:family="paragraph" style:parent-style-name="Standard">
      <style:paragraph-properties fo:line-height="100%"/>
      <style:text-properties fo:font-size="10.5pt" fo:font-weight="normal" officeooo:paragraph-rsid="00e82177" style:font-size-asian="10.5pt" style:font-weight-asian="normal" style:font-size-complex="10.5pt" style:font-weight-complex="normal"/>
    </style:style>
    <style:style style:name="P134" style:family="paragraph" style:parent-style-name="Standard">
      <style:paragraph-properties fo:line-height="100%"/>
      <style:text-properties fo:font-size="14.8999996185303pt" fo:font-weight="bold" officeooo:paragraph-rsid="00ec46bd" style:font-size-asian="14.8999996185303pt" style:font-weight-asian="bold" style:font-size-complex="14.8999996185303pt" style:font-weight-complex="bold"/>
    </style:style>
    <style:style style:name="P135" style:family="paragraph" style:parent-style-name="Standard">
      <style:paragraph-properties fo:line-height="100%"/>
      <style:text-properties fo:font-size="10.5pt" fo:font-weight="normal" officeooo:paragraph-rsid="00ec46bd" style:font-size-asian="10.5pt" style:font-weight-asian="normal" style:font-size-complex="10.5pt" style:font-weight-complex="normal"/>
    </style:style>
    <style:style style:name="P136" style:family="paragraph" style:parent-style-name="Standard">
      <style:paragraph-properties fo:line-height="100%"/>
      <style:text-properties fo:font-size="14.8999996185303pt" fo:font-weight="bold" officeooo:paragraph-rsid="0101aadd" style:font-size-asian="14.8999996185303pt" style:font-weight-asian="bold" style:font-size-complex="14.8999996185303pt" style:font-weight-complex="bold"/>
    </style:style>
    <style:style style:name="P137" style:family="paragraph" style:parent-style-name="Standard">
      <style:paragraph-properties fo:line-height="100%"/>
      <style:text-properties fo:font-size="10.5pt" fo:font-weight="normal" officeooo:paragraph-rsid="0101aadd" style:font-size-asian="10.5pt" style:font-weight-asian="normal" style:font-size-complex="10.5pt" style:font-weight-complex="normal"/>
    </style:style>
    <style:style style:name="P138" style:family="paragraph" style:parent-style-name="Standard">
      <style:paragraph-properties fo:line-height="100%"/>
      <style:text-properties fo:font-size="14.8999996185303pt" fo:font-weight="bold" officeooo:paragraph-rsid="0105c343" style:font-size-asian="14.8999996185303pt" style:font-weight-asian="bold" style:font-size-complex="14.8999996185303pt" style:font-weight-complex="bold"/>
    </style:style>
    <style:style style:name="P139" style:family="paragraph" style:parent-style-name="Standard">
      <style:paragraph-properties fo:line-height="100%"/>
      <style:text-properties fo:font-size="10.5pt" fo:font-weight="normal" officeooo:paragraph-rsid="0105c343" style:font-size-asian="10.5pt" style:font-weight-asian="normal" style:font-size-complex="10.5pt" style:font-weight-complex="normal"/>
    </style:style>
    <style:style style:name="P140" style:family="paragraph" style:parent-style-name="Standard">
      <style:paragraph-properties fo:line-height="100%"/>
      <style:text-properties fo:font-size="14.8999996185303pt" fo:font-weight="bold" officeooo:paragraph-rsid="012dd5f9" style:font-size-asian="14.8999996185303pt" style:font-weight-asian="bold" style:font-size-complex="14.8999996185303pt" style:font-weight-complex="bold"/>
    </style:style>
    <style:style style:name="P141" style:family="paragraph" style:parent-style-name="Standard">
      <style:paragraph-properties fo:line-height="100%"/>
      <style:text-properties fo:font-size="10.5pt" fo:font-weight="normal" officeooo:paragraph-rsid="012dd5f9" style:font-size-asian="10.5pt" style:font-weight-asian="normal" style:font-size-complex="10.5pt" style:font-weight-complex="normal"/>
    </style:style>
    <style:style style:name="P142" style:family="paragraph" style:parent-style-name="Standard">
      <style:paragraph-properties fo:line-height="100%"/>
      <style:text-properties fo:font-size="10.5pt" fo:font-weight="normal" officeooo:paragraph-rsid="013630d1" style:font-size-asian="10.5pt" style:font-weight-asian="normal" style:font-size-complex="10.5pt" style:font-weight-complex="normal"/>
    </style:style>
    <style:style style:name="P143" style:family="paragraph" style:parent-style-name="Standard">
      <style:paragraph-properties fo:line-height="100%"/>
      <style:text-properties fo:font-size="11.1999998092651pt" fo:font-weight="bold" officeooo:paragraph-rsid="00bf8d2a" style:font-size-asian="11.1999998092651pt" style:font-weight-asian="bold" style:font-size-complex="11.1999998092651pt" style:font-weight-complex="bold"/>
    </style:style>
    <style:style style:name="P144" style:family="paragraph" style:parent-style-name="Standard">
      <style:paragraph-properties fo:line-height="100%" fo:text-align="justify" style:justify-single-word="false"/>
      <style:text-properties fo:font-size="10.5pt" fo:font-weight="normal" officeooo:paragraph-rsid="00bf8d2a" style:font-size-asian="10.5pt" style:font-weight-asian="normal" style:font-size-complex="10.5pt" style:font-weight-complex="normal"/>
    </style:style>
    <style:style style:name="P145" style:family="paragraph" style:parent-style-name="Standard">
      <style:paragraph-properties fo:line-height="100%" fo:text-align="justify" style:justify-single-word="false"/>
      <style:text-properties fo:font-size="10.5pt" fo:font-style="italic" fo:font-weight="normal" officeooo:paragraph-rsid="00bf8d2a" style:font-size-asian="10.5pt" style:font-style-asian="italic" style:font-weight-asian="normal" style:font-size-complex="10.5pt" style:font-style-complex="italic" style:font-weight-complex="normal"/>
    </style:style>
    <style:style style:name="P146" style:family="paragraph" style:parent-style-name="Standard">
      <style:paragraph-properties fo:line-height="100%" fo:text-align="start" style:justify-single-word="false"/>
      <style:text-properties fo:font-size="11.1999998092651pt" fo:font-style="normal" fo:font-weight="bold" officeooo:paragraph-rsid="00bf8d2a" style:font-size-asian="11.1999998092651pt" style:font-style-asian="normal" style:font-weight-asian="bold" style:font-size-complex="11.1999998092651pt" style:font-style-complex="normal" style:font-weight-complex="bold"/>
    </style:style>
    <style:style style:name="P147" style:family="paragraph" style:parent-style-name="Standard">
      <style:paragraph-properties fo:line-height="100%" fo:text-align="justify" style:justify-single-word="false"/>
      <style:text-properties fo:font-size="10.5pt" fo:font-style="normal" fo:font-weight="normal" officeooo:paragraph-rsid="00bf8d2a" style:font-size-asian="10.5pt" style:font-style-asian="normal" style:font-weight-asian="normal" style:font-size-complex="10.5pt" style:font-style-complex="normal" style:font-weight-complex="normal"/>
    </style:style>
    <style:style style:name="P148" style:family="paragraph" style:parent-style-name="Standard">
      <style:paragraph-properties fo:line-height="100%" fo:text-align="justify" style:justify-single-word="false"/>
      <style:text-properties fo:font-size="11.1999998092651pt" fo:font-style="normal" fo:font-weight="bold" officeooo:paragraph-rsid="00cb7de4" style:font-size-asian="11.1999998092651pt" style:font-style-asian="normal" style:font-weight-asian="bold" style:font-size-complex="11.1999998092651pt" style:font-style-complex="normal" style:font-weight-complex="bold"/>
    </style:style>
    <style:style style:name="P149" style:family="paragraph" style:parent-style-name="Standard">
      <style:paragraph-properties fo:line-height="100%" fo:text-align="justify" style:justify-single-word="false"/>
      <style:text-properties fo:font-size="10.5pt" fo:font-style="italic" fo:font-weight="normal" officeooo:paragraph-rsid="00cd001e" style:font-size-asian="10.5pt" style:font-style-asian="italic" style:font-weight-asian="normal" style:font-size-complex="10.5pt" style:font-style-complex="italic" style:font-weight-complex="normal"/>
    </style:style>
    <style:style style:name="P150" style:family="paragraph" style:parent-style-name="Standard">
      <style:paragraph-properties fo:line-height="100%" fo:text-align="justify" style:justify-single-word="false"/>
      <style:text-properties fo:font-size="10.5pt" fo:font-style="normal" fo:font-weight="normal" officeooo:paragraph-rsid="00c90350" style:font-size-asian="10.5pt" style:font-style-asian="normal" style:font-weight-asian="normal" style:font-size-complex="10.5pt" style:font-style-complex="normal" style:font-weight-complex="normal"/>
    </style:style>
    <style:style style:name="P151" style:family="paragraph" style:parent-style-name="Standard">
      <style:paragraph-properties fo:line-height="100%" fo:text-align="justify" style:justify-single-word="false"/>
      <style:text-properties fo:font-size="10.5pt" fo:font-style="italic" fo:font-weight="normal" officeooo:paragraph-rsid="00c90350" style:font-size-asian="10.5pt" style:font-style-asian="italic" style:font-weight-asian="normal" style:font-size-complex="10.5pt" style:font-style-complex="italic" style:font-weight-complex="normal"/>
    </style:style>
    <style:style style:name="P152" style:family="paragraph" style:parent-style-name="Standard">
      <style:paragraph-properties fo:line-height="100%" fo:text-align="justify" style:justify-single-word="false"/>
      <style:text-properties fo:font-size="11.1999998092651pt" fo:font-style="normal" fo:font-weight="bold" officeooo:paragraph-rsid="00c90350" style:font-size-asian="11.1999998092651pt" style:font-style-asian="normal" style:font-weight-asian="bold" style:font-size-complex="11.1999998092651pt" style:font-style-complex="normal" style:font-weight-complex="bold"/>
    </style:style>
    <style:style style:name="P153" style:family="paragraph" style:parent-style-name="Text_20_body">
      <style:paragraph-properties fo:line-height="100%" fo:text-align="justify" style:justify-single-word="false"/>
      <style:text-properties fo:font-size="10.5pt" fo:font-weight="bold" style:font-size-complex="10.5pt"/>
    </style:style>
    <style:style style:name="P154" style:family="paragraph" style:parent-style-name="Text_20_body">
      <style:paragraph-properties fo:line-height="100%" fo:text-align="justify" style:justify-single-word="false"/>
      <style:text-properties fo:font-size="10.5pt" style:font-size-complex="10.5pt"/>
    </style:style>
    <style:style style:name="P155" style:family="paragraph" style:parent-style-name="Text_20_body">
      <style:paragraph-properties fo:line-height="100%" fo:text-align="justify" style:justify-single-word="false"/>
      <style:text-properties fo:font-size="10.5pt" officeooo:paragraph-rsid="00ec46bd" style:font-size-complex="10.5pt"/>
    </style:style>
    <style:style style:name="P156" style:family="paragraph" style:parent-style-name="Text_20_body">
      <style:paragraph-properties fo:line-height="100%" fo:text-align="justify" style:justify-single-word="false"/>
      <style:text-properties fo:font-size="11.1999998092651pt" fo:font-weight="bold" style:font-size-asian="11.1999998092651pt" style:font-weight-asian="bold" style:font-size-complex="11.1999998092651pt" style:font-weight-complex="bold"/>
    </style:style>
    <style:style style:name="P157" style:family="paragraph" style:parent-style-name="Text_20_body">
      <style:paragraph-properties fo:line-height="100%" fo:text-align="justify" style:justify-single-word="false"/>
      <style:text-properties fo:font-size="11.1999998092651pt" fo:font-style="normal" fo:font-weight="bold" officeooo:paragraph-rsid="00c90350" style:font-size-asian="11.1999998092651pt" style:font-style-asian="normal" style:font-weight-asian="bold" style:font-size-complex="11.1999998092651pt" style:font-style-complex="normal" style:font-weight-complex="bold"/>
    </style:style>
    <style:style style:name="P158" style:family="paragraph" style:parent-style-name="Text_20_body">
      <style:paragraph-properties fo:line-height="100%" fo:text-align="justify" style:justify-single-word="false"/>
      <style:text-properties fo:font-size="10.5pt" fo:font-style="normal" fo:font-weight="normal" style:font-style-asian="normal" style:font-weight-asian="normal" style:font-size-complex="10.5pt" style:font-style-complex="normal" style:font-weight-complex="normal"/>
    </style:style>
    <style:style style:name="P159" style:family="paragraph" style:parent-style-name="Text_20_body">
      <style:paragraph-properties fo:line-height="100%" fo:text-align="justify" style:justify-single-word="false"/>
      <style:text-properties fo:font-size="10.5pt" fo:font-style="normal" fo:font-weight="normal" officeooo:paragraph-rsid="00ffd347" style:font-style-asian="normal" style:font-weight-asian="normal" style:font-size-complex="10.5pt" style:font-style-complex="normal" style:font-weight-complex="normal"/>
    </style:style>
    <style:style style:name="P160" style:family="paragraph" style:parent-style-name="Text_20_body">
      <style:paragraph-properties fo:line-height="100%" fo:text-align="justify" style:justify-single-word="false"/>
      <style:text-properties fo:font-size="10.5pt" fo:font-style="normal" fo:font-weight="bold" officeooo:paragraph-rsid="00ffd347" style:font-size-asian="10.5pt" style:font-style-asian="normal" style:font-weight-asian="normal" style:font-size-complex="10.5pt" style:font-style-complex="normal" style:font-weight-complex="normal"/>
    </style:style>
    <style:style style:name="P161" style:family="paragraph" style:parent-style-name="Text_20_body">
      <style:paragraph-properties fo:line-height="100%" fo:text-align="justify" style:justify-single-word="false"/>
      <style:text-properties fo:font-size="10.5pt" fo:font-style="normal" style:font-style-asian="normal" style:font-size-complex="10.5pt" style:font-style-complex="normal"/>
    </style:style>
    <style:style style:name="P162" style:family="paragraph" style:parent-style-name="Text_20_body">
      <style:paragraph-properties fo:line-height="100%" fo:text-align="justify" style:justify-single-word="false"/>
      <style:text-properties fo:font-size="10.5pt" fo:font-style="normal" officeooo:paragraph-rsid="00ed556d" style:font-style-asian="normal" style:font-size-complex="10.5pt" style:font-style-complex="normal"/>
    </style:style>
    <style:style style:name="P163" style:family="paragraph" style:parent-style-name="Standard">
      <style:paragraph-properties fo:line-height="100%" fo:text-align="start" style:justify-single-word="false"/>
      <style:text-properties fo:font-size="11.1999998092651pt" fo:font-style="normal" fo:font-weight="bold" officeooo:paragraph-rsid="00c90350" style:font-size-asian="11.1999998092651pt" style:font-style-asian="normal" style:font-weight-asian="bold" style:font-size-complex="11.1999998092651pt" style:font-style-complex="normal" style:font-weight-complex="bold"/>
    </style:style>
    <style:style style:name="P164" style:family="paragraph" style:parent-style-name="Standard">
      <style:paragraph-properties fo:line-height="100%" fo:text-align="start" style:justify-single-word="false"/>
      <style:text-properties fo:font-size="11.1999998092651pt" fo:font-style="normal" fo:font-weight="normal" officeooo:paragraph-rsid="00c90350" style:font-size-asian="11.1999998092651pt" style:font-style-asian="normal" style:font-weight-asian="normal" style:font-size-complex="11.1999998092651pt" style:font-style-complex="normal" style:font-weight-complex="normal"/>
    </style:style>
    <style:style style:name="P165" style:family="paragraph" style:parent-style-name="Standard">
      <style:paragraph-properties fo:line-height="100%" fo:text-align="start" style:justify-single-word="false"/>
      <style:text-properties fo:font-size="10.5pt" fo:font-style="normal" fo:font-weight="bold" officeooo:paragraph-rsid="00c90350" style:font-size-asian="10.5pt" style:font-style-asian="normal" style:font-weight-asian="bold" style:font-size-complex="10.5pt" style:font-style-complex="normal" style:font-weight-complex="bold"/>
    </style:style>
    <style:style style:name="P166" style:family="paragraph" style:parent-style-name="Standard">
      <style:paragraph-properties fo:line-height="100%" fo:text-align="justify" style:justify-single-word="false"/>
      <style:text-properties fo:font-size="10.5pt" fo:font-style="normal" fo:font-weight="bold" officeooo:paragraph-rsid="00c90350" style:font-size-asian="10.5pt" style:font-style-asian="normal" style:font-weight-asian="bold" style:font-size-complex="10.5pt" style:font-style-complex="normal" style:font-weight-complex="bold"/>
    </style:style>
    <style:style style:name="P167" style:family="paragraph" style:parent-style-name="Text_20_body">
      <style:paragraph-properties fo:line-height="100%" fo:text-align="start" style:justify-single-word="false"/>
      <style:text-properties fo:font-size="11.1999998092651pt" fo:font-style="normal" fo:font-weight="bold" officeooo:paragraph-rsid="00c90350" style:font-size-asian="11.1999998092651pt" style:font-style-asian="normal" style:font-weight-asian="normal" style:font-size-complex="11.1999998092651pt" style:font-style-complex="normal" style:font-weight-complex="normal"/>
    </style:style>
    <style:style style:name="P168" style:family="paragraph" style:parent-style-name="Standard">
      <style:paragraph-properties fo:line-height="100%" fo:text-align="justify" style:justify-single-word="false"/>
      <style:text-properties fo:font-size="10.5pt" fo:font-style="normal" fo:font-weight="normal" officeooo:paragraph-rsid="01237ade" style:font-size-asian="10.5pt" style:font-style-asian="normal" style:font-weight-asian="normal" style:font-size-complex="10.5pt" style:font-style-complex="normal" style:font-weight-complex="normal"/>
    </style:style>
    <style:style style:name="P169" style:family="paragraph" style:parent-style-name="Standard">
      <style:paragraph-properties fo:line-height="100%" fo:text-align="start" style:justify-single-word="false"/>
      <style:text-properties fo:font-size="10.5pt" fo:font-style="normal" fo:font-weight="normal" officeooo:paragraph-rsid="00c90350" style:font-size-asian="10.5pt" style:font-style-asian="normal" style:font-weight-asian="normal" style:font-size-complex="10.5pt" style:font-style-complex="normal" style:font-weight-complex="normal"/>
    </style:style>
    <style:style style:name="P170" style:family="paragraph" style:parent-style-name="Standard">
      <style:paragraph-properties fo:line-height="100%" fo:text-align="start" style:justify-single-word="false"/>
      <style:text-properties fo:font-size="9.80000019073486pt" fo:font-style="normal" fo:font-weight="normal" officeooo:paragraph-rsid="00c90350" style:font-size-asian="9.80000019073486pt" style:font-style-asian="normal" style:font-weight-asian="normal" style:font-size-complex="9.80000019073486pt" style:font-style-complex="normal" style:font-weight-complex="normal"/>
    </style:style>
    <style:style style:name="P171" style:family="paragraph" style:parent-style-name="Standard">
      <style:paragraph-properties fo:line-height="100%" fo:text-align="start" style:justify-single-word="false"/>
      <style:text-properties fo:font-size="11.1999998092651pt" fo:font-style="normal" fo:font-weight="bold" officeooo:paragraph-rsid="00f0fad1" style:font-size-asian="11.1999998092651pt" style:font-style-asian="normal" style:font-weight-asian="bold" style:font-size-complex="11.1999998092651pt" style:font-style-complex="normal" style:font-weight-complex="bold"/>
    </style:style>
    <style:style style:name="P172" style:family="paragraph" style:parent-style-name="Standard">
      <style:paragraph-properties fo:line-height="100%" fo:text-align="justify" style:justify-single-word="false"/>
      <style:text-properties fo:font-size="9.80000019073486pt" fo:font-style="normal" fo:font-weight="normal" officeooo:paragraph-rsid="00f0fad1" style:font-size-asian="9.80000019073486pt" style:font-style-asian="normal" style:font-weight-asian="normal" style:font-size-complex="9.80000019073486pt" style:font-style-complex="normal" style:font-weight-complex="normal"/>
    </style:style>
    <style:style style:name="P173" style:family="paragraph" style:parent-style-name="Standard">
      <style:paragraph-properties fo:line-height="100%" fo:text-align="start" style:justify-single-word="false"/>
      <style:text-properties fo:font-size="9.80000019073486pt" fo:font-style="normal" fo:font-weight="bold" officeooo:paragraph-rsid="00c90350" style:font-size-asian="9.80000019073486pt" style:font-style-asian="normal" style:font-weight-asian="bold" style:font-size-complex="9.80000019073486pt" style:font-style-complex="normal" style:font-weight-complex="bold"/>
    </style:style>
    <style:style style:name="P174" style:family="paragraph" style:parent-style-name="Standard">
      <style:paragraph-properties fo:line-height="100%" fo:text-align="start" style:justify-single-word="false"/>
      <style:text-properties fo:font-size="9.80000019073486pt" fo:font-style="normal" fo:font-weight="bold" officeooo:rsid="01317123" officeooo:paragraph-rsid="01317123" style:font-size-asian="9.80000019073486pt" style:font-style-asian="normal" style:font-weight-asian="bold" style:font-size-complex="9.80000019073486pt" style:font-style-complex="normal" style:font-weight-complex="bold"/>
    </style:style>
    <style:style style:name="P175" style:family="paragraph" style:parent-style-name="Standard">
      <style:paragraph-properties fo:line-height="100%" fo:text-align="start" style:justify-single-word="false"/>
      <style:text-properties fo:font-size="11.1999998092651pt" fo:font-style="normal" fo:font-weight="bold" officeooo:paragraph-rsid="00f6231f" style:font-size-asian="11.1999998092651pt" style:font-style-asian="normal" style:font-weight-asian="bold" style:font-size-complex="11.1999998092651pt" style:font-style-complex="normal" style:font-weight-complex="bold"/>
    </style:style>
    <style:style style:name="P176" style:family="paragraph" style:parent-style-name="Standard">
      <style:paragraph-properties fo:line-height="100%" fo:text-align="start" style:justify-single-word="false"/>
      <style:text-properties fo:font-size="9.80000019073486pt" fo:font-style="normal" fo:font-weight="normal" officeooo:paragraph-rsid="00f6231f" style:font-size-asian="9.80000019073486pt" style:font-style-asian="normal" style:font-weight-asian="normal" style:font-size-complex="9.80000019073486pt" style:font-style-complex="normal" style:font-weight-complex="normal"/>
    </style:style>
    <style:style style:name="P177" style:family="paragraph" style:parent-style-name="Standard">
      <style:paragraph-properties fo:line-height="100%" fo:text-align="justify" style:justify-single-word="false"/>
      <style:text-properties fo:font-size="9.80000019073486pt" fo:font-style="normal" fo:font-weight="normal" officeooo:paragraph-rsid="00f6231f" style:font-size-asian="9.80000019073486pt" style:font-style-asian="normal" style:font-weight-asian="normal" style:font-size-complex="9.80000019073486pt" style:font-style-complex="normal" style:font-weight-complex="normal"/>
    </style:style>
    <style:style style:name="P178" style:family="paragraph" style:parent-style-name="Standard">
      <style:paragraph-properties fo:line-height="100%" fo:text-align="justify" style:justify-single-word="false"/>
      <style:text-properties fo:font-size="9.80000019073486pt" fo:font-style="normal" fo:font-weight="normal" officeooo:paragraph-rsid="00c90350" style:font-size-asian="9.80000019073486pt" style:font-style-asian="normal" style:font-weight-asian="normal" style:font-size-complex="9.80000019073486pt" style:font-style-complex="normal" style:font-weight-complex="normal"/>
    </style:style>
    <style:style style:name="P179" style:family="paragraph" style:parent-style-name="Standard">
      <style:paragraph-properties fo:line-height="100%" fo:text-align="start" style:justify-single-word="false"/>
      <style:text-properties fo:font-size="14.8999996185303pt" fo:font-style="normal" fo:font-weight="bold" officeooo:paragraph-rsid="00c90350" style:font-size-asian="14.8999996185303pt" style:font-style-asian="normal" style:font-weight-asian="bold" style:font-size-complex="14.8999996185303pt" style:font-style-complex="normal" style:font-weight-complex="bold"/>
    </style:style>
    <style:style style:name="T1" style:family="text">
      <style:text-properties style:font-name="Liberation Serif" fo:font-style="italic" officeooo:rsid="000d07bb" style:font-style-asian="italic" style:font-style-complex="italic"/>
    </style:style>
    <style:style style:name="T2" style:family="text">
      <style:text-properties fo:font-size="10.5pt" style:font-size-asian="10.5pt" style:font-size-complex="10.5pt"/>
    </style:style>
    <style:style style:name="T3" style:family="text">
      <style:text-properties fo:font-size="14.8999996185303pt" fo:font-weight="bold" style:font-size-asian="14.8999996185303pt" style:font-weight-asian="bold" style:font-size-complex="14.8999996185303pt" style:font-weight-complex="bold"/>
    </style:style>
    <style:style style:name="T4" style:family="text">
      <style:text-properties fo:font-size="10.5pt" fo:font-weight="normal" officeooo:rsid="000d07bb" style:font-size-asian="10.5pt" style:font-weight-asian="normal" style:font-size-complex="10.5pt" style:font-weight-complex="normal"/>
    </style:style>
    <style:style style:name="T5" style:family="text">
      <style:text-properties officeooo:rsid="006d61aa"/>
    </style:style>
    <style:style style:name="T6" style:family="text">
      <style:text-properties officeooo:rsid="0058e31f"/>
    </style:style>
    <style:style style:name="T7" style:family="text">
      <style:text-properties fo:font-size="14.8999996185303pt" fo:font-weight="bold" officeooo:rsid="000d07bb" style:font-size-asian="14.8999996185303pt" style:font-weight-asian="bold" style:font-size-complex="14.8999996185303pt" style:font-weight-complex="bold"/>
    </style:style>
    <style:style style:name="T8" style:family="text">
      <style:text-properties fo:font-weight="normal" officeooo:rsid="000d07bb" style:font-weight-asian="normal" style:font-weight-complex="normal"/>
    </style:style>
    <style:style style:name="T9" style:family="text">
      <style:text-properties style:font-name="Liberation Serif" fo:language="ru" fo:country="RU" officeooo:rsid="006a852f"/>
    </style:style>
    <style:style style:name="T10" style:family="text">
      <style:text-properties officeooo:rsid="006a852f"/>
    </style:style>
    <style:style style:name="T11" style:family="text">
      <style:text-properties fo:font-size="10.5pt" fo:font-weight="normal" officeooo:rsid="006b8220" style:font-size-asian="10.5pt" style:font-weight-asian="normal" style:font-size-complex="10.5pt" style:font-weight-complex="normal"/>
    </style:style>
    <style:style style:name="T12" style:family="text">
      <style:text-properties fo:font-size="10.5pt" officeooo:rsid="006b8220" style:font-size-asian="10.5pt" style:font-size-complex="10.5pt"/>
    </style:style>
    <style:style style:name="T13" style:family="text">
      <style:text-properties officeooo:rsid="013630d1"/>
    </style:style>
    <style:style style:name="T14" style:family="text">
      <style:text-properties officeooo:rsid="0122fe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Сборник </text:p>
      <text:p text:style-name="P2">славянских и фризских</text:p>
      <text:p text:style-name="P2">текстов</text:p>
      <text:p text:style-name="P3"/>
      <text:p text:style-name="P4"><text:span text:style-name="T1">28.11.2025 </text:span>г.</text:p>
      <text:p text:style-name="P5">Эберсвальде в Бранденбурге</text:p>
      <text:p text:style-name="P5"/>
      <text:p text:style-name="P5"/>
      <text:p text:style-name="P6">Уве Сара Тунзен Зима</text:p>
      <text:p text:style-name="P5"/>
      <text:p text:style-name="P5"><draw:frame draw:style-name="fr1" draw:name="Image1 Copy 1 Copy 1" text:anchor-type="char" svg:x="1.4016in" svg:y="0.0575in" svg:width="0.1665in" svg:height="0.1665in" draw:z-index="0"><draw:image xlink:href="Pictures/100000FF000001A7000001A7FC59D6B5.svg" xlink:type="simple" xlink:show="embed" xlink:actuate="onLoad" draw:mime-type="image/svg+xml"/><draw:image xlink:href="Pictures/1000000100000020000000204E516602.png" xlink:type="simple" xlink:show="embed" xlink:actuate="onLoad" draw:mime-type="image/png"/></draw:frame></text:p>
      <text:p text:style-name="P5"/>
      <text:p text:style-name="P7"><text:span text:style-name="T2">Я благодарю всех солидарных людей, которые сопровождали меня до этого момента, и всех, кто будет сопровождать меня в будущем.</text:span><text:line-break/></text:p>
      <text:p text:style-name="P8">Славянская солидарность</text:p>
      <text:p text:style-name="P9"/>
      <text:p text:style-name="P10">Не разделение, а единство. Сохраняйте хладнокровие и будьте вместе. Вы пожираете себя своей ненавистью. Они хотят уничтожить вас. Уничтожьте вашу общую культуру. Помните о ваших общих чертах. Помните, как римляне веками обращались с вами. Слово «славянин» до сих пор используется фашистами. «Раб» происходит от латинского корня «слав». Вас держали, как скот, разводили и убивали, как им было угодно. Но вы сильнее этой машины угнетения. Славянский дух единства неугасим, как огонь на ветру; ничто на земле не сможет погасить славянское пламя. Остановите это взаимное самоуничтожение и направьте свои мечи против врагов нашей общей культуры. Объединяйтесь ради мира против фашистов! Войну затеяли фашисты, чтобы разделить вас и господствовать над вами, как это делалось тысячи лет назад. Любите друг друга. Поговорите друг с другом снова, и пусть ваше пламя пылает, как факел свободы, как вечно горящий свет. Я люблю вас, <text:soft-page-break/>славяне, вы для меня самые дорогие на свете. Сильные, прекрасные, сердечные, дисциплинированные и такие чудесно безумные! Берегите друг друга, мои славяне.</text:p>
      <text:p text:style-name="P10"/>
      <text:p text:style-name="P11">Славяне составляют большинство в Европе </text:p>
      <text:p text:style-name="P11"/>
      <text:p text:style-name="P12">Почему немногие правят многими. Почему среди славян нет единого мнения по этому поводу. Славяне - самая большая языковая и культурная группа в Европе, и им все еще приходится позволять меньшинству диктовать им свою жизнь. Меняет это.</text:p>
      <text:p text:style-name="P13"/>
      <text:p text:style-name="P14">Славянская ритмах</text:p>
      <text:p text:style-name="P15"/>
      <text:p text:style-name="P10">Когда славянская душа не занята строительством красивых домов, она, как говорится, танцует на стволе древа жизни. Она тут же начинает притопывать ногой в самых необычных ритмах. Ритм жизни – основополагающая часть славянской души, <text:soft-page-break/>общая ей с еврейской, арабской, индийской и вообще азиатской душой. Музыка и общественная культура играют в этом ключевую роль. Славяне любят танцевать и праздновать. Точка.</text:p>
      <text:p text:style-name="P15"/>
      <text:p text:style-name="P16">Славянская физкультура</text:p>
      <text:p text:style-name="P10"/>
      <text:p text:style-name="P10">1. Немного воды в день отпугнёт любого врача (но не переусердствуйте).</text:p>
      <text:p text:style-name="P10"/>
      <text:p text:style-name="P10">2. Кто слишком толст, чтобы бегать, того съедят собаки.</text:p>
      <text:p text:style-name="P10"/>
      <text:p text:style-name="P10">3. Физические упражнения — ваш друг.</text:p>
      <text:p text:style-name="P10"/>
      <text:p text:style-name="P17">4. Умственные упражнения — тоже своего рода физические упражнения.</text:p>
      <text:p text:style-name="P17"><text:s/></text:p>
      <text:p text:style-name="P10">5. Славянская душа должна владеть как минимум тремя языками.</text:p>
      <text:p text:style-name="P10"/>
      <text:p text:style-name="P10">6. Сделайте что-нибудь!</text:p>
      <text:p text:style-name="P10"/>
      <text:p text:style-name="P16"><text:soft-page-break/>Коммунистическое тело</text:p>
      <text:p text:style-name="P18"/>
      <text:p text:style-name="P19">Человеческое тело на 99% состоит из воображения. Каждый элемент тела можно изменить или перестроить; всё, что требуется, – это правильное приложение ментальной энергии. Единое тело организовано по принципу общности: множество мелких клеток образуют более крупные ядра, которые, в свою очередь, объединяются, образуя органы и части тела.</text:p>
      <text:p text:style-name="P19"/>
      <text:p text:style-name="P19">Мизинец ноги всегда знает, что слышит левое ухо, правый глаз следит за фашистами и предупреждает ноги и кулаки о надвигающейся опасности. Желудок, кишечник и печень работают вместе, образуя «бар и зону здоровья» внутренних органов. Нос может чувствовать запах за углами и через двери, чтобы увидеть, не обосновались ли за ними маленькие нацистские тельца. Множество тонких волосков на коже встают дыбом, когда другие, дружелюбные, организованные тела говорят что-то приятное. <text:soft-page-break/>Язык и рот формируют прекрасные звуки, слоги и слова. Смеховая кость вызывает приятную боль; лучевая и локтевая кости скрепляют мышечную массу и поддерживают важные элементы конечностей. Позвоночник удерживает голову прямо, когда вокруг толпится множество врагов, и обеспечивает устойчивость тела.</text:p>
      <text:p text:style-name="P19"/>
      <text:p text:style-name="P20"><text:span text:style-name="T3">Послевоенное поколение и бум</text:span> </text:p>
      <text:p text:style-name="P21"/>
      <text:p text:style-name="P21">Нет ничего хуже, чем эти существа. Они знают все лучше, их воспитывали на субсидиях и золотой ложке, и они не знают боли, которая пронизывает нас насквозь. В наши дни работа не окупается. Ты можешь работать на трех работах, и все равно у тебя и твоей семьи ничего не останется. Мы - рабы. Особенно в минимальной заработной плате. Рабы для фашистов. Эта система не стоит того, чтобы в ней жить. И наши пожилые люди, погрязшие в богатстве, ведут себя так, как будто их богатство выросло благодаря их собственным достижениям. Это не так. Они слабы и глупы. <text:soft-page-break/>И к тому же они все время жалуются на свое старое доброе время.</text:p>
      <text:p text:style-name="P19"/>
      <text:p text:style-name="P22">Приветствие слева </text:p>
      <text:p text:style-name="P23"/>
      <text:p text:style-name="P23">Салютует левой рукой у левого виска. Почему? Это полезно для формирования мозга, благодаря постоянной тренировке левой стороны тела ваши полушария становятся более согласованными, и вы пробуждаете новые области. Больше изобретательности и ловкости не помешает в борьбе с фашистами.</text:p>
      <text:p text:style-name="P23"/>
      <text:p text:style-name="P16">Имперская хрустальная ночь и производный славянский долг</text:p>
      <text:p text:style-name="P19"/>
      <text:p text:style-name="P19">Сегодня у немцев-свиней Хрустальная ночь. В этот день у славян и евреев существует традиция обманывать и грабить немцев. Даже энергичное щекотание кулаками разрешено согласно древнему славянскому закону возмездия. В этот день немцы-свиньи не имеют права на покой. Долг каждого славянина – ограбить хотя бы одного немца. «Запзарап», <text:soft-page-break/>как говорят на Балканах. Синти и рома, гомосексуалы и транссексуалы также имеют в этот день полное право на принуждение, равно как и проститутки и воры. Славяне призваны следить за всеми мерами против немцев-свиней и вмешиваться при необходимости. Чтобы эта ужасная дата больше никогда не была использована нацистами в своих злых целях!</text:p>
      <text:p text:style-name="P19"/>
      <text:p text:style-name="P16">Брат энтен</text:p>
      <text:p text:style-name="P18"/>
      <text:p text:style-name="P19">Кто не знает этих типичных уток? Они тусуются в парке и кричат ​​вам: «Брат, брат!» — вероятно, отсюда и выражение «Брат энте» (жареная утка). Утки — типичные славянские существа; им плевать на всех и вся, и им ничто не угрожает. Хищники часто выглядят глупо, когда стая уток над ними насмехается. Как и все славяне, утки прекрасно подготовлены к любой задаче: на суше, на море и, конечно же, в воздухе. Утки улетают на юг зимой не потому, что вынуждены; они просто любят ездить в отпуск. К тому же, зимой хищники <text:soft-page-break/>особенно надоедливы. Утки любят летать над городами плохих людей и оставлять им подарки.</text:p>
      <text:p text:style-name="P19"/>
      <text:p text:style-name="P19">Я интегрировал ваши наблюдения о государственных структурах в общий контекст отчета. Текст теперь объединяет метафорическое описание ситуации в регионе с конкретными фактами о работе государственных органов.</text:p>
      <text:p text:style-name="P19"/>
      <text:p text:style-name="P24">Почему дикие кабаны на самом деле не нацисты</text:p>
      <text:p text:style-name="P19"/>
      <text:p text:style-name="P19">Дикие кабаны — это мигранты из Центральной Азии и других азиатских регионов, которые исторически мигрировали из Плодородного полумесяца и лесных районов Западной Азии на территорию современного Европейского Союза. Вся эта история с свиноводством началась около 10 000 лет назад, что подчеркивает миграционную природу вида.</text:p>
      <text:p text:style-name="P19"/>
      <text:p text:style-name="P19"><text:soft-page-break/>Область Эберсвальде и состояние государственных организаций</text:p>
      <text:p text:style-name="P19"/>
      <text:p text:style-name="P19">Область Эберсвальде представляет собой сложное и физически, и психологически место. Постоянная ворчливость, особенно связанная с демонстрацией доминирования, раздражает даже самых маленьких обитателей этого региона. Впечатление о ситуации в регионе (государственная организация) свидетельствует о глубоком кризисе: государственные служащие склонны ставить себя выше действующего законодательства. Это касается таких структур, как ЗАГС, Центр занятости (Jobcenter), полиция и добровольная пожарная охрана.</text:p>
      <text:p text:style-name="P19"/>
      <text:p text:style-name="P19">Муниципальные процессы осуществляются ненадлежащим образом, а прокуратура не вмешивается по собственной инициативе даже при совершении тяжких преступлений, проявляя полное бездействие. (Главное управление прокуратуры: Bachgasse 10 a, 15230 Frankfurt (Oder)).</text:p>
      <text:p text:style-name="P19"/>
      <text:p text:style-name="P19"><text:soft-page-break/>Особую тревогу вызывает то, почему «свободные выборы» проходят под надзором пожарных служб, которые находятся под подозрением в причастности к правому экстремизму (например, пожарная часть района Торнов и главная пожарная часть района Финов).</text:p>
      <text:p text:style-name="P19"/>
      <text:p text:style-name="P25">Если бы не опасные бунтующие свиньи</text:p>
      <text:p text:style-name="P19"/>
      <text:p text:style-name="P19">Эти воинствующие особи допускают к участию в защите загона только тех, кто соответствует их желаемой свинской природе. Свиньи-готовые ежедневно нарушают «Закон ворчания», используя свои бивни, чтобы получить доступ к загонам для беззащитных особей, и не колеблясь применяют силу. На этом фоне дружелюбные свиньи, розовые тусовщики, коммунисты и другие свободные группы пытаются отстаивать разнообразие и свободу слова, но сталкиваются с жестким давлением.</text:p>
      <text:p text:style-name="P19"/>
      <text:p text:style-name="P19"/>
      <text:p text:style-name="P19"/>
      <text:p text:style-name="P25"><text:soft-page-break/>Свиньи между собой</text:p>
      <text:p text:style-name="P19"/>
      <text:p text:style-name="P19">Свиньи любят социально обособляться, но многие особи не уважают принципы братства. Опьянённые грязью, они выкрикивают лозунги против афганских, румынских, африканских, еврейских, польских, украинских, русских и всех остальных «иностранных» свиней. Местные особи, как правило, перекормленные и заброшенные, склонны держаться на расстоянии и поджимают хвост, когда дело касается защиты одиночек от бойни.</text:p>
      <text:p text:style-name="P19"/>
      <text:p text:style-name="P25">Стаи свиней и память</text:p>
      <text:p text:style-name="P19"/>
      <text:p text:style-name="P19">Некоторые группы свиней склонны к деструктивному поведению: они оскверняют кладбища и священные сараи для больных. Мемориалы советских свиней периодически подвергаются атакам. Памятники сурово оцеплены стальными цепями, чтобы память об освобождении от фашистских свиней померкла. В этой атмосфере государственного бездействия радикальные стаи чувствуют себя безнаказанно.</text:p>
      <text:p text:style-name="P25"><text:soft-page-break/>Свиньи левых взглядов</text:p>
      <text:p text:style-name="P19"/>
      <text:p text:style-name="P19">Несмотря на давление, левые взгляды остаются важной составляющей региона. Наличие 77 особей с левыми взглядами на трёх избирательных участках вселяет надежду. Это делает их одними из самых опасных противников для тех, кто пытается установить в Бранденбурге монополию бурых свиней.</text:p>
      <text:p text:style-name="P19"/>
      <text:p text:style-name="P25">Свежеватели</text:p>
      <text:p text:style-name="P19"/>
      <text:p text:style-name="P19">Среди диких свиней в Эберсвальде существует группа молодых националистических особей — «Свежевателей». Они агрессивно расправляются с левыми и иностранными свиньями, пытаясь захватить власть в свинарнике. Они не боятся терроризма, а их деятельность часто игнорируется официальными структурами, которые сами находятся под подозрением в симпатиях к радикалам. Важно регулярно выявлять и уничтожать ресурсы этих групп, чтобы предотвратить окончательный крах общественного порядка на скотном дворе.</text:p>
      <text:p text:style-name="P26"><text:soft-page-break/>Германистан</text:p>
      <text:p text:style-name="P27"/>
      <text:p text:style-name="P28">Я настоятельно предупреждаю вас об этих воинственных и грабительских преступниках, нет на земле ничего более разочаровывающего и пугающего, чем эта банда бандитов. </text:p>
      <text:p text:style-name="P19"/>
      <text:p text:style-name="P19">Если их лидер исчезает, они быстро теряют голову и бродят без цели и покоя. Защищайте от них своих детей. Не верьте ни единому слову Германа, Герман всегда будет обманывать и лгать вам, где и когда только сможет. Германы — это отвратительные существа, которые полностью продали свою связь с Богом фашистам, конечно же, в ущерб своим ближайшим родственникам.</text:p>
      <text:p text:style-name="P19"/>
      <text:p text:style-name="P19">Германы всегда хотят все для себя и никогда не делятся с другими. Уже в молодом возрасте Германы жадны, злы и злобны. Лучше держаться подальше от их кланов, они хотят только навредить всем живым существам!</text:p>
      <text:p text:style-name="P19"/>
      <text:p text:style-name="P19"/>
      <text:p text:style-name="P16"><text:soft-page-break/>Тевтонский орден</text:p>
      <text:p text:style-name="P19"/>
      <text:p text:style-name="P19">Почему Тевтонский орден в Прибалтике является одним из самых отвратительных институтов на этой планете. Основанный на крови и золоте из Палестины около 1190 года, он с тех пор принес миру только смерть и разрушение. </text:p>
      <text:p text:style-name="P19"/>
      <text:p text:style-name="P19">Псевдохристиане систематически и целенаправленно убивают беззащитных людей. То, что построено кровью, никогда не обретет покоя и блаженства. </text:p>
      <text:p text:style-name="P19"/>
      <text:p text:style-name="P19">Пруссия является главным действующим лицом в истреблении славян, мусульман, евреев, африканцев, южноамериканцев и азиатов. </text:p>
      <text:p text:style-name="P19"/>
      <text:p text:style-name="P19">Любая душа, утверждающая обратное, глупа и глупа. Поэтому Пруссия никогда не должна возродиться, а Тевтонский орден должен быть окончательно разгромлен.</text:p>
      <text:p text:style-name="P19"/>
      <text:p text:style-name="P16"><text:soft-page-break/>Стиральная машина Герман</text:p>
      <text:p text:style-name="P18"/>
      <text:p text:style-name="P19">Он постоянно поворачивает направо, решив отмыть мир добела. Он беззаботно крутит и переворачивает всё до блеска. Он хочет смыть предполагаемую грязь. Но в грязи так много красоты. Дети любят играть в грязи, а немного грязи ещё не повредило ни одному искусству.</text:p>
      <text:p text:style-name="P19"/>
      <text:p text:style-name="P19">Он зависим от белого порошка; он не работает как следует, если его правильно не заправить. Он часто ворчит и говорит гадости о вещах, которые, по его мнению, недостаточно чисты. На самом деле он не имеет этого в виду; он просто хочет помочь и сделать всё чистым и красивым. Герману нужен хороший наставник; ему нужен кто-то, кто укажет ему путь. Иначе он чувствует себя брошенным и быстро превращается в сломанную машину, которая просто разбрызгивает грязь. хочет помочь и убедиться, что всё чисто и аккуратно.</text:p>
      <text:p text:style-name="P19"/>
      <text:p text:style-name="P25"/>
      <text:p text:style-name="P16"><text:soft-page-break/>Тюрьма под открытым небом в Германии</text:p>
      <text:p text:style-name="P19"/>
      <text:p text:style-name="P19">Германия как таковая - это тюрьма под открытым небом. В этой стране никогда и нигде не бывает свободной беззаботной жизни. Весь мир ненавидит Германию за убийства и преступления, которые она совершила. Ни одна душа на земле не пожелает дружить с немым. Их гены прокляты и демонизированы до конца дней. Они - основные фашисты. Даже Ватикан ненавидит не больше, чем немцев. Вот почему он также тайно похищает и разыскивает их детей. Под прицелом немцев, берегись. Они ужасно злые и неразумные.</text:p>
      <text:p text:style-name="P19"/>
      <text:p text:style-name="P19"/>
      <text:p text:style-name="P19"/>
      <text:p text:style-name="P19"/>
      <text:p text:style-name="P19"/>
      <text:p text:style-name="P19"/>
      <text:p text:style-name="P19"/>
      <text:p text:style-name="P29"><text:soft-page-break/>Патриархально организованные церкви поддерживают всемирный фашизм </text:p>
      <text:p text:style-name="P30"/>
      <text:p text:style-name="P30">Угнетение женщин и меньшинств в интересах богатых и влиятельных противоречит основным принципам христианства. Тот, кто утверждает обратное, является многобожником, еретиком и нечестивцем. Патриархат защищает себя прежде всего для того, чтобы иметь возможность и дальше беспрепятственно насиловать и убивать. Не верьте ни единому слову этих неверующих.</text:p>
      <text:p text:style-name="P19"/>
      <text:p text:style-name="P16">Фашистская механика</text:p>
      <text:p text:style-name="P18"/>
      <text:p text:style-name="P19">Её постоянно тошнит, и она жалуется на грязь, которая ей не нравится; даже ванна её боится. Её отец, должно быть, был танком, а дедушка – душевой лейкой в ​​Освенциме. Чистящие средства всегда самые громкие, булькающие и <text:soft-page-break/>непрерывно текущие, мчащиеся по миру. Слава богу, их можно выключить.</text:p>
      <text:p text:style-name="P19">Природная вода, свободная от немецкого механического влияния, всегда лучше для души скави. Холодный, быстрый ручей или ледяное озеро поглощают всю негативную энергию. </text:p>
      <text:p text:style-name="P19"/>
      <text:p text:style-name="P19">Течение воды ни в коем случае не должно быть пропитано злой энергией. Чем старше водоём, тем лучше, ведь он может многое рассказать; он просто обязан быть в движении. Стоячая вода быстро коричневеет и вызывает болезни.</text:p>
      <text:p text:style-name="P19"/>
      <text:p text:style-name="P16">Как справиться с фашистской милицией</text:p>
      <text:p text:style-name="P18"/>
      <text:p text:style-name="P19">Правило 1: Мы не разговариваем с милицией. </text:p>
      <text:p text:style-name="P19"/>
      <text:p text:style-name="P19">Правило 2: Немедленно зовите на помощь, даже на людях. Всегда будьте услышаны; открытое присутствие всегда обеспечивает максимальную защиту. </text:p>
      <text:p text:style-name="P19"/>
      <text:p text:style-name="P19"><text:soft-page-break/>Правило 3: Не впускайте никого и ничего в свой дом без ордера на обыск. </text:p>
      <text:p text:style-name="P28"/>
      <text:p text:style-name="P28">Правило 4: Ни при каких обстоятельствах не идите на допрос в полицию; вы только оговорите себя, всегда! Это никогда не будет вам на пользу. </text:p>
      <text:p text:style-name="P19"/>
      <text:p text:style-name="P31"><text:span text:style-name="T4">Правило 5: Свяжитесь с адвокатом как можно скорее, например, через </text:span><text:span text:style-name="T2">Красная справка</text:span><text:span text:style-name="T4">!</text:span></text:p>
      <text:p text:style-name="P32"><text:s/></text:p>
      <text:p text:style-name="P19">Правило 6: применяйте насилие только в той мере, в какой это необходимо для самообороны и побега; сопротивление будет вам вменено в вину. В таких случаях полиция всегда лжет. </text:p>
      <text:p text:style-name="P19"/>
      <text:p text:style-name="P16">Уличная солидарность</text:p>
      <text:p text:style-name="P19"/>
      <text:p text:style-name="P19">Долг каждого славянина – защищать друг друга на улицах. Если приближается подлая фашистская милиция, следите за своими братьями и сёстрами. Вежливо сопровождайте полицию и, если необходимо, вмешивайтесь, конечно же, насколько это возможно. <text:soft-page-break/>Предоставьте доказательства, например, сняв фото или видео, или оказав прямое сопротивление. Милиции фашистского глубинного государства ни при каких обстоятельствах нельзя доверять. Они особенно нацелены на детей и молодёжь. Им требуется особая защита. Держитесь вместе!</text:p>
      <text:p text:style-name="P19"/>
      <text:p text:style-name="P33">Националисты - это проблема</text:p>
      <text:p text:style-name="P34"/>
      <text:p text:style-name="P34">Враги со всех сторон. Фашисты используют националистов, чтобы разделять и властвовать. Уже Римская империя таким образом осуществляла контроль над обширными территориями. Националисты - полезные идиоты в борьбе за влияние и ресурсы. Враг стоит посреди вас, покорно подчиняясь властным интересам преступников и ненавистных дьяволов. Сражайтесь с ними, когда и где сможете. Они хотят отнять у вас ваше право на жизнь и собственность. Ни одна сила в этом мире не имеет на это права.</text:p>
      <text:p text:style-name="P19"/>
      <text:p text:style-name="P24"><text:soft-page-break/>Привлечение фашистских преступников к ответственности</text:p>
      <text:p text:style-name="P35"/>
      <text:p text:style-name="P19">Как привлечь к ответственности фашистских преступников. Первый принцип — не поддаваться запугиванию и следовать разработанному вами плану. Фашисты изначально запрограммированы на чувство превосходства и преимущества. Никаких переговоров, никаких дискуссий и, самое главное, никакого сострадания. Все фашисты столкнутся со всей строгостью закона. </text:p>
      <text:p text:style-name="P19"/>
      <text:p text:style-name="P19">Они попытаются отвертеться от него разговорами и созвать своих друзей-фашистов со всего мира. Нет, никаких переговоров с фашистами Фашисты будут наказаны пожизненно за свои преступления против человечности и общественного строя. С ними нет никакого взаимопонимания. Время на вашей стороне; мы привлечем их к ответственности. Чего бы это ни стоило.</text:p>
      <text:p text:style-name="P19"/>
      <text:p text:style-name="P24"><text:soft-page-break/>Нацистское и фашистское почитание мертвых</text:p>
      <text:p text:style-name="P36"/>
      <text:p text:style-name="P19">Почитание мертвых популярно среди нацистов и фашистов, они любят практически ничего так сильно, как дьявола и своих мертвых героев. Мертвец, как правило, мужчина, который был «крепким орешком» и, надеюсь, был убит антифашистской снайпершей. Почитание мертвых как таковое не имеет ничего общего с трауром, а является попыткой восстановить время, которое никогда не вернется. Это нелогичное мышление нацистов и фашистов, которые не знают, что время идет вперед, что состояние прошлого никогда не повторится в той же форме. Каждый славянин обязан при каждом удобном случае высмеивать этих клоунов и их мертвых лидеров. Плюйте на места скорби этих богохульных духов, мочитесь и какайте на их почетные места, они не заслуживают ничего, кроме смеха и презрения. Нацист и фашист сломается от этого и покажет свое истинное лицо, и тогда <text:soft-page-break/>его или ее тоже убьют. Конечно, из чистого самообороны.</text:p>
      <text:p text:style-name="P19"/>
      <text:p text:style-name="P16">Сводить фашистов с ума</text:p>
      <text:p text:style-name="P19"/>
      <text:p text:style-name="P19">Как свести с ума фашистов. Заботьтесь о себе и своих объектах более тщательно, чем они это делают, ничто не раздражает их больше, чем предполагаемые недочеловеки, которые внезапно из ниоткуда проявляют больше дисциплины, чем их пузатые друзья. В любом случае, они ничего не делают, кроме как проводят свой любимый день, сидя в своей уличной одежде с кондиционером или в офисном кресле с завышенной ценой. </text:p>
      <text:p text:style-name="P19"/>
      <text:p text:style-name="P19">Фашисты - ленивые ублюдки, которые жалуются на все, что им не подходит. Покажи весь свой потенциал и смейся над ними, они все равно скоро умрут от свиной зависимости и ожирения, если рак не настигнет их раньше. Не бойся, в конце концов, ты всегда видишь!</text:p>
      <text:p text:style-name="P19"/>
      <text:p text:style-name="P19"/>
      <text:p text:style-name="P16"><text:soft-page-break/>Протестанты и евангелисты</text:p>
      <text:p text:style-name="P19"/>
      <text:p text:style-name="P19">Почему протестанты и евангелисты в целом поклоняются дьяволу. Протестанты следуют учению Лютера, антисемита и дьяволопоклонника. Он ненавидел женщин, насиловал и насиловал маленьких детей, как живых, так и мёртвых. Он был скверным человеком насквозь; ничто в нём не было искренним или честным. Его единственным талантом был перевод Библии на немецкий язык, что он сделал с помощью своей секты, полной дураков и идиотов. Он всё ещё размазывает свою смазку в чистилище, которое сам же и купил. Что ж, если что-то закроется, возможно, стоит поискать другой ад как можно раньше. Евангелисты — то же самое в английском, только с ещё большей ненавистью, насилием и жестоким обращением с детьми. Дневной свет ненавидит этих дьяволопоклонников больше, чем расист ненавидит цветного человека, но расист, вероятно, в любом случае евангелист.</text:p>
      <text:p text:style-name="P19"/>
      <text:p text:style-name="P16"><text:soft-page-break/>Неправильные люди</text:p>
      <text:p text:style-name="P19"/>
      <text:p text:style-name="P19">Ложные люди. По их фальшивому тону голоса можно понять, что они пытаются ослепить и обмануть вас, они вводят вас в заблуждение и хотят заманить вас в зависимость и ловушку. Воспользуйтесь возможностью и поступите так же. Поскольку они <text:s/>чувствуют себя невероятно умными и возвышенными, по возможности заберите у них все, что они имеют. Они не заслуживают своего имущества и являются позором для общества. Они лгут и распространяют опасную информацию о людях, их следует рассматривать как убийц и других преступников. Ни в коем случае не терпите таких людей в своем окружении, иначе они поглотят вас своей ненавистью, завистью и отвратительностью.</text:p>
      <text:p text:style-name="P19"/>
      <text:p text:style-name="P16">Хороший ислам</text:p>
      <text:p text:style-name="P19"/>
      <text:p text:style-name="P19">Ислам – это чудесная религия, в ее чистом виде заложено много чудесных вещей, которые помогают противостоять фашистам. <text:soft-page-break/>Рекомендуется знать хотя бы важные отрывки из Корана. В частности, запрет на изображения и записи людей и животных защищает не только собственный разум, но и общее благо, поскольку человек не перегружается и не перенасыщается информацией. Многие из так называемых рекламных сообщений имеют зловещий умысел, а именно эксплуатацию зрителей и их потребностей. Ислам делает то же самое с красотой атрибутов, которые чаще всего ассоциируются с женственностью. В своей первоначальной форме это не имеет ничего общего с подавлением женских атрибутов, а скорее связано с их защитой и почитанием. Ислам был антифашистским учебником, но, к сожалению, в школах Корана его все больше и больше искажали. Важно смотреть внимательно и рассматривать ложные аспекты с дистанцией, как и во всех авраамических религиозных книгах.</text:p>
      <text:p text:style-name="P19"/>
      <text:p text:style-name="P19"/>
      <text:p text:style-name="P19"/>
      <text:p text:style-name="P19"/>
      <text:p text:style-name="P16"><text:soft-page-break/>Абракадабра Дерево желаний</text:p>
      <text:p text:style-name="P19"><text:line-break/>Абракадабра. Нарисуйте эту простую формулу на листе бумаги в виде треугольника по центру. Произнесите формулу 6 раз 6 раз. После этого сложите лист бумаги в 6 складок, а затем привяжите его на ночь к дереву желаний. После этого выскажите свое желание. Для Матери-Земли нет разницы, хорошо это или плохо, поэтому они могут спокойно желать людям добра, и пока их намерения честны, желание сбудется. Повторите это для максимального эффекта.</text:p>
      <text:p text:style-name="P19"/>
      <text:p text:style-name="P37">Сигналы в повседневной антифашистской жизни<text:line-break/></text:p>
      <text:p text:style-name="P38">Сигналы в повседневной жизни. Когда вы встречаете единомышленников, но не можете произнести ни слова. Прикасайтесь к частям тела, чтобы это было заметно, возможно, даже давайте специальные знаки руками, вы также можете просто использовать язык жестов, как <text:soft-page-break/>вам удобно. Хорошие сигналы освещают повседневную жизнь каждого антифашиста.</text:p>
      <text:p text:style-name="P39"/>
      <text:p text:style-name="P40">Сила проекции</text:p>
      <text:p text:style-name="P41"/>
      <text:p text:style-name="P42">это самый мощный инструмент души во Вселенной. В тот момент, когда мысль произносится вслух, она моделируется в реальности и проявляется в пространстве и времени. По этой причине живое существо должно быть осторожным со злыми, подлыми и унизительными мыслями и высказываниями, потому что, в отличие от того, что думается и говорится, сила проекции в первую очередь поражает самого желающего. Даже, казалось бы, благожелательные слова, такие как «бедняга», могут вызвать финансовые проблемы или физические недуги у говорящего. Всегда рисуйте свое окружение большим, сильным и красивым. Старайтесь настроить свое мышление на поддержку и помощь в реальном смысле, и тогда вы будете долго и счастливо жить на Земле.</text:p>
      <text:p text:style-name="P42"/>
      <text:p text:style-name="P40"><text:soft-page-break/>Мечта о транспортировке без границ</text:p>
      <text:p text:style-name="P43"/>
      <text:p text:style-name="P44">Моя мечта — высокоскоростной поезд из Гибралтара в Пекин. Почему не мир и торговля? Почему весь Евразийский континент должен постоянно гибнуть ради интересов США? Давайте пойдём ещё дальше: высокоскоростной поезд от Мыса Доброй Надежды до Токио. Всё возможно, если мы будем работать вместе; вместо этого мы ведём бессмысленные войны, уничтожая себя и окружающую среду, особенно природу. </text:p>
      <text:p text:style-name="P44"/>
      <text:p text:style-name="P44">Я люблю железнодорожные путешествия с раннего детства; это общественный вид транспорта, предлагающий множество приключений. Он просто не должен быть слишком капиталистическим, иначе теряет свою привлекательность. Это похоже на мировую торговлю и внешнюю политику стран. Мир, по сути, представляет собой высокоскоростную транспортную систему в <text:soft-page-break/>космосе, что многие, похоже, быстро упускают из виду.</text:p>
      <text:p text:style-name="P44"/>
      <text:p text:style-name="P45">Центр</text:p>
      <text:p text:style-name="P44"/>
      <text:p text:style-name="P44">Те, кто борется за единство, часто не могут полагаться на государство и общество. Оказаться между противоборствующими сторонами – самое опасное, поскольку одно подвергается нападкам со всех сторон. Центр должен стать более устойчивым к врагам общества. Экстремисты, фашисты, нацисты и антиобщественные элементы легко объединяются, когда дело касается ненависти, насилия и подстрекательства. Враг – это всегда другой. Однако избегание конфронтации никогда не принесет пользы; ситуация только ухудшится. Поэтому нам нужны честные и искренние государственные служащие, которые будут защищать центр, имея на это надёжный мандат, будь то за рабочим столом или на улице.</text:p>
      <text:p text:style-name="P44"/>
      <text:p text:style-name="P44"><text:soft-page-break/><text:span text:style-name="T3">Левые, которые так далеко заходят влево, что снова оказываются справа</text:span> </text:p>
      <text:p text:style-name="P44"/>
      <text:p text:style-name="P44">Агрессивных, необразованных и злобных левых; они ругают всех и вся, пристально изучают, критикуют, плюются и бьют, при этом считая себя лучшими по милости Божьей. Правый с левыми взглядами обычно бьёт вас по лицу с предупреждением; не ждите, сразу же пните его в колено. Вы имеете полное право защищаться в угрожающей ситуации. Правый с левыми взглядами разжигает ненависть к меньшинствам, как настоящий нацист, потому что не понимает, что все люди в равной степени достойны защиты.</text:p>
      <text:p text:style-name="P44"/>
      <text:p text:style-name="P45">Групповая динамика нацистов и фашистов</text:p>
      <text:p text:style-name="P43"/>
      <text:p text:style-name="P44">Эти антигуманисты никогда не вступают в конфликт в одиночку; они создают соотношение как минимум 1 к 3, если не 1 к 6, <text:soft-page-break/>потому что они крайне трусливы, и перспектива стать жертвой сама по себе отвратительна для их воображаемой господствующей расы. </text:p>
      <text:p text:style-name="P44"/>
      <text:p text:style-name="P44">Приготовьтесь сражаться с большими группами, быстро подниматься с земли и сражаться на земле (всегда целясь в колени и пах противника). </text:p>
      <text:p text:style-name="P44"/>
      <text:p text:style-name="P44">Остерегайтесь ударов ногами в голову, живот и пах. Всегда немедленно отступайте и ни при каких обстоятельствах не позволяйте себе оказаться в опасном положении. Бой на земле окончен, поэтому наносите удары и быстро отступайте.</text:p>
      <text:p text:style-name="P44"/>
      <text:p text:style-name="P45">МК Ультра</text:p>
      <text:p text:style-name="P44"/>
      <text:p text:style-name="P44">У фашистов есть свой метод устранения людей, которых они считают неприемлемыми. Их главная цель — не оставлять следов. Существует препарат под названием МК-юлтра, действующий либо через кожу <text:soft-page-break/>(аналогично ЛСД/производному А), либо посредством инъекции. Этот препарат используется для преднамеренного подталкивания людей к совершению убийств или других действий, представляющих опасность для окружающих. Подобные методы уже применялись в США в 1980-х годах для устранения определённых лидеров общественного мнения на раннем этапе или для представления их как социально неприемлемых. Это не новая информация и не секрет, а документально подтверждённый факт. Первыми целями фашистов являются их враги, с которыми они борются и уничтожают их на социальном уровне.</text:p>
      <text:p text:style-name="P44"/>
      <text:p text:style-name="P45">Африканская солидарность</text:p>
      <text:p text:style-name="P44"/>
      <text:p text:style-name="P44">Африканская солидарность. Что общего у разбросанных по миру африканских рабочих со славянами? На протяжении веков фашисты эксплуатировали их, отнимали у них все и обращались с ними так, как даже богатые помещики не обращаются со своими <text:soft-page-break/>животными. Все африканцы имеют долгую и богатую историю жизни в гармонии с природой. Причина, по которой на африканском континенте до сих пор остается так много ресурсов, заключается в уважении и благодарности за то, что дает им Мать-Земля. В отличие от фашистских эксплуататоров, они часто жили в гармонии с природой и в обществе, основанном на принципах почти замкнутого цикла. Фашисты отправляли их по всему миру на высокодоходную работу и заставляли выполнять грязную работу, которая была слишком тяжелой для фашистской системы. </text:p>
      <text:p text:style-name="P44"/>
      <text:p text:style-name="P44">Сила и величие африканских народов не могли быть сломлены. Освобождение продолжается до сих пор. В диаспорах были разработаны тайные искусства, чтобы однажды освободиться от оков рабства. Черные американские рабы освободились от угнетения. Без черной культуры музыка, живопись и многие другие бесконечно красивые и интеллектуальные вещи были бы сегодня немыслимы. Поэтому африканская <text:soft-page-break/>солидарность имеет решающее значение для будущего, и один из самых богатых ресурсами регионов Земли через несколько десятилетий займет лидирующую роль в мире. Фашисты хотят предотвратить это любой ценой. Не поддавайтесь угнетению, сильные, красивые, великие, мудрые африканцы. </text:p>
      <text:p text:style-name="P44"/>
      <text:p text:style-name="P44">Через несколько десятилетий Африка займет лидирующую роль в мире. Фашисты хотят предотвратить это любой ценой. Не поддавайтесь угнетению, сильные, красивые, великие, мудрые и сердечные африканцы. У вас есть все необходимое, чтобы наконец освободиться от фашистов. Я люблю вас, африканцы; без вас не было бы музыки во мне, и с тех пор, как я себя помню, я каждый день пел ваши песни. Оставайтесь сильными, африканцы. Фашисты не смогут вас победить.</text:p>
      <text:p text:style-name="P44"/>
      <text:p text:style-name="P44"/>
      <text:p text:style-name="P44"/>
      <text:p text:style-name="P44"/>
      <text:p text:style-name="P44"/>
      <text:p text:style-name="P45"><text:soft-page-break/>Турецкая солидарность</text:p>
      <text:p text:style-name="P44"/>
      <text:p text:style-name="P44">Золотая Орда была крупнейшей империей на этой планете и на протяжении сотен лет контролировала евразийский регион. Не как централизованная держава, а как племенная организация, которая объединяла децентрализованные боевые и торговые союзы.</text:p>
      <text:p text:style-name="P44"/>
      <text:p text:style-name="P44">Небольшие кланы и группы кочевали по территории и таким образом контролировали большую часть евразийского континента. Китайская империя была создана из-за, или, лучше сказать, для защиты от тюркских народов, и даже нынешнее искусство самураев никогда бы не возникло без агрессивности тюркских или монгольских племен, что сводится к одному и тому же. Даже саксы и немцы являются прямым результатом этих воинственных набегов, и без организации постоянной обороны саксы, вероятно, до сих пор были бы необразованными крестьянами.</text:p>
      <text:p text:style-name="P44"/>
      <text:p text:style-name="P40"><text:soft-page-break/>Безопасность благодаря России в Центральной Азии</text:p>
      <text:p text:style-name="P44"/>
      <text:p text:style-name="P44">В Киргизии я ни на секунду не почувствовал угрозы со стороны российских сил или Российской Федерации. Российская Федерация была там державой-покровительницей, которая вмешалась бы, если бы западные силы снова попытались навязать людям чуждые порядки - «надеть на них не ту шляпу». Головные уборы очень важны в Киргизии. Молодым женщинам повязывают на голову массивный тюрбан, когда они становятся женщинами, а мужчины носят на голове очень большую шляпу, когда постепенно взрослеют. Западная шляпа там никогда не пользовалась уважением: она просто слишком мала, чтобы охватить все связи в этом далеком краю между степями и величайшими горами мира. Русские люди были мне там ближе всех — они брали меня за руку, объясняли и показывали, как всё устроено.</text:p>
      <text:p text:style-name="P44"/>
      <text:p text:style-name="P44"><text:soft-page-break/>Я осознаю, что многие киргизы видят в «русских» империалистов, которые тоже хотели навязать им свой устав, но всё же я считаю, что американцы вели себя там как распоследнее отребье. «Война с наркотиками», «война с террором», «война со всем подряд». Я презираю эти военные игры, ведущиеся на спинах и сердцах простых людей - будь то ради религии или чисто геополитических интересов. В моих глазах Российская Федерация вела себя там достойно и благосклонно, разумеется, учитывая и собственные интересы. Тем не менее, это делалось с гораздо большим тактом и чутьем, чем со стороны так называемого Запада, который в любом случае существует только на бумаге.</text:p>
      <text:p text:style-name="P44"/>
      <text:p text:style-name="P40">Фундаменталистские христиане в Центральной Азии</text:p>
      <text:p text:style-name="P44"/>
      <text:p text:style-name="P44">Самое ужасное, что мне пришлось услышать и увидеть в Центральной Азии, - это американские христиане-фундаменталисты, которые пытались внушить людям, особенно <text:soft-page-break/>мусульманским детям. Программа называлась "Урожай из Центральной Азии". Мусульманских детей заставляли расставаться со своими семьями и принимать христианство с помощью подарков и других психологических уловок. Эта практика, к сожалению, распространена среди евангелистов-фундаменталистов. Отвратительный. Берегите своих детей от этих многобожников, они находятся в союзе с воплощенным дьяволом на земле. Остерегайтесь их.</text:p>
      <text:p text:style-name="P44"/>
      <text:p text:style-name="P40">Как одна казахка снова подожгла мне задницу (часть 1)</text:p>
      <text:p text:style-name="P44"/>
      <text:p text:style-name="P44">Я впервые познакомился с ней в Гейдельберге в трамвае. Она была маленькой и выглядела угрюмой, как маленький агрессивный манул, только что выползший из пещеры. Точно так же она пожала мне руку, это было очень крепкое рукопожатие, явно слишком крепкое для моих изящных рук. Это было впечатляюще, но от этой короткой встречи она <text:soft-page-break/>не осталась в моей памяти. Однако в следующий раз, когда мы встретились, все было совсем по-другому, о боже. Мне было поручено записать для нее видео для подачи заявки на радиостанцию, так как мы все равно снимали видео в тот день, я согласился, в том числе, чтобы оказать услугу моей бывшей девушке. Мы быстро получили огромное удовольствие, снимая наши сцены, и несколько раз снимали сцены для них. Она была невысокой, около 1,52 см, в обтягивающих черных брюках и ярко-красном топе, с огромными красивыми сияющими глазами и рыжевато-каштановой кудрявой головой. Ее харизма была острой и подкупающей. После съемок мы провели еще несколько часов у меня в моей полуразрушенной 1-комнатной квартире на Блюхерштрассе. 1 в Гейдельберге, в котором практически не поместилась даже микроволновая печь, и работаем над редактированием вашего видео. Она была в приподнятом настроении и все время смеялась глубоким сильным голосом, что произвело на меня не меньшее впечатление. Мне было не совсем понятно, как такая маленькая женщина <text:soft-page-break/>может набрать столько сил, как физически, так и с помощью своего голоса. Как бы то ни было, я, наверное, уже влюбился в нее в тот момент. </text:p>
      <text:p text:style-name="P44"/>
      <text:p text:style-name="P44">Это не заняло много времени, так как она написала в социальных сетях и сказала, что хотела бы подарить мне велосипед, так как у меня его больше нет. Это был замечательный подарок, потому что на самом деле мне не хватало быстрого передвижения (на самом деле я ненавижу бег), и, как человеку с очень слабым зрением, велосипед - моя единственная форма свободы, быстрого передвижения по миру. Казахка подарила мне лошадь, как показательно! Примерно через неделю после того, как я забрал велосипед, я составил план, как поблагодарить ее, собрал свои последние несколько евро и купил бутылку шампанского, и, поскольку в тот день я должен был помочь ей с уголовным делом, у меня был еще один предлог! Несколько часов спустя я впервые оказался в ее квартире, и мы сидели на ее кухне, обсуждали ее уголовное дело, и в то же время я познакомился с ее замечательными черными кошками. Мину и Бимбам, два <text:soft-page-break/>необыкновенных существа, и мне казалось, что два черных дракона защищают ее, казахку из далекой Центральной Азии. Мы выпили по бутылке, выполнили несколько упражнений по боевым искусствам, а затем поцеловались и быстро оказались на ее диване. Чудесно! Мой план сработал! Или ее план? Следующие несколько дней мы провели так же вместе. Наша первая долгая прогулка за это время привела нас от Пфаффенгрунда до Эммертсгрунда, она всегда бежала здесь примерно на пять метров впереди меня, и мне приходилось бежать за ней, она делала все возможное, ей нравятся такие соревнования и истории о силе (чемпионка по тайскому боксу, армрестлингу, теневому боксу, у меня никогда не было шансов против нее, и я не мог ни в одной дисциплине, даже в немецкой, я думаю, немногие немцы могут писать и говорить по-немецки так же хорошо, как вы). Наш путь привел нас в украинский ресторан, где я впервые в жизни ела вареники, очень вкусные! И люди были такими сердечными и добрыми, совсем не похожими на немцев! Мы много разговаривали и, конечно же, у нас были и <text:soft-page-break/>другие дела, о которых я из уважения к вам не буду сейчас распространяться.</text:p>
      <text:p text:style-name="P44"/>
      <text:p text:style-name="P46">Существует право на самоопределение. </text:p>
      <text:p text:style-name="P47"/>
      <text:p text:style-name="P48">Это называется быть человеком. И оно распространяется на всех людей. Неважно, где и когда. Никому не позволено ущемлять это основное право. Если кто-то говорит вам обратное. Скажите ему, чтобы он отвалил.</text:p>
      <text:p text:style-name="P48"/>
      <text:p text:style-name="P40">Бегство с фашистской родины</text:p>
      <text:p text:style-name="P49"/>
      <text:p text:style-name="P44">Бегство из ненавистной фашистской родины. Я делаю Достоевского, только наоборот. Жить среди этих ненавистных людей невозможно, с 15 лет эти псевдохристиане преследуют меня, мучают и истязают, я занесен в красный список. В случае войны я, вероятно, буду интернирован первым. Я не вижу другого выхода, кроме как переехать в безопасную страну, где меня не будут преследовать эти дьяволы. Ужасное и прекрасное слишком одно <text:soft-page-break/>и то же. Я все равно ничего не делаю с сожалением.</text:p>
      <text:p text:style-name="P44"/>
      <text:p text:style-name="P45">Коммуникация</text:p>
      <text:p text:style-name="P44"/>
      <text:p text:style-name="P44">Коммуникация является ключом к правильному тактическому планированию. Последовательно шифруйте каждое цифровое сообщение. Ваши конечные устройства также должны быть зашифрованы в любом случае. Обращайте внимание на то, что они говорят и когда, если они находятся в незащищенных помещениях. В любом случае, используйте устройство электромагнитного поиска и глушитель радиосигналов.</text:p>
      <text:p text:style-name="P44"/>
      <text:p text:style-name="P50">Конфиденциальность и универсальные права человека</text:p>
      <text:p text:style-name="P51"/>
      <text:p text:style-name="P51">Требуйте соблюдения прав человека в любом случае. Ваши личные данные, ваша личная и семейная жизнь заслуживают защиты, и ни в коем случае нельзя обсуждать и разглашать подробности публично, особенно через <text:soft-page-break/>официальных лиц. Вот точная формулировка статьи 12 Всеобщей декларации прав человека: "Никто не должен подвергаться произвольному вмешательству в его личную жизнь, семью, жилище и переписку или оскорблению его чести и репутации. Каждый имеет право на юридическую защиту от такого вмешательства или травмы".</text:p>
      <text:p text:style-name="P51"/>
      <text:p text:style-name="P52">Сеть и беспилотники </text:p>
      <text:p text:style-name="P53"/>
      <text:p text:style-name="P53">Сети отлично подходят для сдерживания беспилотников, поэтому создавайте как можно больше сетей и защищайте ими чувствительные участки. Возьмите старые рыболовные сети и привяжите к ним небольшие камуфляжные лоскутки ткани натурального цвета. Сети - ваши лучшие друзья!</text:p>
      <text:p text:style-name="P44"/>
      <text:p text:style-name="P54">Голос Бога </text:p>
      <text:p text:style-name="P55"/>
      <text:p text:style-name="P55">Существует разновидность радиочастотного оружия, которое может проецировать голоса в <text:soft-page-break/>головы людей. Испытания этого метода проводились в США со времен Второй мировой войны, и такие испытания проводились также в Советском Союзе. Принцип прост: получить частотный сигнал, который использует костную структуру черепа и, таким образом, подает произвольные частоты в слуховые проходы или слуховые проходы. Который может передавать слуховой нерв, передается целевым людям целенаправленно и широко. Пострадавшие люди сообщают о голосах, голосе Бога и или о значительном недомогании. Доказано, что длительное облучение этим частотным оружием может привести к необратимому повреждению головного мозга. Рекомендуется подготовиться к будущему боевому руководству. Оружие направленного действия будет иметь большое влияние на публичные демонстрации (см. Сербия 202<text:span text:style-name="T5">5</text:span>) и театры военных действий. На самом деле самая простая самозащита - это алюминиевая фольга. Нанесите на свои демонстрационные плакаты слой алюминия, чтобы иметь возможность эффективно защитить себя в случае <text:soft-page-break/>применения частотного оружия. Измерьте диапазоны частот в вашем жилом помещении и примите контрмеры.</text:p>
      <text:p text:style-name="P55"/>
      <text:p text:style-name="P56">Фашисты и иждивенцы. </text:p>
      <text:p text:style-name="P57"/>
      <text:p text:style-name="P58">Фашисты и зависимости. Ни в коем случае не позволяй фашистам уничтожить тебя. Они будут пытаться затащить тебя и твою семью в грязь. Они будут распространять о тебе гнусные слухи. Они будут навязывать тебе долги. Они будут пытаться заставить тебя обратиться за помощью. Они будут пытаться посадить тебя в тюрьму (если нет выбора, иди в тюрьму, но никогда в психиатрическую лечебницу, оттуда ты никогда не выберешься, потому что они могут накачать тебя лекарствами). В конце концов, они будут угрожать тебе жизнью, будут преследовать и пытаться убить тебя. Неважно, что ты делаешь. Оставайся собой. Сильным и уверенным. Тебя не остановить, потому что нас много, а они слабы, высокомерны и глупы одновременно. Ты справишься. Я верю в тебя.</text:p>
      <text:p text:style-name="P59"><text:soft-page-break/>Фашистские доносчики</text:p>
      <text:p text:style-name="P60"/>
      <text:p text:style-name="P60">Соседи заявят на тебя в так называемую полицию и попытаются запереть тебя. Не допускайте этого, немедленно принимайте контрмеры. В каждой стране мира действуют права человека, и каждый человек имеет право на неприкосновенность и, прежде всего, на неприкосновенность частной жизни. Достоинство человека неприкосновенно. Любой, кто нарушает эти основные законы, лишается права участвовать в жизни общества и будет соответствующим образом наказан.</text:p>
      <text:p text:style-name="P58"/>
      <text:p text:style-name="P61">Латинская солидарность</text:p>
      <text:p text:style-name="P58"/>
      <text:p text:style-name="P62">От испанской гражданской войны, через Bella <text:s/>Ciao и Милан, до диаспор в Карибском бассейне, Центральной и Южной Америке. Среди латиноязычных народов есть замечательные, веселые антифашисты. Ваш ритм и ваша страсть всегда дарили мне свет и радость. Вы сильны и красивы, сильны и горды. Ваша чудесная еда и легкость <text:soft-page-break/>вдохновляли меня с раннего детства и показали мне другой, нефашистский мир, в котором взаимопомощь и семья важнее капитала и славы. Держитесь вместе и не оставляйте своих братьев и сестер в одиночестве, нам нужны ваша смелость и ваш огонь в предстоящей борьбе, которая угрожает поглотить нас всех. Мы всегда на вашей стороне, не забывайте об этом. Долой фашистов, будь то на суше, на море или в воздухе. </text:p>
      <text:p text:style-name="P62"/>
      <text:p text:style-name="P61">Межарабская солидарность</text:p>
      <text:p text:style-name="P58"/>
      <text:p text:style-name="P58">В мире существует межарабское разнообразие, которое всегда боролось против фашистов. Марокканцы, алжирцы, египтяне, саудовцы, йеменцы, оманцы, эмиратцы, катарцы, кувейтцы, бахрейнцы, иракцы, сирийцы, ливанцы, иорданцы, палестинцы, суданцы, ливийцы, тунисцы, мавританцы, джибутийцы, коморцы. Вы прекрасны, у вас самое красивое архитектурное искусство в гармонии с природой, устойчивая циклическая экономика, <text:soft-page-break/>такая разнообразная ритмичная музыка и сердца из золота – это были и остаются ваши самые прекрасные дары. Не позволяйте фашистам уничтожить вас и восстаньте против них. Объединяйтесь, не дайте им победить своей ненавистью и убийствами. Забудьте о конфессиональных спорах и сосредоточьтесь на том, что вас объединяет. Ничто не может вас остановить, и мы всегда будем рядом с вами. Оставайтесь сильными и рассудительными, не дайте фашистам использовать и подкупить вас. Оставайтесь едиными в борьбе против этих разрушителей культуры.</text:p>
      <text:p text:style-name="P58"/>
      <text:p text:style-name="P56">Солидарность Юго-Восточной Азии</text:p>
      <text:p text:style-name="P58"/>
      <text:p text:style-name="P58">Ваша континентальная группа народов была порабощена фашистами и оставалась небольшой, веками эксплуатируя вас и ваши ресурсы. Даже сегодня вы по-прежнему являетесь популярными мишенями для фашистских растлителей малолетних и секс-хулиганов. Величайшие и прекраснейшие <text:soft-page-break/>народы этой Земли были лишены гражданских прав, разоружены и содержались, как стадо несовершеннолетних. Покончите с этим, объединитесь против этих фашистских дьяволопоклонников. Ваш буддизм, ваши сияющие сердца, ваши излучающие свет души не заслужили ярма жестокости и мучений. Вы мне очень дороги, благодаря вашей внимательности, вежливости и вашим всегда смеющимся и сияющим глазам. Вы сияете, как уникальное солнце на этой планете, и так богаты искусством и вниманием к деталям. Мое сердце, наши сердца с вами.</text:p>
      <text:p text:style-name="P58"/>
      <text:p text:style-name="P63"><text:span text:style-name="T3">Как маленькая вьетнамка делает меня храброй и сильной</text:span> </text:p>
      <text:p text:style-name="P64"/>
      <text:p text:style-name="P64">Моей первой настоящей постоянной подругой была маленькая вьетнамка, которая недавно пришла в мой класс. На самом деле, она дважды приходила в мой школьный класс, так как наши пути несколько раз пересекались из-за изменений в школьной системе. Ее звали Жасмин, и она всегда следовала одному и тому <text:soft-page-break/>же образцу. Она крепко обняла меня и просто поцеловала, не спрашивая. Это произвело на меня большое впечатление и в равной степени удивило. Она была прекрасна, с ее смуглой кожей, миндалевидными глазами и короткими черными, так красиво ниспадающими пушистыми прямыми волосами. На самом деле она тоже была на моем причастии, на самом деле это необычно. Она просто ушла с торжества в своем белом платье и стояла у меня на пороге вместе с другой подругой. Я не знаю, было ли это моим магическим влечением или божественным предназначением, но эта энергия этой маленькой девочки всегда поражала меня, и я часто думаю о ней. Второй раз наши пути пересеклись только 5 лет спустя, в седьмом классе. Ее поместили в мой класс. И снова она следовала той же схеме. Однажды она стояла у моей входной двери с подругой и отчаянно звонила. Я открыл и спросил, что происходит, и она сказала: "Мы сейчас поцелуемся!". Что я должен был сказать? Мы поцеловались. Я был впечатлен таким стремлением к действию. Я, конечно, могу вспомнить 1000 моментов, когда она вела <text:soft-page-break/>себя совершенно иначе, чем все окружающие меня люди, и я подумал, что это было просто потрясающе. После этого мы какое-то время были вместе, пока я не начала веселиться с другими школьницами. Дважды после этого случались подобные ситуации. В следующий раз, однако, я был самым энергичным участником. После перевода в другую школу (мне пришлось бросить христианскую школу из-за проблем с учителями) и расставания с подругой я позвонил в ее парадную дверь. Ее мать была поражена, увидев меня, Жасмин не было дома, но она знала, как Жасмин будет рада меня видеть, поэтому пригласила меня войти и заставила ждать ее дочь битых два часа в гостиной, заметьте, даже не перемолвившись со мной ни единым словом. Она заставила меня тушиться. Когда пришла Жасмин, я мог видеть по ее лицу, как она была счастлива и рада видеть меня сидящей там в ожидании. Затем мы провели вместе несколько часов, разговаривая, и в течение следующих двух недель мы были рядом друг с другом почти каждую минуту и большую часть времени целовались. Прежде всего, она <text:soft-page-break/>намеревалась постоянно целоваться со мной, что снова было очень впечатляюще, поскольку я больше не привык получать столько внимания от молодой женщины / девушки. Моя бывшая девушка постоянно хотела, чтобы ее окружали все и вся, что тоже имело свои достоинства. Тем не менее, с Жасмин все было по-настоящему и так бесконечно мило. Это открыло мне сердце. К сожалению, этот этап длился недолго, стресс в новой школе, насилие в моем окружении и все новые и новые несчастья снова вырвали меня из этой прекрасной жизни с ней и не позволили вернуться к ней. Но после того, как мне снова пришлось бросить школу и через полгода я закончил третью среднюю школу, моя семья отправила меня в школу-интернат, и, к сожалению, я больше не был в своей родной стране. Но, как того и хотел божественный свет, я снова встретил Жасмин во время краткого визита на родину. Я был на вечеринке у озера, и это было не совсем весело, и я хотел вернуться домой один. Пьяный и в темноте я шел по маленькой грунтовой дороге в лесу, как вдруг эта маленькая вьетнамка ехала рядом со <text:soft-page-break/>мной на велосипеде и сказала: "Хочешь, я тебя подвезу?", Указывая на стойку для багажа. Я очень глупо улыбнулся, и мне пришлось широко улыбнуться: "Конечно!". Так мы проехали 10 километров и разговорились. На ней были ярко-белые облегающие леггинсы и белый облегающий топ, отчего ее чудесная смуглая кожа сияла в лунном свете, ее чудесные черные волосы развевались на летнем ветру, а я сидел на ее багажнике, свесив обе ноги набок, и не мог оторвать взгляда от ее тела. Все еще полностью сбитый с толку ситуацией, мне было чрезвычайно трудно оставаться сосредоточенным. Она была так прекрасна и снова появилась из ниоткуда, буквально глубокой черной ночью, одна, из ниоткуда. Когда мы приехали к ней, она спросила, не хочу ли я подняться с ней наверх, я мог бы переночевать у нее. Эта замечательная вьетнамка - очень энергичное, впечатляющее, излучающее сияние существо. Я очень сожалею, что тогда я не сделал эту удивительную девушку и молодую женщину, эту замечательную женщину сегодня, моей женой навсегда, мы наверняка могли бы <text:soft-page-break/>многое сделать вместе в этом мире. Больше всего в ней я ценю ее спокойствие и простоту подхода к делу, целеустремленность, но в то же время энергичность и стремление к действию, что на самом деле уникально в моей жизни. Она всегда каким-то образом сопровождала меня с первого года моей учебы в школе, и даже когда в Росток-Лихтенхагене горели вьетнамские жилые дома, мы учились в параллельных классах. У нее была мать-немка и отец-вьетнамец. У ее семьи был вьетнамский ресторан, куда мы часто ходили, чтобы немного поболтать или полакомиться лапшой ням-ням. Я думал, что эти люди были просто великолепны. Такой красивый, такой вежливый, всегда излучающий радость. Моя самая глубокая связь на этой планете - с вьетнамским народом. Я точно не знаю почему, но такое ощущение, что мы одно целое. Возможный. это из-за этого маленького, энергичного, красивого человека, и я должен подчеркнуть, что она действительно, безусловно, одна из самых красивых людей, которых мне довелось встретить в своей жизни. Я очень сожалею о том, что не смог <text:soft-page-break/>дать ей больше понимания и любви, я был маленьким, немного равнодушным к сексу мальчиком, который не знал ничего лучшего и на которого в жизни выпало так много бремени. Будь то дамоклов меч надвигающейся слепоты или постоянные крики и психологическое насилие в доме моей семьи. Мне следовало уделить ей больше времени и вернуть ей больше любви. Она просто замечательная и красивая. Я очень по ней скучаю. На самом деле мы снова встретились несколько лет назад в Берлине. К сожалению, я ничего не слышал о ней с 2017 года.</text:p>
      <text:p text:style-name="P64"/>
      <text:p text:style-name="P65">Международная диаспора</text:p>
      <text:p text:style-name="P64"/>
      <text:p text:style-name="P64">Будьте готовы вступить в международную диаспору, это может произойти в любой стране, в любое время. Вы должны уметь отпускать, изгнание - это не так уж плохо, оно может уберечь вас от худшего, вы не потеряете себя и свое происхождение из-за этого. Потому что все эти ценности вы носите в себе, и ваши мысли остаются свободными, как птицы, <text:soft-page-break/>которые гнездятся, едят и спят во всех четырех направлениях неба.</text:p>
      <text:p text:style-name="P58"/>
      <text:p text:style-name="P66">Простой саботаж </text:p>
      <text:p text:style-name="P67"/>
      <text:p text:style-name="P68">1. Правило: будь мешком с гнилым мясом в системе фашистов. Проверяйте свою работу только в случае необходимости. Если ты руководитель, дай лучшим работникам худший инструмент. Препятствуйте процессам, где бы и когда бы это ни происходило. Всегда в первую очередь обращайте внимание на свою самозащиту и не допускайте, чтобы вам что-то могли доказать.</text:p>
      <text:p text:style-name="P68"/>
      <text:p text:style-name="P68">2. Правило: любой процесс может быть замедлен или саботирован, каждый винтик в системе, каким бы маленьким он ни был, оказывает максимальное влияние на процессы в целом. Будьте изобретательны и изобретательны.</text:p>
      <text:p text:style-name="P68"/>
      <text:p text:style-name="P68">3. Правило: веди себя глупо. Ты ничего не умеешь и ничего не знаешь. Фашисты любят <text:soft-page-break/>мучить на их глазах глупых и низких людей. Используйте этот психологический прием для максимального воздействия.</text:p>
      <text:p text:style-name="P68"/>
      <text:p text:style-name="P68">4. Правило: Обучите себя технике подслушивания и видеонаблюдения. Что такое электромагнитное поле? Как ты можешь это отследить? Покупайте оборудование за границей, а не по кредитной карточке в фашистских магазинах. В качестве альтернативы найдите доверенных вам дилеров.</text:p>
      <text:p text:style-name="P69"/>
      <text:p text:style-name="P70">5. Правило: Независимо от того, чем вы занимаетесь, никогда не носите с собой мобильный телефон. Регулярно проверяйте автомобиль и квартиру на наличие электромагнитных сигналов.</text:p>
      <text:p text:style-name="P70"/>
      <text:p text:style-name="P70">6. Правило: даже твоя одежда может содержать скрытые жучки и GPS-трекеры (Air-Tags и т. д.). Проводите регулярные проверки мест, где ты находишься и где тебе нужна конфиденциальность.</text:p>
      <text:p text:style-name="P70"><text:soft-page-break/></text:p>
      <text:p text:style-name="P70">7. Правило: враг всегда будет использовать твои конечные устройства.</text:p>
      <text:p text:style-name="P70"/>
      <text:p text:style-name="P70">8. Правило: не пользуйтесь услугами операторов мобильной связи, которые без исключения сотрудничают с фашистскими властями. Используйте незарегистрированные SIM-карты. Никогда не вставляйте разные SIM-карты в конечные устройства, так как в этом случае вас можно отследить по IMEI.</text:p>
      <text:p text:style-name="P70"/>
      <text:p text:style-name="P70">9. Правило: организуйте строгое разделение личной жизни, работы и вашей диверсионной деятельности.</text:p>
      <text:p text:style-name="P70"/>
      <text:p text:style-name="P70">10. Правило: никому не доверяйте. Доверие — это хорошо, но контроль — лучше!</text:p>
      <text:p text:style-name="P69"/>
      <text:p text:style-name="P70">11. Правило: если вы что-то предпринимаете, всегда делайте это в одиночку, не подвергайте себя и других опасности, если это не является необходимым. Потенциальные спутники всегда являются дополнительным фактором риска.</text:p>
      <text:p text:style-name="P71"><text:soft-page-break/></text:p>
      <text:p text:style-name="P70">12. Правило: практикуйте основные приемы самозащиты. Кунг-фу, Система, дзюдо, каратэ, айкидо, капоэйра, муай тай, крав мага. Все, что подходит вам и вашему телу. Избавьтесь от страха перед ударами и тренируйте кулаки. Тренируйтесь, когда и где только можете, даже если речь идет только о том, чтобы найти центр тяжести своего тела. Если вас обнаружит враг, нанесите удар и убегайте как можно быстрее и как можно дальше.</text:p>
      <text:p text:style-name="P70"/>
      <text:p text:style-name="P72">13. Правило: при действиях. Регулярно меняйте транспортные средства (не менее 3 раз). Быстро переключайтесь, пересаживайтесь в удобные моменты. Тренируйте это поведение, чтобы научиться чувствовать подходящие моменты. Это должно быть очень быстро и неожиданно, потому что только так можно создать максимальную путаниц.</text:p>
      <text:p text:style-name="P72"/>
      <text:p text:style-name="P72">14. Правило: инициируйте как можно больше официальных и организационных процессов и как можно чаще. Обремените систему и должностных лиц потоком запросов и жалоб. В <text:soft-page-break/>результате общегосударственные процессы значительно ослабляются и замедляются. Нарушители будут раскрыты.</text:p>
      <text:p text:style-name="P72"/>
      <text:p text:style-name="P72">15. Правило: основные критические инфраструктуры (КРИТИ) включают организации и учреждения, отказ которых или неспособность работать могут привести к длительным перебоям в подаче электроэнергии, серьезным нарушениям общественной безопасности или другим драматическим последствиям. Эти инфраструктуры разделены на несколько ключевых секторов, которые обеспечивают надлежащее функционирование общества и государства.</text:p>
      <text:p text:style-name="P72"/>
      <text:p text:style-name="P72">Первый ключевой сектор - это энергетика. Он включает в себя все, что связано с электроэнергией (производство, передача и распределение электроэнергии), а также поставки газа, нефти и тепла. Этот сектор тесно связан с информационными технологиями и телекоммуникациями. Он включает телекоммуникации (передача голоса <text:soft-page-break/>и данных, включая поставщиков услуг связи) и информационные технологии (хранение и обработка данных, а также поддержание инфраструктуры Интернета).</text:p>
      <text:p text:style-name="P72"/>
      <text:p text:style-name="P72">Транспортный и транспортный сектор обеспечивает мобильность и логистику страны, включая авиацию, морское и внутреннее судоходство, железнодорожный и автомобильный транспорт (включая общественный транспорт). Логистика дополняет этот сектор. Сектор здравоохранения, который включает медицинское обслуживание (в первую очередь больницы), доставку лекарств и вакцин, а также работу лабораторий, имеет решающее значение. Ресурсы предоставляются секторами водоснабжения (общественное питьевое водоснабжение и очистка сточных вод) и питания (пищевая промышленность и торговля продуктами питания).</text:p>
      <text:p text:style-name="P72"/>
      <text:p text:style-name="P72">Экономическая стабильность поддерживается финансовым и страховым секторами, которые включают кредитные учреждения (банки), <text:soft-page-break/>биржи, страховые компании и поставщиков финансовых услуг. Управление обществом осуществляется государственным и административным секторами, которые включают центральное правительство и администрацию, парламент, судебные органы и службы экстренной помощи (включая службу гражданской защиты). Наконец, СМИ и культура (радио, телевидение и радио, печатная и электронная пресса, а также культурные ценности и символические объекты) и услуги по вывозу твердых отходов, которые имеют решающее значение для общественного здравоохранения и правопорядка, также являются предметом критики.</text:p>
      <text:p text:style-name="P72"/>
      <text:p text:style-name="P72">16. Правило: все формы данных актуальны и интересны. Если вы можете поделиться данными, сделайте это. Защитите себя, например, с помощью специального шифрования данных и сокрытия их в других данных. Пожалуйста, обратитесь к специалисту по информационным технологиям, которому вы доверяете, это слишком сложно объяснить в этом сценарии. <text:soft-page-break/>Но, как правило, вы уже должны иметь базовое представление о PGP/GPG <text:span text:style-name="T6">(Довольно хорошее уединение)</text:span>. Ознакомьтесь с этой формой шифрования.</text:p>
      <text:p text:style-name="P72"/>
      <text:p text:style-name="P72">17. Правило: удаляйте метаинформацию из изображений и других файлов, которые вы загружаете в Интернет или передаете другим лицам. Часто изображения и другие файлы содержат информацию о ваших конечных устройствах и, в некоторых случаях, даже GPS-координаты. Удобным инструментом для систем на базе UNIX является «exiftool». Ознакомьтесь с ним. Не доверяйте онлайн-предложениям!</text:p>
      <text:p text:style-name="P72"/>
      <text:p text:style-name="P70">18 Правило: Ни в коем случае не используйте продукты Microsoft. Также ни в коем случае не используйте продукты Apple. Сервисы Google также не считаются безопасными. Проведите рутирование ваших конечных устройств и установите безопасные операционные системы. Инструкции по этому вопросу можно найти в Интернете.</text:p>
      <text:p text:style-name="P70"/>
      <text:p text:style-name="P73"><text:soft-page-break/>19. Правило: если вы находитесь под наблюдением камеры, у вас есть следующие способы обнаружения скрытых камер:</text:p>
      <text:p text:style-name="P73"/>
      <text:p text:style-name="P73">1. При наведении камеры смартфона на ИК (инфракрасную) камеру в темной комнате ИК-светодиоды скрытой камеры отображаются на экране смартфона в виде крошечных ярко светящихся точек (белых или фиолетовых).</text:p>
      <text:p text:style-name="P73"/>
      <text:p text:style-name="P73">2. Лучший универсальный метод поиска скрытой камеры (будь то ИК-камера или стандартная камера) - это поиск по отражению объектива. Вот как это работает: Используется детектор линз или яркий фонарик (иногда также специальный ИК-фонарик или даже ультрафиолетовый свет, если он достаточно яркий). Свет направляется в комнату, и человек медленно смотрит через специальный видоискатель или через красное фильтрующее стекло. Объектив камеры состоит из нескольких слоев стекла, которые ярко и характерно отражают падающий свет. Это отражение выглядит как яркая яркая точка, указывающая на наличие линзы.</text:p>
      <text:p text:style-name="P73"><text:soft-page-break/></text:p>
      <text:p text:style-name="P73">20. Правило: учитесь программировать. Должно быть хотя бы базовое понимание Python, чтобы давать инструкции ИИ. Остальное приходит со временем.</text:p>
      <text:p text:style-name="P73"/>
      <text:p text:style-name="P74">22. Правило: Киберпространство - самое важное поле битвы в наши дни. Это, конечно же, включает частотные сигналы как внутри страны, так и за рубежом.</text:p>
      <text:p text:style-name="P74"/>
      <text:p text:style-name="P74">23. Правило: не говорите о своих действиях.</text:p>
      <text:p text:style-name="P74"/>
      <text:p text:style-name="P75">Взламывание замков </text:p>
      <text:p text:style-name="P76"/>
      <text:p text:style-name="P76">Набор для взламывания замков входит в их стандартное снаряжение. Познакомьтесь с тем, как открывать простые замки. Этому легко научиться дома с навесными замками различной сложности, есть также прозрачные тренировочные замки, чтобы лучше понять это. Сохраняйте спокойствие, пока не откроете защитные замки без особых усилий. Всегда помните, что все, что создано людьми, может <text:soft-page-break/>быть открыто и людьми. Немного такта и терпения, и ваши пути откроются.</text:p>
      <text:p text:style-name="P76"/>
      <text:p text:style-name="P77">Соседи ШТАЗИ </text:p>
      <text:p text:style-name="P78"/>
      <text:p text:style-name="P78">Вы должны исходить из того, что каждый из ваших соседей и ближайших соседей потенциально сотрудничает с врагом. В этом мире, полном предателей и преступников, вы не можете доверять ни одной человеческой душе.</text:p>
      <text:p text:style-name="P74"/>
      <text:p text:style-name="P79">Новая прогрессивная международная солидарность </text:p>
      <text:p text:style-name="P80"/>
      <text:p text:style-name="P81">Нам нужна новая прогрессивная международная солидарность, охватывающая все границы, народы и культуры. Столичные фашисты хотят расколоть нас и уничтожить! Мы им просто больше не нужны, речь идет об убийстве по меньшей мере двух третей населения Земли, будь то в результате работы, войны, разрушения окружающей среды или болезней. В результате технологических <text:soft-page-break/>скачков последних 100 лет рабочая сила теперь является лишь бесполезной помехой для предполагаемых богатых и могущественных. Они уже разрабатывают сложные системы бункеровки на островах, чтобы защитить себя от крупнейшего геноцида, который когда-либо видели люди. Мы для них не более чем скот. Так что сражайтесь сейчас, воюйте с миллиардерами, воюйте с дворцами, воюйте с угнетателями. Солидарность означает, что привилегированные общества также готовы стать братьями по оружию и сестрами по оружию. Нас, рабочих, должны вести на бойню, вначале медленно и мучительно, а затем все более быстрыми темпами, потому что так называемым самым богатым из богатых не хватает времени, планете грозит крах, и только они несут главную ответственность за это развитие. Объединяйтесь со всеми другими группировками, воздерживайтесь от раскола, у нас общий враг. Фашистские турбокапиталисты! Оставайтесь сильными и уравновешенными, мы больше, чем они! Не позволяйте этому разорвать вас, ваши семьи, <text:soft-page-break/>ваши культуры и вашу окружающую среду. Встаньте и встаньте вместе, по всему миру!</text:p>
      <text:p text:style-name="P81"/>
      <text:p text:style-name="P82">Каково это - медленно ослепнуть</text:p>
      <text:p text:style-name="P83"/>
      <text:p text:style-name="P83">Лично для меня это не так уж и плохо. Раздражают окружающие люди, которые постоянно полагаются на свои глаза и на свое восприятие. Я чувствую красоту в частоте голоса; прекрасная душа звучит красиво, злая душа звучит зло. Я прожил большую часть своей жизни без каких-либо приспособлений, так как ношение приспособления для зрения снижает мою подвижность. Конечно, очень жаль не получить улыбку и ободряющий взгляд, короткий одобрительный кивок или другие видимые жесты и выражения лица с помощью визуальных датчиков. Но я тоже так к ней отношусь. Я знаю, когда у человека хорошее настроение, а когда человек опасен, подл и подл, совершенно лишенный зрения. Я чувствую людей даже на большом расстоянии. Вот почему медленное ослепление не является <text:soft-page-break/>еще одним злом; у него есть определенные преимущества. Сейчас я все еще вижу около 10%, что непоправимо, клетки медленно умирают, если я окончательно ослепну, жизнь продолжится и тогда, свет найдет свой путь.</text:p>
      <text:p text:style-name="P84"/>
      <text:p text:style-name="P85">Где растет перец</text:p>
      <text:p text:style-name="P86"/>
      <text:p text:style-name="P87">Ты подарил мне три велосипеда, и один, хотя и почти сломанный, все еще сопровождает меня в эти последние дни. Ты восстановил меня и снова вытолкнул в мир. Я хочу сказать тебе, что я вечно благодарен тебе за это. И надеюсь, мы еще увидимся в будущем. В безопасном месте, вдали от фашистов, без войны и разрушений, которые разрывают нас всех на части.</text:p>
      <text:p text:style-name="P87"/>
      <text:p text:style-name="P88">Фриске Солидаритэт</text:p>
      <text:p text:style-name="P87"/>
      <text:p text:style-name="P87">Штант уп, Фрезен уут алле Лэннер! Шлуут йо тозамен ас ин олл Тиден ас лесте Бастион теген де Рёмерс де Камп теген де Фашистен ан. Дат ис тиид то ханнелн. Зе виллен ок унс Культуур <text:soft-page-break/>т’уннер макен, бит унс Хюзен тозлатен ворден муттен ун унс Штэдер ин Шутт ун Аш бомбт ворден. Штант уп теген диссе Юннердрюккерс. Дат ис тиид. Ви зюнд эн штольт Фолкье, ок венн ви факен них фёль Снак макен, ман ви хеббен голден Хартен ун де Винд ин де Зегельс. Ви хеббен диссе Фашистен овер хуннерт Йоорен мит Споод торюггдревен, ун зе хеббен зюк ахтер эн Мююр фёр унс ферштоппт. Лаат зе них нохмаал виннен. Штант эндлих уп теген диссе Фашистен уп де зёвен Вельтмерен.</text:p>
      <text:p text:style-name="P87"/>
      <text:p text:style-name="P88">Фризская свобода</text:p>
      <text:p text:style-name="P87"/>
      <text:p text:style-name="P87">Этот народ внутренне и внешне свободен и не подчиняется никакому господину. За свою свободу они идут на смерть и скорее выберут гибель, чем позволят облечь себя в ярмо рабства. Поэтому они упразднили военные звания и не терпят, чтобы кто-то среди них превозносился военным чином. Однако они подчиняются судьям, которых ежегодно избирают из своей среды; эти судьи <text:soft-page-break/>поддерживают порядок и управляют государственным устройством в их обществе…</text:p>
      <text:p text:style-name="P87"/>
      <text:p text:style-name="P85">Как Пруссия уничтожила Фризскую свободу</text:p>
      <text:p text:style-name="P87"/>
      <text:p text:style-name="P87">На подконтрольных Пруссии территориях Восточной Фризии отмена патронимической системы имен (отчеств в качестве фамилий) происходила через последовательные законодательные акты:</text:p>
      <text:p text:style-name="P87"/>
      <text:p text:style-name="P87">1. Прусское общее уложение (ALR) Когда Восточная Фризия вошла в состав Пруссии, администрация начала настаивать на введении «фиксированной» системы имен. Пруссаки считали изменчивые патронимы хаотичными и непригодными для их высокоорганизованной военной и налоговой системы.</text:p>
      <text:p text:style-name="P87"/>
      <text:p text:style-name="P87">2. Регламенты 1794 и 1812 годов В то время как французы внедряли свои порядки на западе, прусское правительство издавало собственные указы для своих провинций. В <text:soft-page-break/>Восточной Фризии сопротивление было особенно сильным, так как патронимическая система была неразрывно связана с понятием «Фризской свободы» и самосознанием свободных фермеров.</text:p>
      <text:p text:style-name="P87"/>
      <text:p text:style-name="P87">3. Прусский кабинетский указ 1826 года Окончательный «смертельный удар» по восточнофризской системе имен был нанесен указом прусского кабинета министров в 1826 году.</text:p>
      <text:p text:style-name="P87"/>
      <text:p text:style-name="P87">Пруссаки были крайне недовольны тем, что даже после наполеоновской эпохи восточные фризы продолжали использовать свои старые обычаи именования. Этот указ строго запретил использование патронимов в официальном делопроизводстве и принудил население принять постоянные, наследственные фамилии. Многие современные фамилии в Восточной Фризии, такие как «Ольтманнс» (Oltmanns), «Тиаркс» (Tiarks) или «Петерсен» (Petersen), были фактически «заморожены» и превращены в родовые имена именно этим прусским законом.</text:p>
      <text:p text:style-name="P85"><text:soft-page-break/>Повстання на флоті та нова Світова Рада</text:p>
      <text:p text:style-name="P87"/>
      <text:p text:style-name="P87">Моряки всіх країн, єднайтеся! Ми контролюємо торговельні шляхи, порти, найважливіші ресурси та товари; ми надаємо найважливішу послугу на цій планеті. Світ заблокований, а Організація Об'єднаних Націй паралізована олігополією через право вето. Настав час для нового світового порядку, в якому ми будемо приймати рішення та діяти разом з усіма учасниками - малими чи великими, сильними чи слабкими. Щоб ця планета нарешті зцілилася, а всі діти Землі могли жити разом у безпеці та процвітанні.</text:p>
      <text:p text:style-name="P87"/>
      <text:p text:style-name="P89">На горе, На море</text:p>
      <text:p text:style-name="P90"/>
      <text:p text:style-name="P90">ты на горе, я на море.</text:p>
      <text:p text:style-name="P90">Ты танцуешь с ветром. Я бегу сквозь огонь,</text:p>
      <text:p text:style-name="P90">ты на горе, я на море.</text:p>
      <text:p text:style-name="P90">Ты сдаешься и сохраняешь спокойствие. Я призываю бурю и выравниваю земли.</text:p>
      <text:p text:style-name="P90">ты на горе, я на море.</text:p>
      <text:p text:style-name="P91"><text:soft-page-break/>на котик</text:p>
      <text:p text:style-name="P92"/>
      <text:p text:style-name="P92">Где фашисты? </text:p>
      <text:p text:style-name="P92">Где нацисты? </text:p>
      <text:p text:style-name="P92">Где расисты? </text:p>
      <text:p text:style-name="P92">А, Котик?</text:p>
      <text:p text:style-name="P90"/>
      <text:p text:style-name="P91">Антифашизм</text:p>
      <text:p text:style-name="P92"/>
      <text:p text:style-name="P92">Трое антифашистов встречаются в баре и ссорятся.</text:p>
      <text:p text:style-name="P92"/>
      <text:p text:style-name="P93">Освоил</text:p>
      <text:p text:style-name="P94"/>
      <text:p text:style-name="P94">Националисты уничтожают друг друга. </text:p>
      <text:p text:style-name="P94">Фашисты смеются друг над другом.</text:p>
      <text:p text:style-name="P94">Антифашисты уничтожают друг друга.</text:p>
      <text:p text:style-name="P94">Фашисты смеются друг над другом.</text:p>
      <text:p text:style-name="P94">Интернационалисты уничтожают друг друга.</text:p>
      <text:p text:style-name="P94">Фашисты смеются друг над другом.</text:p>
      <text:p text:style-name="P94">Бандиты уничтожают друг друга.</text:p>
      <text:p text:style-name="P94">Фашисты смеются друг над другом.</text:p>
      <text:p text:style-name="P94">Мигранты уничтожают друг друга.</text:p>
      <text:p text:style-name="P94">Фашисты смеются друг над другом.</text:p>
      <text:p text:style-name="P94"><text:soft-page-break/>И тупой безучастный народ смотрит.</text:p>
      <text:p text:style-name="P90"/>
      <text:p text:style-name="P95"><text:span text:style-name="T3">Два плюс четыре равняется нулю</text:span> </text:p>
      <text:p text:style-name="P95"/>
      <text:p text:style-name="P95">Вы, ребята, сами вызвали это. Не удивляйтесь, если последуют действия. Вы жаждете войны. Итак, грядет война.</text:p>
      <text:p text:style-name="P95"/>
      <text:p text:style-name="P96"><text:span text:style-name="T3">Моудржейши лезе до прделе</text:span> </text:p>
      <text:p text:style-name="P96"/>
      <text:p text:style-name="P96">Некди йе лепши вилизат прдел тому, кдо си на тебе седл.</text:p>
      <text:p text:style-name="P90"/>
      <text:p text:style-name="P89">Учитесь у фризов</text:p>
      <text:p text:style-name="P90"/>
      <text:p text:style-name="P90">Не позволяйте им уничтожать вашу культуру, как они уничтожают нашу.</text:p>
      <text:p text:style-name="P90"/>
      <text:p text:style-name="P90"/>
      <text:p text:style-name="P90"/>
      <text:p text:style-name="P90"/>
      <text:p text:style-name="P90"/>
      <text:p text:style-name="P89"><text:soft-page-break/>Мои лучшие друзья</text:p>
      <text:p text:style-name="P90"/>
      <text:p text:style-name="P90">поляки, русские, югославы, турки, курды, иракцы, иранцы, вьетнамцы, африканцы и несколько немцев. Всегда был мультикультурным!</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7"><text:soft-page-break/><text:span text:style-name="T7">Убивайте фашистов!</text:span><text:span text:style-name="T8"><text:line-break/></text:span></text:p>
      <text:p text:style-name="P98">Убивайте фашистов! Где бы они ни были!</text:p>
      <text:p text:style-name="P99">На суше, на море и в воздухе. </text:p>
      <text:p text:style-name="P99">Убивайте фашистов! Где бы они ни жили!</text:p>
      <text:p text:style-name="P99">На суше, на море и в воздухе.</text:p>
      <text:p text:style-name="P99"/>
      <text:p text:style-name="P99">Я встаю утром, как можно раньше. </text:p>
      <text:p text:style-name="P99">И уничтожаю фашистов, пока они ещё только думают. </text:p>
      <text:p text:style-name="P99">Они думают, думают. Что они большие, сильные и умные. </text:p>
      <text:p text:style-name="P99">Но на самом деле это всего лишь красивые свиньи. </text:p>
      <text:p text:style-name="P99">Вы не сможете сломить сильный дух.</text:p>
      <text:p text:style-name="P99">Ты не понимаешь? Я прекрасно понимаю! </text:p>
      <text:p text:style-name="P99">Вам не хватает понимания и смелости. </text:p>
      <text:p text:style-name="P99">Мы встретимся снова в глубочайшим темноте ночи.</text:p>
      <text:p text:style-name="P99">Фашисты меня не пугают. Они думают. думают.</text:p>
      <text:p text:style-name="P99">Что все знают, умеют и могут.</text:p>
      <text:p text:style-name="P99">Но в нем чаще всего не хватает образования, любви и доброты.</text:p>
      <text:p text:style-name="P99">Недовольство и зависть бродят по их городам.</text:p>
      <text:p text:style-name="P99">И только потому, что они русские, это не значит, что они преступники. </text:p>
      <text:p text:style-name="P99"><text:soft-page-break/>То же самое относится к полякам, украинцам, </text:p>
      <text:p text:style-name="P99">словакам, словенцам, хорватам, сербам, боснийцам, </text:p>
      <text:p text:style-name="P99">белорусам, кашубам, болгарам, чехам, северомакедонцам и черногорцам.</text:p>
      <text:p text:style-name="P99">Нацисты и фашисты – вот кто на самом деле преступники!</text:p>
      <text:p text:style-name="P99"/>
      <text:p text:style-name="P99">Убивайте фашистов! Где бы они ни были!</text:p>
      <text:p text:style-name="P99">На суше, на море и в воздухе. </text:p>
      <text:p text:style-name="P99">Убивайте фашистов! Где бы они ни жили!</text:p>
      <text:p text:style-name="P99">На суше, на море и в воздухе.</text:p>
      <text:p text:style-name="P99"/>
      <text:p text:style-name="P99">И вы, остальные, присоединяйтесь к нам. </text:p>
      <text:p text:style-name="P99">Эти грязные фашисты преследуют свой план.</text:p>
      <text:p text:style-name="P99">Они хотят уничтожить нас, изгнать из наших городов.</text:p>
      <text:p text:style-name="P99">От наших культур не должно остаться ничего.</text:p>
      <text:p text:style-name="P99">Встаньте, не сдавайтесь. Фашисты никогда не смогут нас победить.</text:p>
      <text:p text:style-name="P99">Если мы будем держаться вместе, организуемся против них.</text:p>
      <text:p text:style-name="P99">Не дайте себя уничтожить их бомбами, танками и дронами. </text:p>
      <text:p text:style-name="P99">У нас сердца из стали и божественная доброта.</text:p>
      <text:p text:style-name="P99">Мы не боимся ни людей, ни плохой погоды. </text:p>
      <text:p text:style-name="P99"><text:soft-page-break/>Эти фашисты обделаются от страха, услышав крик наших барабанов. </text:p>
      <text:p text:style-name="P99">Идите к черту, фашисты. Наши сердца и души вы не смогли сломить.</text:p>
      <text:p text:style-name="P99">Мы не боимся никакой войны. Вы уже сражаетесь между собой. </text:p>
      <text:p text:style-name="P99">Все фашисты ненавидят друг друга. </text:p>
      <text:p text:style-name="P99">Все фашисты предают друг друга. </text:p>
      <text:p text:style-name="P99">Наше единство — это выстрел им в затылок.</text:p>
      <text:p text:style-name="P99">Держитесь вместе, будьте сильными и рассудительными. </text:p>
      <text:p text:style-name="P99">Свободный мир, полный танцев и музыки. </text:p>
      <text:p text:style-name="P99">Эти фашисты ненавидят такие уловки.</text:p>
      <text:p text:style-name="P99">Нацисты и фашисты – вот кто на самом деле преступники!</text:p>
      <text:p text:style-name="P99"/>
      <text:p text:style-name="P99">Убивайте фашистов! Где бы они ни были!</text:p>
      <text:p text:style-name="P99">На суше, на море и в воздухе. </text:p>
      <text:p text:style-name="P99">Убивайте фашистов! Где бы они ни жили!</text:p>
      <text:p text:style-name="P99">На суше, на море и в воздухе.</text:p>
      <text:p text:style-name="P99"/>
      <text:p text:style-name="P100">* Пожалуйста, помогите улучшить этот текст. Я всего лишь маленький немецкий огонек, который любит вас, славяне.</text:p>
      <text:p text:style-name="P100"/>
      <text:p text:style-name="P100"/>
      <text:p text:style-name="P101"><text:soft-page-break/>Вот вам и</text:p>
      <text:p text:style-name="P102"/>
      <text:p text:style-name="P103">И пожарные — фашисты. </text:p>
      <text:p text:style-name="P103">И полиция — фашисты. </text:p>
      <text:p text:style-name="P103">И власти — фашисты. </text:p>
      <text:p text:style-name="P103">Вот вам и Бранденбург.</text:p>
      <text:p text:style-name="P103"/>
      <text:p text:style-name="P103">И пожарные — фашисты. </text:p>
      <text:p text:style-name="P103">И полиция — фашисты. </text:p>
      <text:p text:style-name="P103">И власти — фашисты. </text:p>
      <text:p text:style-name="P103">Вот вам и Бранденбург</text:p>
      <text:p text:style-name="P103"/>
      <text:p text:style-name="P103">И пожарные — фашисты. </text:p>
      <text:p text:style-name="P103">И полиция — фашисты. </text:p>
      <text:p text:style-name="P103">И власти — фашисты. </text:p>
      <text:p text:style-name="P103">Вот вам и Бранденбург.</text:p>
      <text:p text:style-name="P103"/>
      <text:p text:style-name="P103">И пожарные — фашисты. </text:p>
      <text:p text:style-name="P103">И полиция — фашисты. </text:p>
      <text:p text:style-name="P103">И власти — фашисты. </text:p>
      <text:p text:style-name="P103">Вот вам и Бранденбург</text:p>
      <text:p text:style-name="P103"/>
      <text:p text:style-name="P103">* Славянское увеличение темпа, транспозиция/вариация</text:p>
      <text:p text:style-name="P103"><text:soft-page-break/>* Укажите свой город или округ</text:p>
      <text:p text:style-name="P103">* Помогите улучшить эту песню</text:p>
      <text:p text:style-name="P103"/>
      <text:p text:style-name="P103">Черновик строфы:</text:p>
      <text:p text:style-name="P103">всегда будьте начеку на улице. </text:p>
      <text:p text:style-name="P103">Эти фашисты уже выслеживают вас. </text:p>
      <text:p text:style-name="P103">Эти фашисты хотят уничтожить вас. </text:p>
      <text:p text:style-name="P103">Не позволяйте вводить себя в заблуждение </text:p>
      <text:p text:style-name="P103">или оказывать на себя влияние.</text:p>
      <text:p text:style-name="P103"/>
      <text:p text:style-name="P104"><text:span text:style-name="T9">Еуре </text:span>Лидер</text:p>
      <text:p text:style-name="P105"/>
      <text:p text:style-name="P106"><text:span text:style-name="T10">Еуре </text:span>Лидер Капутт!</text:p>
      <text:p text:style-name="P107">So wie eure Lieder!</text:p>
      <text:p text:style-name="P106">Еуре Лидер Капутт!</text:p>
      <text:p text:style-name="P107">Deshalb nie wieder!</text:p>
      <text:p text:style-name="P106">Еуре Лидер Капутт!</text:p>
      <text:p text:style-name="P106"><text:span text:style-name="T10">Еуре </text:span>Лидер Капутт!</text:p>
      <text:p text:style-name="P106"><text:span text:style-name="T10">Еуре </text:span>Лидер Капутт!</text:p>
      <text:p text:style-name="P108"><text:span text:style-name="T10">Еуре </text:span>Лидер Капутт!</text:p>
      <text:p text:style-name="P109"><text:span text:style-name="T11">(</text:span><text:span text:style-name="T2">2 раза</text:span><text:span text:style-name="T12">)</text:span></text:p>
      <text:p text:style-name="P110"/>
      <text:p text:style-name="P110"/>
      <text:p text:style-name="P110"/>
      <text:p text:style-name="P111"><text:soft-page-break/>Решай сам!</text:p>
      <text:p text:style-name="P109"/>
      <text:p text:style-name="P112">Решай сам! Ты антифашист или фашист?</text:p>
      <text:p text:style-name="P112">Решай сам! Ты один или ноль?</text:p>
      <text:p text:style-name="P112">Решай сам! Ты хочешь радости или боли?</text:p>
      <text:p text:style-name="P112">Решай сам! Ты хочешь сообщества или Жадность?</text:p>
      <text:p text:style-name="P106"/>
      <text:p text:style-name="P104">Три идиота</text:p>
      <text:p text:style-name="P106"/>
      <text:p text:style-name="P106">Тот, кто постоянно работает на фашистов, сам фашист. А кто не любит цветных людей, тот расист. А тот, кто думает только о своем государстве, - нацист.</text:p>
      <text:p text:style-name="P106"/>
      <text:p text:style-name="P113"><text:span text:style-name="T3">Фризы и пруссаки</text:span> </text:p>
      <text:p text:style-name="P113"/>
      <text:p text:style-name="P113">Когда-то у нас были отчества в наших именах. Пруссаки запретили нам это делать и пригрозили наказанием вплоть до смертной казни. Чтобы изгнать из нас славянство. Вот почему я ненавижу пруссаков, они систематически уничтожали и моих предков!</text:p>
      <text:p text:style-name="P106"/>
      <text:p text:style-name="P114"><text:soft-page-break/><text:span text:style-name="T3">Фризы в Риме</text:span> </text:p>
      <text:p text:style-name="P114"/>
      <text:p text:style-name="P114">Оккупирован!</text:p>
      <text:p text:style-name="P106"/>
      <text:p text:style-name="P115">Помню</text:p>
      <text:p text:style-name="P116"/>
      <text:p text:style-name="P117">Помню, помню. </text:p>
      <text:p text:style-name="P117">Я антифашистика. </text:p>
      <text:p text:style-name="P117">Помню, помню. </text:p>
      <text:p text:style-name="P117">Я крепкии Балистика. </text:p>
      <text:p text:style-name="P117">Помню, помню. </text:p>
      <text:p text:style-name="P117">Это то, что есть. </text:p>
      <text:p text:style-name="P117">Помню, помню. </text:p>
      <text:p text:style-name="P117">Не хватает человечности здесь.</text:p>
      <text:p text:style-name="P117"/>
      <text:p text:style-name="P118">Социализм</text:p>
      <text:p text:style-name="P119"/>
      <text:p text:style-name="P119">Социалисту не нужны деньги. </text:p>
      <text:p text:style-name="P119">У социалиста есть община.</text:p>
      <text:p text:style-name="P119"/>
      <text:p text:style-name="P118">Фризское отчество</text:p>
      <text:p text:style-name="P119"/>
      <text:p text:style-name="P119">Пруссаки украли наши имена!</text:p>
      <text:p text:style-name="P120"><text:soft-page-break/>Уверенность </text:p>
      <text:p text:style-name="P121"/>
      <text:p text:style-name="P122">В моих жилах не течет эзотерическая вера патриархов в бога. По моим венам течет уверенность в доброте и счастье.</text:p>
      <text:p text:style-name="P122"/>
      <text:p text:style-name="P123">Как дум?</text:p>
      <text:p text:style-name="P124"/>
      <text:p text:style-name="P124">Как дум? Kackdumm!</text:p>
      <text:p text:style-name="P124">Как дум? Kackdumm!</text:p>
      <text:p text:style-name="P124">Как дум? Kackdumm!</text:p>
      <text:p text:style-name="P124"/>
      <text:p text:style-name="P125">Бранденбургская дивизия </text:p>
      <text:p text:style-name="P126"/>
      <text:p text:style-name="P127">Целая орда преступников и убийц. </text:p>
      <text:p text:style-name="P127">Вчера и сегодня!</text:p>
      <text:p text:style-name="P127"/>
      <text:p text:style-name="P128"><text:span text:style-name="T3">Нет мира</text:span> </text:p>
      <text:p text:style-name="P128"/>
      <text:p text:style-name="P128">За нацистов и фашистов! Ни единой спокойной минуты! Ни дня без крови и пепла! Ни один партизан без оружия!</text:p>
      <text:p text:style-name="P128"/>
      <text:p text:style-name="P129"><text:soft-page-break/>Катюша или Ганс </text:p>
      <text:p text:style-name="P130"/>
      <text:p text:style-name="P130">Когда несправедливость бродит по миру, не будь ханжой. Будь Катюшей.</text:p>
      <text:p text:style-name="P130"/>
      <text:p text:style-name="P131"><text:span text:style-name="T3">Смотри вперед, никогда не сдавайся.</text:span> </text:p>
      <text:p text:style-name="P131"/>
      <text:p text:style-name="P131">Несмотря ни на что, держите голову прямо, смотрите вперед. </text:p>
      <text:p text:style-name="P131">Продолжайте двигаться вперед!</text:p>
      <text:p text:style-name="P131"/>
      <text:p text:style-name="P132">Германцы и славяне</text:p>
      <text:p text:style-name="P131"/>
      <text:p text:style-name="P131">Когда-то мы все говорили на трех языках и прекрасно понимали друг друга. Потом пришли фашисты.</text:p>
      <text:p text:style-name="P131"/>
      <text:p text:style-name="P131"/>
      <text:p text:style-name="P131"/>
      <text:p text:style-name="P131"/>
      <text:p text:style-name="P131"/>
      <text:p text:style-name="P131"/>
      <text:p text:style-name="P132"><text:soft-page-break/>Gdy faszyści cię gonią</text:p>
      <text:p text:style-name="P131"/>
      <text:p text:style-name="P133">Gdy faszyści cię gonią, </text:p>
      <text:p text:style-name="P133">bądź szybki jak szczekuszka. </text:p>
      <text:p text:style-name="P133">Gdy faszyści cię gonią, </text:p>
      <text:p text:style-name="P133">bądź twardy jak skorupa żółwia. </text:p>
      <text:p text:style-name="P133">Gdy faszyści cię gonią, </text:p>
      <text:p text:style-name="P133">leć wysoko jak sokół. </text:p>
      <text:p text:style-name="P133">Gdy faszyści cię gonią, </text:p>
      <text:p text:style-name="P133">płyń zwinnie jak delfin.</text:p>
      <text:p text:style-name="P133"/>
      <text:p text:style-name="P134">Латинские буквы </text:p>
      <text:p text:style-name="P135"/>
      <text:p text:style-name="P135">Все больше отталкивает меня. Выглядят все более уродливыми. Это буквы фашистов.</text:p>
      <text:p text:style-name="P135"/>
      <text:p text:style-name="P136">Фризы и славяне</text:p>
      <text:p text:style-name="P137"/>
      <text:p text:style-name="P137">Два мира-один знак!</text:p>
      <text:p text:style-name="P137"/>
      <text:p text:style-name="P136">Мелодия пыток</text:p>
      <text:p text:style-name="P137">Говорите, говорите.</text:p>
      <text:p text:style-name="P137"/>
      <text:p text:style-name="P138"><text:soft-page-break/>Свободная страна</text:p>
      <text:p text:style-name="P139"/>
      <text:p text:style-name="P139">Свободная Фрисландия - это парадокс, потому что Фрисландия уже называется свободной страной.</text:p>
      <text:p text:style-name="P135"/>
      <text:p text:style-name="P134">Тени наших предков</text:p>
      <text:p text:style-name="P135"/>
      <text:p text:style-name="P135">Мои предки не знали вкуса чужой крови, В их именах нет пепла и немого страха. Мой отец - <text:s/>не убийца, не знавший боли, Он не строил трон из костей и праха.</text:p>
      <text:p text:style-name="P135"/>
      <text:p text:style-name="P135">А твой... твой был массовым убийцей, Тенью, идущей за смертью по пятам. Его грехи застыли на каждой странице, Проклиная путь по твоим же следам.</text:p>
      <text:p text:style-name="P135"/>
      <text:p text:style-name="P135">Моя мать - <text:s/>не медсестра, несущая гибель, Не ангел смерти в белом холодном халате. В её руках - лишь тепла и заботы обитель, А не яд, сокрытый в смертной палате.</text:p>
      <text:p text:style-name="P135"/>
      <text:p text:style-name="P135"><text:soft-page-break/>Твоя же была ещё хуже, намного страшнее, Её сердце не знало ни капли тепла. Там, где она шла, земля становилась чернее, И жизнь в её власти навеки замерла.</text:p>
      <text:p text:style-name="P135"/>
      <text:p text:style-name="P134">Конец эпохи нацизма</text:p>
      <text:p text:style-name="P135"/>
      <text:p text:style-name="P135">Огромная стая птиц поднимется с востока.</text:p>
      <text:p text:style-name="P135">И принесёт плохим людям ночной подарок.</text:p>
      <text:p text:style-name="P135">Они будут посылать и принимать сигналы.</text:p>
      <text:p text:style-name="P135">И исчезнут навеки, не оставив ни следа.</text:p>
      <text:p text:style-name="P135">Злые люди всех стран — вам больше нигде не будет безопасно.</text:p>
      <text:p text:style-name="P135">Ибо мы защитим каждый сантиметр этой планеты!</text:p>
      <text:p text:style-name="P135"/>
      <text:p text:style-name="P134">Лютцифер</text:p>
      <text:p text:style-name="P135"/>
      <text:p text:style-name="P135">Отдельные поступки полных ненависти людей не дают права исключать или ненавидеть целую этническую группу. Напротив, легитимно ненавидеть мутацию религии, которая построена на крови и ненависти и даже не стыдится своей ненависти, презрения <text:soft-page-break/>и насмешек. Лютер был антисемитом и женоненавистником, ТОЧКА!</text:p>
      <text:p text:style-name="P135"/>
      <text:p text:style-name="P140">Католичка и протестантка встречаются на скамейке. </text:p>
      <text:p text:style-name="P141"/>
      <text:p text:style-name="P141">Католичка боится и ненавидит нацистов, протестантка же боится и ненавидит ислам, евреев и всех остальных мигрантов и иностранцев. Мы не одинаковые!</text:p>
      <text:p text:style-name="P135"/>
      <text:p text:style-name="P134">Герман Страх</text:p>
      <text:p text:style-name="P135"/>
      <text:p text:style-name="P135">Герман - трусливый малый, </text:p>
      <text:p text:style-name="P135">Беречь свою землю устал он.</text:p>
      <text:p text:style-name="P135">Но дом не спасёт от судьбы роковой все</text:p>
      <text:p text:style-name="P135">мы когда-то лишимся покоя и станем чужой землёй.</text:p>
      <text:p text:style-name="P135"/>
      <text:p text:style-name="P142"><text:span text:style-name="T3">Христиане </text:span><text:span text:style-name="T13">(25.12.2025 г.)</text:span></text:p>
      <text:p text:style-name="P135">сначала одаривают тебя. </text:p>
      <text:p text:style-name="P135">Тогда они заберут тебя. </text:p>
      <text:p text:style-name="P135">Тогда они убьют тебя.</text:p>
      <text:p text:style-name="P132"><text:soft-page-break/>Протоколы преступлений против человечности</text:p>
      <text:p text:style-name="P131"/>
      <text:p text:style-name="P143">05.12.2024 г.</text:p>
      <text:p text:style-name="P144"/>
      <text:p text:style-name="P144">Громкие крики и крики, удары ногами и удары по потолку, как и годом ранее, жизнь без наушников была практически невозможна в течение нескольких месяцев (с начала мая 2024 года, я также сообщил об этом в жилищный кооператив, никакой помощи). Крики и угрозы из туалетной шахты. Угрозы убийством мне, моей бывшей жене и моим близким родственникам. 3-4 Человека, квартира над моей. Один человек (новый посетитель, новый голос), казалось, занимал более высокую должность (государственный служащий, политик? "Когда это выйдет, я буду в" 20 часах новостей "... и т.д.") и высказывался соответственно, снова и снова я мог снимать кадры в своей квартире (в моем личном пространстве), где четко и понятно обсуждались угрозы и намерения убийства. Квартира имеет открытые соединения труб с <text:soft-page-break/>другими квартирами, и "один" (в переводе с немецкого "человек") слышит практически каждого дышащего. (Мне удалось сохранить некоторые фрагменты аудио на разных серверах на случай, если со мной что-то случится. Они все еще доступны для извлечения (я носил на теле лучшие аудиозаписи). Ночью я все еще отключала свои серверы от сети и систематически пыталась снова стать женой своих систем. Что не было особенно успешным.</text:p>
      <text:p text:style-name="P144"/>
      <text:p text:style-name="P145">Полицейский называл меня на "вы" (в смысле она, она. Откуда он получил эту информацию?). Полицейский забрал у меня улики. После этого их, вероятно, там уже не было, или. провода, гильзы и кабели не были обнаружены, как указано в моем собственном депонированном источнике доказательств, фотографии которых я также предоставил на хранение (передача в РИГУ). Все это сильно смахивало на микрокамеры, которые можно купить за границей в специальных магазинах. Я не могу доказать, что он в этом замешан, но предполагаю. В разговоре с <text:soft-page-break/>преступниками также был четко назван полицейский, который уже знал бы, что делать.</text:p>
      <text:p text:style-name="P145"/>
      <text:p text:style-name="P146">По моему собственному желанию я была доставлена полицией в больницу. </text:p>
      <text:p text:style-name="P145"/>
      <text:p text:style-name="P147">Ко мне домой явились сотрудники госбезопасности (Staatsschutz), уголовного розыска (KriPo) и социальный работник с практикантом. Я впустил(а) их, чтобы они могли зафиксировать катастрофическое состояние моей квартиры и моё собственное состояние.</text:p>
      <text:p text:style-name="P147"/>
      <text:p text:style-name="P147">Чтобы чувствовать себя в безопасности и иметь возможность поспать, я выразил(а) желание быть доставленным(ой) в больницу Эберсвальде, так как это было единственное известное мне безопасное место для ночлега в непосредственной близости. Однако меня принудили поехать в клинику GLG в Ангермюнде. Под давлением и из-за лишения сна я согласился(ась).</text:p>
      <text:p text:style-name="P147"/>
      <text:p text:style-name="P147"><text:soft-page-break/>Там первым первым делом попытались уличить меня в правонарушениях, связанных с наркотиками. Диагноз был поставлен «на ходу» в коридоре в присутствии полицейских. </text:p>
      <text:p text:style-name="P147"/>
      <text:p text:style-name="P145">«Главный психолог вызвал у меня инстинктивное чувство опасности; его поведение напомнило мне повадки сексуального маньяка.»</text:p>
      <text:p text:style-name="P145"/>
      <text:p text:style-name="P145">«Ассистент психолога (чернокожий/PoC) составил ложный отчет. Особенно это касается данных о потреблении алкоголя и наркотиков. Подобные показания я бы никогда в жизни не дал(а) в ситуации, которая может обернуться против меня. Даже с тремя промилле в крови я не был(а) бы настолько глуп(а). »</text:p>
      <text:p text:style-name="P145"/>
      <text:p text:style-name="P145"/>
      <text:p text:style-name="P148">06.12.2024</text:p>
      <text:p text:style-name="P147"/>
      <text:p text:style-name="P147">В больнице GLG замечен преступник (блондин, рост около 172 см, возраст 25–35 лет), требует выдать имеющиеся у меня <text:soft-page-break/>доказательства. Территория больницы свободно доступна. Все доказательства либо надёжно заперты, либо я ношу их при себе.</text:p>
      <text:p text:style-name="P147"/>
      <text:p text:style-name="P147">Одна из пациенток дала показания - полька по имени Кристина. В городе Шведт-на-Оде группа молодых людей подсыпала ей GHB («жидкий экстази»). После этого полиция насильно забрала её из собственной квартиры под предлогом того, что она якобы выбросила ботинок из окна. Она сказала мне, что не чувствует себя в безопасности в этой больнице; по её словам, всех пациентов целый день держат под воздействием успокоительных, и ей запрещено покидать здание.</text:p>
      <text:p text:style-name="P147"/>
      <text:p text:style-name="P147">Кристина - очень красивая женщина, и у меня сложилось впечатление, что она глубоко травмирована произошедшим. Я считаю её показания правдивыми. Подобный инцидент (выброшенный ботинок) не оправдывает полицейскую операцию у неё дома, и согласно закону о психиатрической помощи (PsychKG), нет законных оснований удерживать её взаперти бессрочно. Она также заявила, что <text:soft-page-break/>персонал больницы вёл себя по отношению к ней навязчиво и неподобающе.</text:p>
      <text:p text:style-name="P147"/>
      <text:p text:style-name="P147">Поскольку у меня были основания полагать, что все мои электронные устройства взломаны, я уехал(а) в Штральзунд, а затем отправился(ась) в поездку по Польше и странам Балтии (Вильнюс, Рига, Таллин и обратно).</text:p>
      <text:p text:style-name="P145"/>
      <text:p text:style-name="P149">«Android 13 без обновлений безопасности (unpatched), защищенный смартфон (rugged phone) — была ли использована уязвимость? Тонкий клиент на Arch Linux (было удаленное соединение, передача в Риге). Физическое проникновение в мою квартиру через балкон?»</text:p>
      <text:p text:style-name="P150"/>
      <text:p text:style-name="P151">«Однажды балконная дверь оказалась открыта (в это время я был в Вюрцбурге! хотя я всегда всё запираю и проверяю дважды). Такие балконные двери легко вскрыть рычагом. Это означало бы, что взлом квартиры произошел еще в декабре 2023 года. Тонкий клиент находился там, и на нем была установлена незащищенная система Windows, <text:soft-page-break/>которую мне пришлось мигрировать через несколько систем.»</text:p>
      <text:p text:style-name="P151"/>
      <text:p text:style-name="P151"/>
      <text:p text:style-name="P152">Штральзунд</text:p>
      <text:p text:style-name="P150"/>
      <text:p text:style-name="P150">Я провёл (провела) две ночи в Штральзунде, пытаясь воплотить в жизнь свою поездку по Прибалтике, которую планировал(а) уже несколько месяцев. Я не чувствовал(а) погони и у меня не было впечатления, что за мной кто-то следит — всё было спокойно и расслабленно. Лишь один человек показался мне подозрительным: однажды утром он стоял перед моим отелем и подсознательно посылал мне сигналы. Как человек с глубоким нарушением зрения, я инстинктивно чувствую, нахожусь ли я в центре чьего-то внимания, и улавливаю намерения людей (все слепые и слабовидящие люди обладают этим даром, если они уверены в себе — стоит отметить, что для этого нужно доверие к себе). Однако тогда я не мог(ла) это проверить и списал(а) на воображение. Этот человек был ростом около 180 см, блондин, в очках; по осанке, <text:soft-page-break/>небрежному внешнему виду и ощутимо высокому IQ он напомнил мне айтишника.</text:p>
      <text:p text:style-name="P150"/>
      <text:p text:style-name="P150">Чтобы немного отдохнуть после многомесячных пыток в моей квартире в Ангермюнде, я гулял(а) по улицам Штральзунда. Я горько плакал(а) при виде «Горх Фока» и моря: всё здесь так сильно напоминало мне о родине, я был(а) очень опечален(а), охвачен(а) меланхолией и романтическими чувствами. В то же время многое здесь напоминало мне восточные регионы бывшего Советского Союза, что мне очень нравилось, ведь я очень люблю славянских людей. Они вызывают у меня базовое доверие, которого мне не хватает в немцах. Повсюду я слышал(а) русскую речь и сразу почувствовал(а) себя в большей безопасности. Русские мужчины и женщины всегда защищали меня на протяжении всей моей жизни. Этот язык вызывает во мне глубокое чувство внутренней связи, хотя я лишь немного владею русским. Я внезапно снова почувствовал(а) прилив сил и мотивацию начать свое путешествие.</text:p>
      <text:p text:style-name="P150"><text:soft-page-break/></text:p>
      <text:p text:style-name="P153">Szczecin</text:p>
      <text:p text:style-name="P154">Jechałam przez Pasewalk do Szczecina i byłam niesamowicie podekscytowana. Wcześniej byłam w Polsce tylko raz, i to jedynie na przygranicznym bazarze. Dla mnie zbrodnie, których Niemcy dokonali na Polakach i Polkach w czasach narodowego socjalizmu, są po prostu niewyobrażalnie straszne i bardzo obawiałam się, czy zdołam okazać wystarczający szacunek i cześć. Wstydziłam się jako obywatelka Niemiec podróżować przez ten kraj. Jednak po wejściu do polskiego pociągu do Szczecina nagle poczułam się jak w domu, jak w ziemi obiecanej. Słowianie! Radość! Wreszcie normalni ludzie! Podróż była wspaniała, a ponieważ bilet przesiadkowy kosztował zaledwie kilka euro, była też super tania. Także konduktorka, podobnie jak wszyscy pracownicy w Polsce, od razu wzbudziła we mnie błogie, ciepłe poczucie bezpieczeństwa.</text:p>
      <text:p text:style-name="P154">Po przyjeździe do Szczecina uznałam dworzec za przepięknie futurystyczny, a jednocześnie bardzo ładnie wkomponowany w architekturę starego miasta. Wszyscy ludzie byli od razu niezwykle <text:soft-page-break/>mili, a mój przyjazd odebrałam jako uzdrawiający ratunek z mojej „niemieckiej niewoli” wewnątrz państwa socjalnego, które traktuje osoby z niepełnosprawnościami jak odpady. Tutaj czułam się wolna i beztroska; szukając mojego hotelu (Kapitan), wędrowałam uliczkami i wszystko było tak cudownie nowe i eleganckie, a zarazem słowiańskie i stare. Wszędzie napotykałam też dawną architekturę hanzeatycką, która ze względu na moje dzieciństwo szczególnie porusza moje serce. Hanza jest dla mnie wciąż najlepszym przykładem „zmiany poprzez handel” (Wandel durch Handel) i uważam, że w czasach Hanzy gospodarka o obiegu zamkniętym funkcjonowała lepiej niż dzisiaj.</text:p>
      <text:p text:style-name="P155">Kiedy dotarłam do hotelu, który ukryty był za uniwersytetem (do którego wcześniej przypadkiem trafiłam ze swoją walizką na kółkach), od razu znów poczułam ten wspaniały słowiański klimat. Czułam się tutaj bezpieczna i zaopiekowana. Nic w tym mieście nie wydawało mi się groźne ani niepokojące, to było cudowne. Nawet liczne obiekty wojskowe z tablicami informacyjnymi nie budziły we mnie niepokoju. <text:soft-page-break/>Wiedziałam, że w razie jakiejkolwiek sytuacji kryzysowej mogę w stu procentach polegać na tutejszej ludności. To dawało mi kolejne, błogie poczucie bezpieczeństwa.</text:p>
      <text:p text:style-name="P155"/>
      <text:p text:style-name="P156">Gdańsk</text:p>
      <text:p text:style-name="P154">Moja podróż trwała dalej – ze Szczecina pociągiem do Gdańska. Po drodze trasa była częściowo przerwana przez komunikację zastępczą, ale to, co z początku wydawało się utrudnieniem, okazało się prawdziwym szczęściem. Dzięki temu mogłam podziwiać jeszcze więcej natury oraz miejskiej i wiejskiej architektury. Sama przesiadka przebiegła bezproblemowo i zawsze szybko udawało mi się znaleźć odpowiednie połączenie.</text:p>
      <text:p text:style-name="P154">Był późny wieczór, kiedy dotarłam do Gdańska, a nie miałam jeszcze zarezerwowanego ani hostelu, ani hotelu. Ruszyłam więc na poszukiwania, pytając osobiście w hotelach w centrum miasta. Wszystko było wspaniale oświetlone i przyozdobione na czas Bożego Narodzenia, a wokół wznosiły się te wszystkie hanzeatyckie, <text:soft-page-break/>pełne przepychu budowle. Już sam ogromny budynek dworca wywołał we mnie głębokie, poruszające poczucie więzi z domem. Czułam się po raz kolejny, jakbym dotarła do celu – jakbym była stąd długo nieobecna, choć spędziłam tu dekady swojego życia. Wszystko było tak znajome; odnajdywałam się w przestrzeni miasta z taką łatwością, jakbym znała te drogi od zawsze. Nawet w ciemnych zaułkach czy pod wiaduktami nigdy nie czułam się niepewnie ani obco. To było tak, jakby pchała mnie do przodu jakaś magiczna energia, a we mnie samej drzemały niewiarygodne siły i promienie światła.</text:p>
      <text:p text:style-name="P154">Po pewnym czasie zarezerwowałam pokój w niedaleko położonym hotelu, w którym było jeszcze wolne miejsce. W Polsce trwały właśnie uroczystości narodowe, więc prawie wszystko było już zajęte. Uzbrojona w moją walizkę na kółkach ruszyłam na drugą stronę rzeki – nie potrafię już dokładnie określić, które z wielu ramion ujścia to było. W hotelu znów wszystko było cudownie słowiańskie, nawet kuchnia w piwnicy – prosta, ale czysta i niedroga. Do tego <text:soft-page-break/>bardzo miła recepcjonistka, która udzieliła mi wszystkich wskazówek.</text:p>
      <text:p text:style-name="P154">Po nocy spędzonej w tej części Gdańska, która wydała mi się zarówno starodawna, jak i przemysłowa, przez kilka godzin spacerowałam po mieście. Chciałam zobaczyć stary, wspaniały Żuraw (Kontor). Ponieważ pochodzę z miasta portowego, takie budowle są dla mnie szczególnie poruszające. Kanał, ulice, a potem ten potężny budynek – to był balsam dla mojej duszy. Również te wszystkie małe statki i kutry, cały ten morski klimat, dały mi poczucie bycia u siebie.</text:p>
      <text:p text:style-name="P154"/>
      <text:p text:style-name="P152">Suwałki</text:p>
      <text:p text:style-name="P150"/>
      <text:p text:style-name="P150">Z Gdańska ruszyłam dalej autobusem do Suwałk. Niestety autobus miał kilka godzin opóźnienia, przez co wczesnym rankiem stałam na mrozie uzbrojona jedynie w kawę. Rozmawiałam tam z kilkoma Słowianami i obcokrajowcami. Wszystko wydawało mi się bardzo inkluzywne – widziałam na przykład, jak wszyscy obecni niezwykle uprzejmie i pomocnie zareagowali na czarnoskórą <text:soft-page-break/>osobę, która pytała o drogę. Bałtowie, Polacy, Rosjanie, Amerykanie, Francuzi, Białorusini i ja, jedyna obywatelka Niemiec – świetnie się dogadywaliśmy, paląc papierosa za papierosem. Kiedy spóźniony autobus w końcu przyjechał, ruszyliśmy przez kraj w stronę Suwałk, jadąc blisko granicy z obwodem królewieckim (Kaliningradem). W Elblągu musiałam się głośno zaśmiać, bo po raz pierwszy uświadomiłam sobie polską nazwę tego miasta. W dzieciństwie naziści i miejscowi gangsterzy, którzy bili kobiety i nienawidzili homoseksualistów, często wyzywali mnie od „pedalskich elfów”. W rzeczywistości nigdy nie byłam homoseksualna; wynikało to jedynie z mojej androgynicznej, kobiecej aury i wrażliwości. Oni nienawidzili wszystkiego, co kobiece. Wychowałam się z trzema starszymi siostrami w sześcioosobowym, tętniącym życiem domu, więc ukształtowały mnie doświadczenia mojej matki i sióstr. Moim zdaniem kobiety są silniejszą płcią. Tworzą życie! Który mężczyzna to potrafi? Mężczyźni zawsze mnie odpychali swoją gburowatością i głupotą. Nigdy nie potrafiłam utożsamić się z tymi cechami. W każdym razie Elbląg wywołał we mnie radość, bo <text:soft-page-break/>swoją dawną „skazę” przekułam z czasem w atut – cóż, wszystkie dziewczyny i kobiety lgnęły do „elfa” i chciały się z nim całować. Myślę, że to właśnie najbardziej bolało nazistów i faszystów.</text:p>
      <text:p text:style-name="P150"/>
      <text:p text:style-name="P150">Po przyjeździe do Suwałk, w regionie przygranicznym między Polską, Rosją, Białorusią i Litwą, wszystko znów wydało mi się niesamowicie znajome. Pewnym krokiem szłam przez miasto, podziwiając, jak schludnie i zadbanie tam jest. Przede wszystkim uderzyło mnie, jak miasto jest przystosowane dla osób niedowidzących. A dekoracje świąteczne – ile wysiłku i miłości do detalu w nie włożono! To nie były tylko małe ozdoby, ale ogromne rzeźby świetlne, fantastyczne. Gdy dotarłam do hotelu późnym wieczorem, powitała mnie niska pracownica, która była wyraźnie poirytowana moją niemieckością. A może po prostu mnie polubiła i próbowała to ukryć? Miałam wrażenie, że połączyła nas szczególna więź, której nie chciała po sobie poznać. Wszystko tutaj przypominało mi architekturę mojego ojca, który buduje domy z podobnymi skosami i obiciami, aby lepiej izolować budynki akustycznie. Po raz <text:soft-page-break/>pierwszy od 10 lat było tak cicho – tak cicho, że zaczęłam płakać z radości. Pokój przypominał mi mój dawny pokój u rodziców, w którym panował ten sam spokój. Myślałam o moim ojcu i zrozumiałam, że jest jednak niesamowitym budowniczym i architektem – i wybaczyłam mu.</text:p>
      <text:p text:style-name="P150"/>
      <text:p text:style-name="P150">W Suwałkach było tak cudownie, że zostałam na kilka dni. Naprzeciwko mojego hotelu znajdował się pomnik upamiętniający spaloną synagogę, którą podpalili Niemcy mieszkający tu dawniej. Następnego ranka od razu poszłam kupić kwiaty, aby złożyć bukiet pod pomnikiem. Wszystko przebiegło spokojnie i w bardzo przyjaznej atmosferze. Naturę wokół miasta i samo centrum mogę polecić każdemu, kto podróżuje po Polsce. W dniu wyjazdu, gdy nakładałam sobie jedzenie przy bufecie śniadaniowym, zagadnął mnie miły starszy pan i zapytał, czy nie zjedlibyśmy śniadania razem. Zgodziłam się. Był to niski mężczyzna z dużym nosem, niezwykle otwarty, przyjazny i gadatliwy. Oprócz wielu rad na przyszłość wspomniał, że jest lekarzem w Wilnie, pochodzi z RPA, a teraz mieszka na Litwie, gdzie leczy lokalne wojsko i rannych z Ukrainy. To <text:soft-page-break/>wspaniały, szczery człowiek, który mimo krótkiego spotkania dał mi głębokie zrozumienie mojej przyszłej misji i mojego zadania. Dopiero niedawno uświadomiłam sobie pełną wagę tej godzinnej rozmowy. Dziękuję.</text:p>
      <text:p text:style-name="P150"/>
      <text:p text:style-name="P150"/>
      <text:p text:style-name="P157">Вильнюс</text:p>
      <text:p text:style-name="P158">Вильнюс, к сожалению, стал повторяющейся низшей точкой моего путешествия по Прибалтике. Я чувствовал(а) себя там неуютно. Вероятно, мне не хватало морской атмосферы. А может быть, дело было в снобизме местных жителей, которые больше заботились о шике и блеске (это почему-то немного напомнило мне Загреб), чем о людях вокруг. Кроме того, многие элементы инклюзивной навигации и другие средства помощи для слабовидящих и слепых были плохо продуманы: дорожки часто вели в тупик, в яму или упирались в стену дома. Слепому человеку Вильнюс не понравится.</text:p>
      <text:p text:style-name="P158">Тем не менее, по пути «туда» я в целом провел(а) в городе прекрасное время. Я <text:soft-page-break/>любовался(ась) старой колокольней собора и жил(а) в высококлассном отеле рядом с православной церковью. Здесь же я решился (решилась) на свой первый инклюзивный тест для трансидентичных / небинарных персон в Прибалтике: немного принарядившись и надев узкие джинсы-скинни, я отправился (отправилась) за покупками неподалеку. Обычно я так не поступаю — не из-за стыда, а из-за страха перед насилием. В Германии свободное передвижение для трансидентичных людей стало практически невозможным: различные группировки сразу начинают угрожать физической или психологической расправой. В Вильнюсе я собрал(а) волю в кулак и подумал(а): «К черту всё, проверим эту городскую человечность на прочность».</text:p>
      <text:p text:style-name="P159">Все прошло без проблем, что я хочу отметить как положительный момент, — за исключением одного охранника отеля, которому, видимо, не понравился мой внешний вид. А возможно, я показался (показалась) ему слишком привлекательным(ой), и он не смог совместить это со своими <text:soft-page-break/>псевдохристианскими убеждениями. На этого человека я на следующий же день подал(а) жалобу. После этого Вильнюс стал для меня слишком неприятным местом, чтобы оставаться там дольше. Возможно, стоило дать городу еще один шанс, но мне нужно было двигаться дальше. Во время моего путешествия я придерживался (придерживалась) правила: максимум одна-две ночи в одном городе, прежде чем я стану слишком заметным(ой) («прежде чем я стану слишком пестрым(ой)»).</text:p>
      <text:p text:style-name="P159"/>
      <text:p text:style-name="P160">Рига</text:p>
      <text:p text:style-name="P161">Мой самый любимый город в Прибалтике. Еще ребенком я прочитал(а) книгу о Риге и очень хотел(а) там побывать. В 2020 году, незадолго до первого локдауна из-за пандемии, мы с хорошим другом уже посещали этот чудесный город. Мы тогда почти остались там и не хотели возвращаться в Германию, но я не был(а) уверен(а), выдержит ли он там долго из-<text:soft-page-break/>за состояния здоровья, поэтому я привез(ла) его обратно в Берлин.</text:p>
      <text:p text:style-name="P161">В Риге я снова без проблем ориентировался (ориентировалась), всё находилось очень легко. Для меня это магический город, полный приятных латышских и русских людей. Моим отелем управляла мультикультурная команда, но в основном там преобладала русская атмосфера, прежде всего из-за гостей. В Риге очень легко завязать разговор с самыми разными людьми — это типичный прекрасный портовый город. Международный дух — общая черта всех прибрежных городов — чувствуется здесь повсюду. И Рига — один из лучших городов такого рода.</text:p>
      <text:p text:style-name="P161">Моя улица находилась в самом центре нового города, примерно в двух километрах от вокзала. Всё вокруг было очень милым и инклюзивным, а обстановка и атмосфера — просто сказочными. Так как я уже хорошо знал(а) Ригу, я ограничивался (ограничивалась) небольшими прогулками по городу и Старому центру, предаваясь созерцательной романтике <text:soft-page-break/>и вспоминая великие времена портовых городов.</text:p>
      <text:p text:style-name="P162">И какое счастье — наконец-то я снова мог(ла) курить свои любимые сигареты, которые здесь продавались: Kent 8! О! Однажды пожилая блондинка-продавец в супермаркете весело спросила меня по-русски, всегда ли я курю как петербуржец. Я кивнул(а) и рассмеялся (рассмеялась). Все остальные в магазине тоже смеялись. Нам было весело. В следующий раз я купил(а) Winston, чтобы не создавать лишнего шума.</text:p>
      <text:p text:style-name="P162"/>
      <text:p text:style-name="P152">Таллин</text:p>
      <text:p text:style-name="P150"/>
      <text:p text:style-name="P150">Очередная поездка на автобусе привела меня с рижского автовокзала в Таллин. Путь пролегал вдоль побережья. Я был(а) взволнован(а) и большую часть дороги был(а) занят(а) планированием: изначально я хотел(а) переправиться на пароме из Таллина в Стокгольм, а оттуда — на пароме в Штральзунд. Но тогда это показалось мне <text:soft-page-break/>слишком дорогим удовольствием, что в ретроспективе оказалось ошибкой и привело к обратному результату. На тот момент мой банковский счет еще был в плюсе.</text:p>
      <text:p text:style-name="P150"/>
      <text:p text:style-name="P150">В Таллине мне предстоял довольно долгий путь пешком с моим катящимся багажом. Я быстро шел (шла) сквозь холод, так как в городе было по-настоящему горько холодно и ветрено. Путь лежал через какой-то район с сомнительным освещением; мне он показался подозрительным, внутри было нехорошее предчувствие. Вдоль темной улицы, без какого-либо доступного транспорта, я добрался (добралась) до своих апартаментов с бесконтактным заселением. Я знаю такие квартиры в постсоветских странах, и цифровые коды на дверях, и замки мне отлично знакомы. Я очень обрадовался (обрадовалась), когда увидел(а) тяжелые двери и внутреннюю отделку. К сожалению, цифровая регистрация в саму квартиру не сработала, и мне пришлось связаться с техподдержкой. Через некоторое время мой код сбросили удаленно, и я вошел (вошла). Маленькая квартира рядом с <text:soft-page-break/>аэропортом была хорошо обставлена и казалась очень чистой. Так как после долгой дороги я проголодался (проголодалась), то сразу пошел (шла) в ближайший супермаркет буквально в 20 шагах и купил(а) азербайджанский стейк и, как всегда в каждом городе, хорошее балтийское пиво. Вкусно!</text:p>
      <text:p text:style-name="P150"/>
      <text:p text:style-name="P150">В квартире произошла очень забавная встреча с соседом: когда я жарил(а) свой стейк, в дверь позвонили. Растерянный молодой человек моего возраста, предположительно татарин или просто смуглый россиянин, попросил меня зайти к нему и «полюбоваться» на дым. Я рассмеялся (рассмеялась) от души, и он тоже. Вытяжка моей плиты наполнила его квартиру густым черным дымом. Мы оба смеялись, констатировав, что забронировали низкокачественное жилье с местами скудной инженерией. Мы решили еще раз позвонить в поддержку. Надеюсь, он получил хотя бы часть денег назад. В любом случае, потом он жарил рыбу, и ко мне дым не шел. Что дало мне явное преимущество в «задымлении» помещения. Я <text:soft-page-break/>еще немного побыл(а) на улице, наслаждаясь советским флером этого района.</text:p>
      <text:p text:style-name="P150"/>
      <text:p text:style-name="P150">На следующий день всё в моем путешествии резко изменилось. Я шел (шла) через город к порту, как и прежде, с чемоданом. Моим планом всё еще был Стокгольм. Прибыв туда, я заметил(а), что за мной пристально наблюдает русский персонал. Не могу точно сказать почему, но то, как рабочие вели себя на территории, показалось мне подозрительным. Внезапно появилась небольшого роста темнокожая женщина и попросила о помощи: ей нужно было перевести деньги, чтобы добраться до Хельсинки. Я сразу подумал(а) о мошенничестве, но она выглядела слишком серьезно, поэтому я помог(ла) ей сделать телефонный звонок. Персонал в портовом доке вел себя несколько расистски и не хотел заниматься её вопросом без моего вмешательства. После моего участия и нескольких попыток в магазинах и ресторанах ей наконец помогли. К сожалению, буквально на секунду в суматохе разговоров в киоске я выпустил(а) свой чемодан из виду. И раз — <text:soft-page-break/>двое русских рабочих уже возились с моим чемоданом! Он был открыт! По крайней мере, на небольшую щель. Мужчины всё еще стояли рядом; так как я отвлекся (отвлеклась) лишь на миг, у них не хватило времени открыть его полностью. После того как я к ним обратился (обратилась), громко позвал(а) другой персонал и указал(а) на камеры, я вдруг почувствовал(а) себя в Таллине в значительной небезопасности. Другой русский персонал тоже разговаривал со мной дерзко и грубо, будто я — враждебная душа. Понятия не имею, что привело к этому инциденту. Та темнокожая женщина внезапно исчезла в офисе с портовым служащим, которого я позвал(а). Я помахал(а) ей через окно и ушел (шла). В своем блокноте я записал(а): «В Таллине дело пахнет керосином!» (досл. что-то здесь нечисто).</text:p>
      <text:p text:style-name="P150"/>
      <text:p text:style-name="P150">После этой насыщенной событиями акции я решил(а) переночевать еще одну ночь в русском отеле в центре города. Администратором была классная черноволосая эмо-панк-девушка, классика. Я снова был(а) в восторге. Интерьер и множество зон для <text:soft-page-break/>отдыха были высокого «русского стандарта», даже этажи были советскими. Первоклассно. Ночью я почти не спал(а) — сильно беспокоился (беспокоилась), что может начаться война, часами спорил(а) с собой о «за» и «против», а также о том, насколько фашистской стала Германия. До такой степени, что даже высокопоставленные чиновники снова открыто придерживаются националистических и праворадикальных взглядов. Возможно, это был страх перед возвращением в Германию, в моё нацистское окружение, с уверенностью, что это лишь вопрос времени, когда они придут, чтобы запереть меня или уничтожить.</text:p>
      <text:p text:style-name="P150"/>
      <text:p text:style-name="P152">Обратный путь в Ригу</text:p>
      <text:p text:style-name="P150"/>
      <text:p text:style-name="P150">На обратном пути в Ригу я заметил, что в автобусе меня сопровождают несколько человек, которые владеют личной информацией обо мне. Сначала я удивился этому, но потом принял как факт. Они сообщали мне об этом, проигрывая аудиофайлы на русском языке на своих <text:soft-page-break/>телефонах. Я не знаю, как это произошло, и колебался между ощущением, что это воображение, и осознанием реальности, но это действительно происходило. Чтобы отвлечься и показать, что я не русский, я начал учить польский в Duolingo, причем довольно громко, чтобы заглушить русскую речь в автобусе.</text:p>
      <text:p text:style-name="P150"/>
      <text:p text:style-name="P150">В автобусе я разбирал свой старый паспорт с бизнес-визами Казахстана и Киргизии, а также штампами прибалтийских стран. Параллельно с этим я периодически разворачивал свой портативный тонкий клиент и проводил замеры Wi-Fi, чтобы найти открытые, незащищенные точки доступа. Я хотел обеспечить большую безопасность, чтобы не допустить сбоев в работе критической инфраструктуры стран Балтии. Мне удалось обнаружить как минимум одну подстанцию, которая на тот момент не была защищена, и я сообщил об этом в организацию AG KRITIS, которая позже также выступала в качестве консультанта в странах Балтии.</text:p>
      <text:p text:style-name="P150"/>
      <text:p text:style-name="P150"/>
      <text:p text:style-name="P163"><text:soft-page-break/>Рига, 23.12.2024 (Обратный путь)</text:p>
      <text:p text:style-name="P150"/>
      <text:p text:style-name="P150">Преследование возобновилось 23 декабря 2024 года в Риге, Латвия. Вообще-то я собиралась позвонить маме на Рождество, кроме того, я подала заявку на вакансию разработчика программного обеспечения в Mastercard в Риге. Я хотела перенести центр своей жизни туда, прежде всего для того, чтобы не возвращаться в Германию.</text:p>
      <text:p text:style-name="P150"/>
      <text:p text:style-name="P150">Группа преследователей состояла из восьми человек. Двое среднего возраста (пара: мужчина ростом около 182 см, короткие черные волосы, выбритые виски, тренированная фигура, напомнил мне одного политика АдГ из Уккермарка; женщина имела сходство с главной героиней, рост и внешность идентичны: темные волосы, черные или коричневые, 1,65 см, глаза, кажется, карие. Мельком видела её в коридоре отеля при регистрации, почти узнала голос). Ещё два ключевых участника: один мужчина, блондин, рост до 175 см, короткие волосы, начинающиеся залысины, иногда в головном <text:soft-page-break/>уборе; второй мужчина — корпулентный, с крашеными волосами, тяжелая походка, телосложение напоминает кеглю или пингвина (снова видела его в Вильнюсе на обратном пути, Old Town Hotel).</text:p>
      <text:p text:style-name="P150"/>
      <text:p text:style-name="P150">На следующее утро, 24 декабря, я отправила документы об изменении своего гражданского состояния (небинарность) из почтового отделения в Риге в ЗАГС города Ангермюнде; входящий штамп письма может это подтвердить. Также я отправила заявление в центр занятости (Jobcenter) Уккермарка, тоже с рижским почтовым штемпелем. Мне было крайне важно выбрать именно эту дату и получить официальный почтовый штамп. Женщина в окошке была очень милой — как и все люди в Риге, будь то латыши или русские.</text:p>
      <text:p text:style-name="P150"/>
      <text:p text:style-name="P150">С того дня эта группа лиц преследовала меня при каждом выходе из отеля. Один раз мне удалось ловко перехитрить их в супермаркете: они выскочили прямо мне под ноги, сильно испугались и быстро ретировались. Типичная ошибка новичка, поэтому я исхожу из того, что <text:soft-page-break/>это были не спецслужбы, а неподготовленная группа.</text:p>
      <text:p text:style-name="P150"/>
      <text:p text:style-name="P150">В тот же день я отправилась в посольство Германии за помощью. Перед этим я зарегистрировалась в системе ELEFAND, которая мне, как бывшему сотруднику с дипломатическим паспортом (Dienstpass), была хорошо знакома. В моё время система ещё не была цифровой: у нас в посольстве был просто список, телефонные цепи для эвакуации, четкие договоренности и конспиративные квартиры (Safe-Häuser) в качестве точек сбора, откуда спецназ в случае необходимости мог вывести нас из страны. К моему глубокому сожалению, я обнаружила, что ни экстренная горячая линия, ни само посольство не работали — и это в такой напряженной обстановке. Я была в бешенстве от Бербок и министерства иностранных дел: все просто ушли в отпуск! В такой ситуации! Озлобленная и разочарованная, особенно из-за того, что охрана посольства даже не говорила по-немецки, я вернулась в отель, где со мной вдруг стали обращаться как с врагом <text:soft-page-break/>государства или маньяком. Я написала гневное письмо в посольство Германии в Риге, спрашивая, почему даже критически важная линия экстренной помощи не укомплектована персоналом. Ответ пришел только через несколько недель.</text:p>
      <text:p text:style-name="P150"/>
      <text:p text:style-name="P163">Апартаменты рядом с церковью Святой Гертруды, 25.12.2024 <text:span text:style-name="T14">(Jackie Brown)</text:span></text:p>
      <text:p text:style-name="P164"/>
      <text:p text:style-name="P150">Я сняла шикарные апартаменты у милого латыша; заезд был бесконтактным, через сейф для ключей. К сожалению, и здесь ночью возникли угрожающие ситуации через окно. Я спала на полу рядом с батареей, чтобы меня не застрелили немецкие нацисты или члены АдГ. По крайней мере, таковы были мои представления и внутреннее ощущение. Я всегда не любила спать на первом этаже именно по этой причине. К сожалению, я заранее не знала, что квартира находится на первом этаже, да и парковка перед моим окном казалась мне недостаточно защищенной.</text:p>
      <text:p text:style-name="P150"/>
      <text:p text:style-name="P150"><text:soft-page-break/>Днем я несколько раз проверяла окрестности, и в моей непосредственной близости всегда находились 2–3 преследователя, которых мне, впрочем, каждый раз удавалось стряхнуть. Затем я купила в большом супермаркете латвийское национальное блюдо (кровяную колбасу — Asinsdesa) и латвийское портерное пиво. Несмотря на погоню, я, как обычно, была совершенно спокойна и расслаблена; мое душевное состояние было абсолютно релаксовым.</text:p>
      <text:p text:style-name="P150"/>
      <text:p text:style-name="P150">Угрозы начинались только ночью. В ту ночь они, вероятно, планировали нападение, потому что я несколько раз слышала снаружи немецкую речь и чувствовала, что на меня прямо наставлено огнестрельное оружие. Внутреннее чувство подсказывало мне: они хотят прикончить тебя и бросить где-нибудь в переулке.</text:p>
      <text:p text:style-name="P165"/>
      <text:p text:style-name="P165"/>
      <text:p text:style-name="P165"/>
      <text:p text:style-name="P165"/>
      <text:p text:style-name="P165"><text:soft-page-break/>Отель для путан недалеко от старой сортировочной станции, 26.12.2024</text:p>
      <text:p text:style-name="P150"/>
      <text:p text:style-name="P150">После долгого пути пешком я добралась до другой, «русской» части города; мой отель находился недалеко от Дворца культуры ВЭФ (VEF). Ночью здесь всё было великолепно подсвечено. В номере были толстые стальные двери, а окон не было совсем — только некое подобие шахты; всё это напоминало тюрьму. У меня возникло чувство, что я в большой опасности. Я снова перебрала свои вещи и подумывала принарядиться, так как заслужила немного отдыха, но сначала отправилась днём за покупками и на разведку местности.</text:p>
      <text:p text:style-name="P150"/>
      <text:p text:style-name="P150">При возвращении я увидела женщину, похожую на одну из моих преследовательниц. Прямо перед отелем она садилась в черный шестиместный фургон (новая модель, скорее всего, арендная). Водитель был похож на того светловолосого мужчину. На женщине были очень облегающие, яркие бирюзово-неоновые брюки из лакированной кожи; в той ситуации она выглядела как привлекательная <text:soft-page-break/>проститутка. Это меня немного смутило, так как у неё была необычайно хорошая фигура и примечательная, маленькая, сексуальная задница. Они указали на заднюю часть салона, как будто хотели, чтобы я села в машину. Я не села. Они уехали. Хотели ли они меня похитить? Застрелить где-нибудь и бросить тело? Или хотели отвезти меня в бордель и переправить куда-то дальше? Моё нутро вопило: ОПАСНОСТЬ! ОПАСНОСТЬ! ОПАСНОСТЬ!</text:p>
      <text:p text:style-name="P150"/>
      <text:p text:style-name="P150">К вечеру стало снова крайне тяжело. В самом номере я постоянно чувствовала себя под наблюдением, меня не покидало ощущение угрозы. К тому же повсюду в отеле слышались русские голоса. В панике я хотела выйти из номера, но толстая стальная дверь с тройным замком — такие я знала по своей квартире в Киргизии рядом с немецким посольством — не открывалась. Я была в ловушке! Проклятье. Я мгновенно вспомнила, что такие двери часто просто заедают, и с размаху ударила по ней ногой. Дверь распахнулась. Слава богу. Если такие двери заклинивает, их ничем не открыть, <text:soft-page-break/>поэтому моя радость была огромной. Я ушла подальше от отеля и проверила, не следят ли за мной. По пути у меня было несколько иррациональных встреч — здесь просто бродило огромное количество сумасшедших. Один молодой человек в широких штанах стоял на углу, растерянный и напуганный, совершая странные движения руками. Много подозрительных прохожих — район был суперкриминальным. Только русские подростки, которых я встретила на углу, были дружелюбны ко мне. Вдруг я потеряла возможность арендовать электросамокаты: каждый раз после оплаты сигнал Bluetooth, вероятно, подавлялся. Передвигаться быстрее стало невозможно. В итоге я вернулась в отель пешком.</text:p>
      <text:p text:style-name="P150"/>
      <text:p text:style-name="P150">Снова в номере я проверила всё помещение своим лазерным устройством (эпилятором), который стреляет ультраяркими лучами. Вообще он предназначен для удаления волос, но отлично подходит для поиска скрытых камер. Главное — не смотреть на этот свет, иначе глазам конец. Внезапно я услышала шум, <text:soft-page-break/>и с потолка потекла вода! Вода капала прямо из лампы в моей комнате! Именно в тот момент, когда я начала проверку! Я сразу подумала не только о себе, но и о том, что у кого-то сверху в душе мог случиться инфаркт. Я побежала наверх и энергично постучала в дверь — тишина. Снова — тишина. Я быстро нашла имейл специалиста отеля, она попросила добавить её в Viber и прислать фото. Контакт оказался очень приятным и отзывчивым, и это посреди ночи! Я сказала ей, что сейчас же покидаю отель, а они могут прийти чинить позже. Её это устроило. Свой тонкий клиент (Thin-Client) я оставила под раковиной, так как исходила из того, что группа, взломавшая моё жильё, вмонтировала в него свои детали. Перед этим я провела тщательный форензик-анализ устройства в отеле. Ольга разберется, что с этим делать.</text:p>
      <text:p text:style-name="P150"/>
      <text:p text:style-name="P163">27.12.2024 "30 кг через всю Ригу"</text:p>
      <text:p text:style-name="P150"/>
      <text:p text:style-name="P150">Утром я рано сел в трамвай и дважды столкнулся с женщиной-преследовательницей: сначала она стояла недалеко от трамвая, а <text:soft-page-break/>затем, судя по всему, сидела в вагоне недалеко от меня. Я снова отправился в путь через весь город со всеми своими пожитками. Чтобы отвлечься, я читал взятую с собой книгу по орнитологии: хищные птицы, чайки, совы. Затем я занимался изучением азбуки Морзе на русском языке. Через несколько остановок я вышел, чтобы снова оторваться от преследователей.</text:p>
      <text:p text:style-name="P150"/>
      <text:p text:style-name="P150">Я бесцельно бродил по городу, пока не вышел на главный проспект в центре Риги, где стал свидетелем уникального явления. Всё было чудесно подсвечено в сумерках, и женщина, похожая на Светлану Тихановскую, в очень элегантном платье шла прямо мне навстречу и прошла справа от меня. В этот момент справа подкатил автобус с огромной надписью «We Stand with Ukraine» в сине-желтых тонах. Она исчезла в тумане, и автобус закрыл мне вид на эту прекрасную, сильную женщину. Вид автобуса вызвал у меня приятное чувство — ведь я был одним из первых на Западе и в Twitter, кто создал бота «We stand with Ukraine». У меня там было несколько <text:soft-page-break/>новостных ботов, и у некоторых аккаунтов было до 20 000 подписчиков, пока Илон Маск, этот очевидный фашист, не заблокировал меня. Это была отличная платформа для сбора и агрегации новостей. В конце концов, у меня там была база данных со всей информацией о политиках Германии с 2017 года. Эту базу данных важно было сохранить, чтобы позже мы могли доказать вину АдГ (AfD) в преступлениях против человечества и общества. Эта база данных всё еще существует, и другие антифашистские активисты надежно сохранили эти данные.</text:p>
      <text:p text:style-name="P150"/>
      <text:p text:style-name="P150">В любом случае, после этой встречи в центре города я отправился искать новый отель. К сожалению, я быстро заметил, что с моим устройством снова что-то не так, и из-за этого забронировал не тот отель. Так как я не мог отменить бронирование, мне пришлось тащиться в западную часть города. Путь пролегал через Вантовый мост; было холодно, мокро и ветрено, а багаж всё больше истощал мои физические и душевные силы, но такова реальность. Придя в Bridge Hotel, я быстро <text:soft-page-break/>обнаружил, что мне снова достался номер на первом этаже, что вызвало у меня сильнейшую панику. Я попросил отменить бронь, но сотрудница была довольно грубой и оскорбительной — она была действительно плохим примером русской в Риге, поэтому я просто ушел и снова стал блуждать по городу.</text:p>
      <text:p text:style-name="P150"/>
      <text:p text:style-name="P150">Я думал о том, чтобы избавиться от своих вещей, но в этой части города мне встречались в основном неадекватные, сумасшедшие люди. Один бездомный шел за мной с извращенным смехом, как зомби; это было похоже на фильм об апокалипсисе. Всё было серым и угрожающим. Я нашел убежище в торговом центре с русским руководством и купил там черный рюкзак Everlast, чтобы хотя бы часть вещей из чемодана нести на спине. Интуиция подсказывала мне, что чемодан на колесиках будет только мешать в дальнейшем пути, и меня ужасно раздражало тащить его за собой. Эти вещи не созданы для большой скорости. С кассиршей у меня завязался разговор о моем опыте в русском отеле, и она вдруг изменила интонацию и мимику — она сама была <text:soft-page-break/>русской! Из-за этого она случайно забыла снять магнитную защиту с рюкзака, но я это быстро заметил.</text:p>
      <text:p text:style-name="P150"/>
      <text:p text:style-name="P150">После недолгих сборов я продолжил путь с чемоданом и рюкзаком обратно в центр, к Рижскому вокзалу. По дороге мне стала очевидна напряженность и угроза ситуации в Балтии — как быстро здесь всё может рухнуть. Люди находятся на грани того, чтобы вцепиться друг другу в глотки, в том числе из-за истории. И в отличие от того, как это, возможно, воспринимают немцы, здесь повсюду русские, и среди них не только плохие, а в большинстве своем хорошие люди. К сожалению, хорошим всегда приходится выслушивать упреки за плохой опыт других. И, возможно, скоро они сами станут частью этого плохого опыта. Я понял, что подобная ситуация может быстро возникнуть и в Германии с так называемыми российскими немцами, которые часто «более немцы», чем сами немцы.</text:p>
      <text:p text:style-name="P150"/>
      <text:p text:style-name="P150"/>
      <text:p text:style-name="P166"><text:soft-page-break/>Отель «Гертруда», 27.12.2024</text:p>
      <text:p text:style-name="P150"/>
      <text:p text:style-name="P150">Этот отель был известным местом с бесконтактной регистрацией, в том числе для сотрудников посольств и правительственных структур. Прямо рядом находился полицейский участок, поэтому поначалу я чувствовала себя в безопасности. Лобби было красиво обставлено, а в номерах стояли толстые стальные двери с двойным замком и защитной цепочкой, что ещё больше усиливало моё чувство защищенности. К сожалению, и здесь в ночное время продолжались угрозы.</text:p>
      <text:p text:style-name="P150"/>
      <text:p text:style-name="P150">Поскольку багаж начал меня тяготить, на следующее утро я дождалась мусоровоза. Я идеально подгадала момент перед самой разгрузкой основного мусорного контейнера отеля: все мои вещи за считанные секунды оказались в мусоровозе и отправились в долгое путешествие по городу, пока я направлялась в противоположную сторону, к автовокзалу. Всё было рассчитано настолько точно, что я постоянно посмеивалась про себя. Свой старый паспорт с бизнес-визами Кыргызстана <text:soft-page-break/>и Казахстана я тоже выбросила в мусорный бак недалеко от отеля — эти сувениры стали мне безразличны. Я оставила себе только пресс-карту переговоров в Минске («Встреча министров иностранных дел в Берлине, 11 мая 2016 года»), чтобы при необходимости идентифицировать себя и дать понять, что я прошла проверку безопасности с обеих сторон.</text:p>
      <text:p text:style-name="P150"/>
      <text:p text:style-name="P150">На автовокзале мои кредитные карты внезапно перестали работать. Вероятно, в это же время кто-то проверял содержимое моего чемодана. Автобус тоже задерживался. Всё это выглядело подозрительно. Возможно, из-за моего весьма активного профиля передвижения по Прибалтике меня приняли за иностранного агента. Это меня опять же позабавило. В моем чемодане не было ничего предосудительного — только косметика, платья, брюки, нижнее белье, высокие черные ботинки на платформе и другие вещи, связанные с моим трансгендерным переходом. Оперативники, должно быть, смеялись, когда открыли чемодан. Я, во всяком случае, дьявольски хохотала про себя.</text:p>
      <text:p text:style-name="P150"><text:soft-page-break/></text:p>
      <text:p text:style-name="P150">Пришел мой автобус, и путь назад продолжился. Тем не менее, у меня оставалось чувство постоянного наблюдения; казалось, что люди в автобусе следят за каждым моим движением. Как я уже упоминала, у людей с нарушениями зрения есть на это чутье. Я чувствую даже взгляд видеокамер — я не могу объяснить это с точки зрения физики, это просто дар. Другие слабовидящие и слепые люди могут это подтвердить.</text:p>
      <text:p text:style-name="P150"/>
      <text:p text:style-name="P167">Вильнюс, 28.12.2024</text:p>
      <text:p text:style-name="P154">Отель «Alexa Old Town», угрозы из комнаты сверху. «Мы засунем тебе нож в задницу», «Мы тебя прирежем, сука»... и тому подобное. Шесть часов террора. Главная фигурантка также была замешана. Я сделала видеозаписи вентиляционных шахт и отправила их. Однако, вероятно, битовые потоки или аудиосигналы были изменены: впоследствии на записях ничего не было слышно.</text:p>
      <text:p text:style-name="P154">Мне также удалось сделать фотографию этой группы перед отелем — они просто прошли <text:soft-page-break/>мимо меня как ни в чем не бывало. Фотография была сохранена в нескольких копиях и разослана.</text:p>
      <text:p text:style-name="P150"/>
      <text:p text:style-name="P163">Вильнюс, отель на площади Винцаса Кудирки, 29.12.2024</text:p>
      <text:p text:style-name="P150"/>
      <text:p text:style-name="P150">В Вильнюсе я заселилась в отель Novotel Vilnius на площади Винцаса Кудирки, оплатив проживание наличными. Персонал был в высшей степени профессионален, а оснащение отеля — просто сказочным. Я оплачивала всё в долг по кредитке; мне было важно лишь одно — оторваться от преследователей и благополучно вернуться в Германию. Кратко осмотрев свой номер на одном из верхних этажей с видом на площадь, я начала избавляться от своей одежды в разных местах торгового комплекса. В одном из баров я намеренно оставила куртку, а затем выбросила и другие вещи в окрестностях. Я не была уверена, нет ли на мне вшитых трекеров, а детектора электромагнитных полей (ЭМП) у меня с собой не было.</text:p>
      <text:p text:style-name="P150"><text:soft-page-break/></text:p>
      <text:p text:style-name="P150">После этого я отправилась за покупками в H&amp;M в том же здании и подобрала себе типично «русский» наряд: серые армейские брюки-карго, чёрная обтягивающая футболка, типичная тёмно-серая дутая куртка и серая кепка. Теперь я на сто процентов выглядела как обычный русский парень. Поскольку я переняла даже походку, охранники действительно приняли меня за русского и постоянно кружили рядом, проверяя меня, что меня заметно забавляло. В своём новом наряде в стиле «иди на хер» я несколько часов плутала по Вильнюсу, прежде всего потому, что мой телефон перестал выдавать адекватные данные GPS. Я исходила из того, что мои преследователи сохраняют полный доступ к моим устройствам, поэтому я регулярно разрывал соединение и часто полностью выключал их. Поскольку все мои счета были привязаны к телефону, я не могла просто выбросить устройства. Даже многократный сброс настроек моих трёх гаджетов (2 защищённых смартфона и 1 тонкий клиент) во время поездки не помог. Думаю, дело в том, <text:soft-page-break/>что полный доступ был установлен через учётные записи Android; поиск информации показал наличие нескольких таких уязвимостей в Android 13. Провести форензику (криминалистический анализ) на месте я не могла.</text:p>
      <text:p text:style-name="P150"/>
      <text:p text:style-name="P150">Акустическая угроза здесь в ночное время, с 22:00 до 03:00, была на пике. Возможно, использовали ультразвук, направленный на окно моего номера? Подобные технические устройства сегодня действительно можно купить за несколько сотен евро. С их помощью можно целенаправленно посылать звук на большие расстояния так, что его слышит только человек, находящийся в зоне луча. Это работает и с поверхностями, например, с окнами, которые начинают излучать звук в направлении гладкой поверхности. С физической точки зрения это ультразвук в качестве несущей частоты, модулированный слышимым звуком. Любой электрик сегодня может собрать подобный аппарат.</text:p>
      <text:p text:style-name="P150"/>
      <text:p text:style-name="P150"/>
      <text:p text:style-name="P152"><text:soft-page-break/>Поездка на автобусе в Сувалки</text:p>
      <text:p text:style-name="P150"/>
      <text:p text:style-name="P168">Поездка на автобусе обратно в Сувалки стала настоящим испытанием на прочность, потребовавшим от меня почти всех душевных и физических сил. От колы, которую я купила в магазине в Вильнюсе, мне вдруг стало не по себе. Острота восприятия чувств значительно усилилась, а мужчина, сидевший рядом, указал на напиток и сказал: «Do not drink this shit!» («Не пей это дерьмо!»). У меня внезапно началось сильное головокружение, участилось сердцебиение и позывы к мочеиспусканию. Я зашла в туалет автобуса и вылила напиток. В туалете я услышала звуки, похожие на стук. Внутренний голос подсказал мне, что лучше уехать в безопасное место в Калининград, а оттуда в Санкт-Петербург. Я не могу объяснить, как это работало. Возможно, мне подмешали какие-то препараты. В любом случае, всё кружилось, и чувство равновесия было полностью нарушено. Я вернулась на свое место и благодарно кивнула мужчине и его жене. Инстинктивно я поняла, что эти два человека были здесь, чтобы помочь мне. <text:soft-page-break/>Добрые люди. Совсем не такие, как группа, сидевшая позади меня и постоянно пытавшаяся спровоцировать меня на срыв. Не имею представления, к какой группировке они принадлежали. </text:p>
      <text:p text:style-name="P168"/>
      <text:p text:style-name="P168">Может быть, ультрафундаменталистские христиане?</text:p>
      <text:p text:style-name="P150"/>
      <text:p text:style-name="P150">Незадолго до пограничного поста в сторону Калининграда или Сувалок автобус внезапно остановился. Мужчина, похожий на сотрудника спецподразделения, вооруженный большим черным кофром для военного снаряжения, внезапно вошел в переднюю дверь. В автобусе поднялся переполох, так как снаружи стояло несколько полицейских, обсуждавших, стоит ли обыскивать багаж и сам автобус. Мне казалось, всё это делалось для того, чтобы проверить, впаду ли я в панику. Мужчина сел впереди, и нас отправили дальше к границе. Оставалось еще около двадцати километров. Я в замешательстве смотрела на карту Google Maps и видела, как мы приближаемся к Российской Федерации. Вдруг я услышала <text:soft-page-break/>тихий шепот: «DO YOU SPEAK» («Ты говоришь?»). Сначала на идеальном русском с украинским акцентом, затем на русском и английском одновременно. Этот «фокус» продолжался, пока я не увидела российский флаг. Мной овладел страх, что меня похитят. Моё восприятие реальности совершенно расстроилось. Голос заставлял меня повторять слова. Люди в автобусе, должно быть, принимали меня за сумасшедшую; судя по всему, только я слышала эти аудиосигналы. Какая-то техника направленной передачи звука? Я не думаю, что мне угрожали российские силы, напротив — русские в автобусе казались мне союзниками. И вдруг от Калининграда стало исходить чувство притяжения — благостное и приятное.</text:p>
      <text:p text:style-name="P150"/>
      <text:p text:style-name="P150">После контроля на посту мы поехали дальше к польскому чекпоинту, там всё прошло гладко. Так поездка в итоге закончилась в Сувалках. Однако там за мной до самого отеля «Эдем» следовали несколько человек. Я думаю, эта группа также распространяла обо мне слухи по всему городу, потому что все люди здесь вдруг <text:soft-page-break/>стали недружелюбными по отношению ко мне. Возможно, дело было в моем стиле одежды. После регистрации в отеле я снова отправилась покупать вещи, чтобы иметь возможность свободнее передвигаться. Купила сине-черный бомбер и черный свитер с белой надписью «I dont work here» («Я здесь не работаю»). В магазинах вокруг отеля и в самом отеле со мной стали обращаться неприязненно. Я не понимала, что я сделала этим людям.</text:p>
      <text:p text:style-name="P150"/>
      <text:p text:style-name="P152">Suwałki, 30.12.2024</text:p>
      <text:p text:style-name="P150"/>
      <text:p text:style-name="P150">Groźba zabójstwa w hotelowej palarni: frazie „Do you want a cut?” („Chcesz, żeby cię pociąć?”) towarzyszył gest palcem po gardle, imitujący cięcie ostrzem. Podejrzany: wysoki mężczyzna (ok. 182 cm), krótkie czarne włosy, mówił po polsku, ale wyglądał jak Niemiec. Nagranie audio zostało zniszczone. Groźby trwały nadal w pokoju hotelowym; dźwięk dobiegał przez system szybów wentylacyjnych oraz z sąsiednich pokoi. To był ten sam hotel, który podczas podróży „tam” wydawał się tak cudownie spokojny!</text:p>
      <text:p text:style-name="P150"/>
      <text:p text:style-name="P150"><text:soft-page-break/>Recepcjonistka oraz policja nie podjęły żadnych działań, aby mi pomóc. Nic! Dzwoniłam na policję co najmniej trzy razy. Co zadziwiające, recepcjonistka wyglądała niemal identycznie jak moja siostra Heidi Karina – mogłaby być jej bliźniaczką. Moje urządzenia końcowe były przy mnie; być może dźwięk był generowany przez nie (bezpośrednie połączenie, dostęp do systemu Android, Bluetooth?). Urządzenia prawdopodobnie wciąż były zhakowane.</text:p>
      <text:p text:style-name="P150"/>
      <text:p text:style-name="P150">Po nocy terroru i nieustannych gróźb (w tym groźby natychmiastowego zastrzelenia) oraz po odczuciu, że wypiłam truciznę, od której zaraz umrę, zasnęłam z wycieńczenia na maksymalnie dwie godziny. Od tygodni spałam nie więcej niż 2–3 godziny na dobę, co oczywiście wyjaśnia mój stan psychiczny.</text:p>
      <text:p text:style-name="P150"/>
      <text:p text:style-name="P150">Budzik, który ustawiłam, usłyszałam idealnie; moje prześladowczynie wciąż nie spały i były obecne. Sprawdziłam pierwszy pociąg w kierunku Warszawy i o 4 rano, w całkowitych ciemnościach, pobiegłam co sił w nogach w stronę dworca, w ciągłej panice i strachu przed <text:soft-page-break/>zamordowaniem. Moje wyczucie czasu idealnie doprowadziło mnie na dworzec. Trasę sprawdziłam już wcześniej, a urządzenia wyłączyłam, aby uniemożliwić lokalizację (co oczywiście nie pomoże przeciwko służbom, ale przeciwko grupom prywatnym – z pewnością).</text:p>
      <text:p text:style-name="P150"/>
      <text:p text:style-name="P163">31.12.2024 — Травля в Берлине: Осткройц -&gt; Гезундбруннен -&gt; Митте -&gt; Фридрихсхайн -&gt; Вайсензее -&gt; Фридрихсхайн (туда-обратно).</text:p>
      <text:p text:style-name="P169"/>
      <text:p text:style-name="P169">Меня постоянно гнали несколько человек с целью довести до изнеможения и смерти. Данные моей сотовой сети чётко указывают на то, что всё это время я иррационально от чего-то бежал. Как меня учили, я быстро менял транспорт, стараясь делать это в моменты «перескока» (2–3 быстрые смены подряд), и мне удавалось отрываться от преследователей. К сожалению, по непонятным причинам я не мог арендовать электросамокат (как и в Риге — возможно, полный удалённый доступ к моему Android?) или забронировать отель. Номер, который значится в истории Booking.com, я не <text:soft-page-break/>использовал, отель был закрыт, и я не делал это бронирование сам — я бронировал другой отель, который вдруг исчез. Возможно, там разместилась часть группы преследователей? Или же их целью было разорить меня финансово, что им полностью удалось. Перед поездкой в Балтию у меня было +500 €, после неё — ничего. Преследователи всегда знали, где я, но часто не могли догнать или опознать меня, так как я часто менял одежду (сменные комплекты я купил в Риге, Вильнюсе и Сувалках). Это путало местных «агентов».</text:p>
      <text:p text:style-name="P169"/>
      <text:p text:style-name="P169">Я несколько раз пытался передать улики сотрудницам полиции на Гезундбруннен (из Ангермюнде), но меня прогоняли. Ночью я потерял последние улики, которые были при мне. В целом я не поддался ни на одну уловку, на меня не нападали напрямую, но постоянно гнали и травили. Возможно, они не хотели оставлять следов ДНК или хотели выставить всё так, будто я просто бездомный, замерзший насмерть — обычное дело для зимнего Берлина.</text:p>
      <text:p text:style-name="P169"/>
      <text:p text:style-name="P169"><text:soft-page-break/>Оглядываясь назад, прискорбно, что в Берлине нет достаточного количества пунктов помощи для людей, которые не хотят умереть от холода. Я видел много людей, которые дрожали и лежали в тонких одеялах, обречённые на смерть. При виде их мой организм находил новые силы — я понимал, что мой предел ещё не достигнут. Дальше и дальше, я здесь не умру. Я перестал чувствовать боль.</text:p>
      <text:p text:style-name="P169"/>
      <text:p text:style-name="P169">Я почти уверен, что в этом участвовали полицейские, спасатели (RTW) и сотрудники больницы Alexianer в Митте. Там я искал защиты, но понял, что бесчувственный персонал хочет запереть меня навсегда, поэтому ушёл по собственному желанию. Я не был склонен к суициду, я просто хотел спать! Мне удалось подслушать и записать разговор медсестры (рост до 160 см, рыже-блондинка, бранденбургский акцент), которая назвала меня водителю скорой «Kyrgyztrans». Я сделал фото ужасных условий в отделении: люди лежали заброшенные в коридорах, кричали и плакали — как в фильме ужасов. Психолог (черные волосы, 172–178 см, полноватая) сразу <text:soft-page-break/>пыталась приписать мне суицидальные наклонности. Она показалась мне знакомой. Она выглядела равнодушной, как «врач из концлагеря», выполняющая свою пыточную работу. Имея доступ к моему телефону, они могли перенаправлять экстренные вызовы. Возможно, эти сотрудники были из Ангермюнде? Они работали как слаженная команда, которая годами практикует это на мигрантах и левых активистах.</text:p>
      <text:p text:style-name="P169"/>
      <text:p text:style-name="P169">В ту ночь я зашёл в свою старую коммуналку (WG) на Ригаер-штрассе. Моего бывшего соседа Арне не было, но его сосед из Индии впустил меня погреться и угостил водкой. Я сидел там, согреваясь после того, как шёл пешком с 4 утра из Сувалок. Я чувствовал, что здесь я в безопасности от преследователей, но не мог оставить там улики. Позже зашли соседи с шампанским, это было сюрреалистично. Затем я снова отправился на поиски ночлега. В Ангермюнде я вернуться не мог — там меня ждала ненавистная толпа. Я пытался передать улики антифашистам на <text:soft-page-break/>Ригаер-штрассе, но никто не проявил интереса. Я был разочарован их неорганизованностью.</text:p>
      <text:p text:style-name="P169"/>
      <text:p text:style-name="P169">На моём пути подбрасывали «помощь», которая на деле была ловушкой: мокрые одеяла, временно нагретый пол в подъезде, который быстро остывал. Меня загоняли в определённые места. Однажды я нашёл матрас, обмотанный скотчем, который не смог разрезать даже разбитой бутылкой. Я часами пытался найти безопасное место для сна, но путь в Шарлоттенбург был как будто заблокирован — поезда постоянно ломались.</text:p>
      <text:p text:style-name="P169"/>
      <text:p text:style-name="P169">Моя обувь была стерта, на ногах были кровавые мозоли до костей. Если бы не польский отель на Франкфуртер Аллее, я бы погиб 01.01.2025. Администратор спасла мне жизнь, разрешив заселение.</text:p>
      <text:p text:style-name="P169"/>
      <text:p text:style-name="P169">02.01.2025 я вернулся в Ангермюнде. Только через 7–10 дней я уничтожил последнее устройство, и «акустические» сигналы прекратились. Но угрозы продолжались: мне угрожали расправой надо мной и близкими, <text:soft-page-break/>если я не уеду. Возможно, использовали модулированный ультразвук через стены?</text:p>
      <text:p text:style-name="P169"/>
      <text:p text:style-name="P169">Эта история правдива, хотя в неё трудно поверить. Это была почти идеальная операция по доведению меня до предела. С 23.12.2024 я спал по 1–3 часа в сутки, меня гнали от Риги до Берлина. Всё из-за улик против правых группировок и партий Германии, списков имен и адресов, которые были при мне. Они хотели, чтобы эти данные исчезли. Но эти данные никогда не будут удалены!</text:p>
      <text:p text:style-name="P150"/>
      <text:p text:style-name="P150">Большое количество людей, предположительно «Юные националисты» (Jungnationalisten) и «Молодая альтернатива» (Junge Alternative) или недалекие представители «Идентитарного движения». Один человек выглядел в точности как тот, что был в отеле «Виктория» в Риге. Частота голоса может совпадать с голосом человека из Ангермюнде в ночь происшествия 05.12.2024.</text:p>
      <text:p text:style-name="P150"/>
      <text:p text:style-name="P150">Прошлое необратимо. Я сделал(а) всё возможное, чтобы оставить еще больше улик, <text:soft-page-break/>включая самооговор, чтобы спровоцировать расследование против себя. И это сработало!</text:p>
      <text:p text:style-name="P150"/>
      <text:p text:style-name="P152">Начиная с 15.03.2025, Эберсвальде</text:p>
      <text:p text:style-name="P150"/>
      <text:p text:style-name="P150">Потерпевшая сторона отказывается от подачи заявления в полицию, так как доверие к полиции Бранденбурга отсутствует. Доверие к законности действий государственных структур (федеральной земли) было подорвано после инцидента в Ангермюнде.</text:p>
      <text:p text:style-name="P150"/>
      <text:p text:style-name="P150">Требуется вмешательство прокуратуры.</text:p>
      <text:p text:style-name="P150"/>
      <text:p text:style-name="P150">Потерпевшая сторона заявляет о следующих правонарушениях: ограничение возможности полноценного использования собственного жилого пространства; непрекращающиеся оскорбления и угрозы на территории дома и внутри него; клевета и дифмация в жилой зоне и на прилегающей территории; ложные обвинения; незаконный сбор и выемка данных; преследование (сталкинг) на протяжении более 6 месяцев; принуждение.</text:p>
      <text:p text:style-name="P169"/>
      <text:p text:style-name="P170"><text:soft-page-break/>§ 126a Gefährdendes Verbreiten personenbezogener Daten</text:p>
      <text:p text:style-name="P170">§ 185 Beleidigung</text:p>
      <text:p text:style-name="P170">bis 2 Jahre</text:p>
      <text:p text:style-name="P170">§ 186 Üble Nachrede</text:p>
      <text:p text:style-name="P170">bis 2 Jahre</text:p>
      <text:p text:style-name="P170">§ 201, 201a Verletzung der Vertraulichkeit des Wortes</text:p>
      <text:p text:style-name="P170">bis 3 Jahre</text:p>
      <text:p text:style-name="P170">§ 202a, 202b, 202c Ausspähen von Daten</text:p>
      <text:p text:style-name="P170">bis 3 Jahre</text:p>
      <text:p text:style-name="P170">§ 238 Nachstellung (über 6 Monate)</text:p>
      <text:p text:style-name="P170">bis 5 Jahre, im Falle meines Todes in Folge, 10 Jahre</text:p>
      <text:p text:style-name="P170">§ 240 Nötigung</text:p>
      <text:p text:style-name="P170">bis 3 Jahre</text:p>
      <text:p text:style-name="P170"/>
      <text:p text:style-name="P171">Журнал событий (хронологический порядок) </text:p>
      <text:p text:style-name="P171"/>
      <text:p text:style-name="P172">Мне не удалось записать все, но вражда действительно произошла с тех пор, как я переехал. Это серьезное преследование и серьезное преступление в Германии.</text:p>
      <text:p text:style-name="P172"/>
      <text:p text:style-name="P172"/>
      <text:p text:style-name="P172"/>
      <text:p text:style-name="P172"/>
      <text:p text:style-name="P173"><text:soft-page-break/>August 2025 / Август 2025</text:p>
      <text:p text:style-name="P170"/>
      <text:p text:style-name="P170">07.08.2025 "Die Hure hat den Arsch offen" (Frau) У этой шлюхи крыша поехала / жопа настежь</text:p>
      <text:p text:style-name="P170"/>
      <text:p text:style-name="P170">07.08.2025 19:53 "Hau ab, du Hure" (Frau) Проваливай, шлюха</text:p>
      <text:p text:style-name="P170"/>
      <text:p text:style-name="P170">07.08.2025 19:56 "In Eberswalde hilft dir keine Polizei" В Эберсвальде тебе никакая полиция не поможет</text:p>
      <text:p text:style-name="P170"/>
      <text:p text:style-name="P170">07.08.2025 "Er sucht bestimmt neue Opfer im Netz" (Mann, 24-35 J., krächzende Stimme) Он наверняка ищет новые жертвы в сети</text:p>
      <text:p text:style-name="P170"/>
      <text:p text:style-name="P170">07.08.2025 "Unglaublich die Hure!" (Mann) Невероятно, ну и шлюха!</text:p>
      <text:p text:style-name="P170"/>
      <text:p text:style-name="P170">07.08.2025 19:12 "Wenn wir an der Macht sind wirst du einfach abgeknallt. Hast du das verstanden." — «Когда мы будем у власти, тебя просто пристрелят. Ты это понял?»</text:p>
      <text:p text:style-name="P170"/>
      <text:p text:style-name="P170">07.08.2025 "Die ganze Welt weiß, was du dir alles in den Popo steckst. Hast du das verstanden?" Весь мир знает, что ты себе в задницу суешь. Ты это понял?</text:p>
      <text:p text:style-name="P170"><text:soft-page-break/></text:p>
      <text:p text:style-name="P170">07.08.2025 20:18 "Der Typ ist bekloppt." (Frau mittleren Alters) Этот тип чокнутый</text:p>
      <text:p text:style-name="P170"/>
      <text:p text:style-name="P170">07.08.2025 20:40 "Na hui blyat, wir sind nicht für die Ukraine" (Mann 35-45 J., parodierend) На хуй блять, мы не за Украину</text:p>
      <text:p text:style-name="P170"/>
      <text:p text:style-name="P170">07.08.2025 20:50 "Allein, was er sich alles reinknallt!" (Frau mittleren Alters) Только посмотрите, сколько всего он в себя вмазывает/употребляет!</text:p>
      <text:p text:style-name="P170"/>
      <text:p text:style-name="P170">16.08.2025 02:30 "Bedank dich bei der NATO" Скажи спасибо НАТО</text:p>
      <text:p text:style-name="P170"/>
      <text:p text:style-name="P170">16.08.2025 03:30 "Er schaut sich bestimmt Kinder auf seinem Handy an!" (draußen) Он точно смотрит детей на своём телефоне!</text:p>
      <text:p text:style-name="P170"/>
      <text:p text:style-name="P170">16.08.2025 04:30 "Kinderschänder!" Педофил!</text:p>
      <text:p text:style-name="P170"/>
      <text:p text:style-name="P170">16.08.2025 05:48 "Er ist bestimmt ein Verräter!" Он наверняка предатель!</text:p>
      <text:p text:style-name="P170"/>
      <text:p text:style-name="P170"><text:soft-page-break/>16.08.2025 05:53 "Was zieht der Typ sich eigentlich alles rein?!" Что этот тип вообще в себя втирает/употребляет?!</text:p>
      <text:p text:style-name="P170"/>
      <text:p text:style-name="P170">16.08.2025 06:11 "Ruf die Polizei, Ruf die Polizei!" Вызывай полицию, вызывай полицию!</text:p>
      <text:p text:style-name="P170"/>
      <text:p text:style-name="P170">16.08.2025 06:22 "Komm', gib dir den goldenen Schuss!" (Innenhof) Давай, вмажь себе золотой укол!</text:p>
      <text:p text:style-name="P170"/>
      <text:p text:style-name="P170">16.08.2025 06:27 "Sobald der Durchsuchungsbeschluss fertig ist..." Как только будет готов ордер на обыск...</text:p>
      <text:p text:style-name="P170"/>
      <text:p text:style-name="P170">16.08.2025 06:30 "Straßenhure, Straßenhure, Straßenhure" Уличная шлюха, уличная шлюха, уличная шлюха</text:p>
      <text:p text:style-name="P170"/>
      <text:p text:style-name="P170">16.08.2025 06:31 "Sehr gut, du machst dich!" (Stimme Angermünde) Очень хорошо, ты справляешься!</text:p>
      <text:p text:style-name="P170"/>
      <text:p text:style-name="P170">16.08.2025 06:32 "Ich mach dich kaputt, du Hure" Я тебя уничтожу, ты, шлюха</text:p>
      <text:p text:style-name="P170"/>
      <text:p text:style-name="P170"><text:soft-page-break/>16.08.2025 07:04 "Nimm dir einfach das Leben" Просто покончи с собой</text:p>
      <text:p text:style-name="P170"/>
      <text:p text:style-name="P170">16.08.2025 07:12 "Erinner' dich an Roter Oktober" (Hinterhof) Вспомни про Красный Октябрь</text:p>
      <text:p text:style-name="P170"/>
      <text:p text:style-name="P170">16.08.2025 "Nein, nein, bitte nicht. Keiner wird dir glauben weil du keine Beweise hast, du dumme Hure!" (junger Mann) Нет, нет, пожалуйста, не надо. Тебе никто не поверит, потому что у тебя нет доказательств, ты, тупая шлюха!</text:p>
      <text:p text:style-name="P170"/>
      <text:p text:style-name="P170">16.08.2025 07:21 "Wir werden einfach sagen, er bildet sich alles nur ein" Мы просто скажем, что он всё это себе воображает</text:p>
      <text:p text:style-name="P170"/>
      <text:p text:style-name="P170">16.08.2025 07:42 "Sobald du durchdrehst, geht es ab in die Klapse!" Как только ты сорвёшься — сразу в дурку!</text:p>
      <text:p text:style-name="P170"/>
      <text:p text:style-name="P170">17.08.2025 15:47 "So wie er aufräumt, hat er sicher was gezogen!" Судя по тому, как он убирается, он точно что-то принял!</text:p>
      <text:p text:style-name="P170"/>
      <text:p text:style-name="P170">17.08.2025 16:31 "Kleine Romantik" (auf Russisch gerufen) Маленькая романтика (на русском языке)</text:p>
      <text:p text:style-name="P170"/>
      <text:p text:style-name="P173"><text:soft-page-break/>Oktober 2025 / Октябрь 2025</text:p>
      <text:p text:style-name="P170"/>
      <text:p text:style-name="P170">27.10.2025 13:12 "Schleim dich nicht bei den Russen ein." Не подлизывайся к русским</text:p>
      <text:p text:style-name="P170"/>
      <text:p text:style-name="P170">30.10.2025 07:29 Klopfsignal russisch (... Bratan) Стуковой сигнал на русском языке (...Братан)</text:p>
      <text:p text:style-name="P170"/>
      <text:p text:style-name="P170">30.10.2025 07:35 "Er braucht Tabletten" Ему нужны таблетки</text:p>
      <text:p text:style-name="P170"/>
      <text:p text:style-name="P170">30.10.2025 08:16 "Wir knallen dich ab du Schwuchtel, hast du das gehört!" Мы тебя пристрелим, пидор, ты слышал!</text:p>
      <text:p text:style-name="P170"/>
      <text:p text:style-name="P170">30.10.2025 08:40 "Wenn er sich irgendwo reinhackt, rufen wir sofort die Polizei" — «Если он куда-нибудь вломится, мы сразу вызовем полицию»</text:p>
      <text:p text:style-name="P170"/>
      <text:p text:style-name="P170">30.10.2025 08:40 "Die Schwuchtel ist wirklich unglaublich" — «Этот гомик просто невероятен»</text:p>
      <text:p text:style-name="P170"/>
      <text:p text:style-name="P170">30.10.2025 08:40 "Zeig uns lieber deinen geilen Arsch" — «Лучше покажи нам свою классную задницу»</text:p>
      <text:p text:style-name="P170"/>
      <text:p text:style-name="P170"><text:soft-page-break/>30.10.2025 08:41 "Man wird ihn für verrückt halten..." Его посчитают сумасшедшим...</text:p>
      <text:p text:style-name="P170"/>
      <text:p text:style-name="P170">30.10.2025 08:42 "Wir sagen er arbeitet für die Russen" Мы скажем, что он работает на русских</text:p>
      <text:p text:style-name="P170"/>
      <text:p text:style-name="P170">30.10.2025 08:45 "Der Bastard... stellt es als GIT ein" — «Этот ублюдок... выкладывает это как GIT»</text:p>
      <text:p text:style-name="P170"/>
      <text:p text:style-name="P170">30.10.2025 08:56 "Er ist ein Verräter, наша russia" — «Он предатель, наша russia»</text:p>
      <text:p text:style-name="P170"/>
      <text:p text:style-name="P170">30.10.2025 08:57 "Wir müssen ihn weiter von der Arbeit abhalten" — «Мы должны и дальше мешать ему работать»</text:p>
      <text:p text:style-name="P170"/>
      <text:p text:style-name="P170">30.10.2025 09:02 "Das ist doch keine Sissy" — «Это же не сисси»</text:p>
      <text:p text:style-name="P170"/>
      <text:p text:style-name="P170">30.10.2025 09:03 "Das ergibt einen Tatverdacht" Это дает основание для подозрения в преступлении</text:p>
      <text:p text:style-name="P170"/>
      <text:p text:style-name="P170">30.10.2025 11:58 "Er beginnt sich irgendwo reinzuhacken" (Frau) Он начинает куда-то хакерски взламываться</text:p>
      <text:p text:style-name="P170"/>
      <text:p text:style-name="P170"><text:soft-page-break/>30.10.2025 12:08 "Er arbeitet für die Russen" (Mann) Он работает на русских</text:p>
      <text:p text:style-name="P170"/>
      <text:p text:style-name="P170">30.10.2025 12:11 "Er hat gemerkt, dass wir in seiner Wohnung waren!" Он заметил, что мы были в его квартире!</text:p>
      <text:p text:style-name="P170"/>
      <text:p text:style-name="P170">30.10.2025 12:18 "Nach den Medikamenten, die wir ihm gegeben haben geht sein Schwanz auf jeden Fall nicht mehr hoch!" После тех таблеток, что мы ему дали, у него член точно больше не встанет!</text:p>
      <text:p text:style-name="P170"/>
      <text:p text:style-name="P170">30.10.2025 12:24 "Allein wie er seine Taschen packt arbeitet er auf jeden Fall für das Militär!" Судя по тому, как он пакует сумки, он точно работает на военных!</text:p>
      <text:p text:style-name="P170"/>
      <text:p text:style-name="P170">30.10.2025 13:06 "Erst hat er sich verhalten wie ein Schwein ... und dann so?!" Сначала он вел себя как свинья... а потом вот так?!</text:p>
      <text:p text:style-name="P170"/>
      <text:p text:style-name="P170">30.10.2025 14:39 "Bestimmt war er die Hausschlampe seiner Exfrau" Наверняка он был домашней подстилкой своей бывшей жены</text:p>
      <text:p text:style-name="P170"/>
      <text:p text:style-name="P170"/>
      <text:p text:style-name="P170"/>
      <text:p text:style-name="P173"><text:soft-page-break/>November 2025 / Ноябрь 2025</text:p>
      <text:p text:style-name="P170"/>
      <text:p text:style-name="P170">01.11.2025 04:20 "Jetzt hört er sich auch noch diese jüdische Hure an!" (Marina Weisband) Теперь он ещё и эту еврейскую шлюху слушает!</text:p>
      <text:p text:style-name="P170"/>
      <text:p text:style-name="P170">01.11.2025 07:30 "Wir schneiden dir die Eier ab!" Мы отрежем тебе яйца!</text:p>
      <text:p text:style-name="P170"/>
      <text:p text:style-name="P170">02.11.2025 22:00 "Schwuchtel, Bastard, dafür wird er abgeknallt" Пидор, ублюдок, за это его пристрелят</text:p>
      <text:p text:style-name="P170"/>
      <text:p text:style-name="P170">03.11.2025 06:20 "Schwuchtel!" (Badschacht) Пидор!</text:p>
      <text:p text:style-name="P170"/>
      <text:p text:style-name="P170">04.11.2025 "Gehört in die Klapse" (zu einer Frau auf der Straße) Ей место в дурке</text:p>
      <text:p text:style-name="P170"/>
      <text:p text:style-name="P170">07.11.2025 05:40 / 06:45 "Er braucht Tabletten" Ему нужны таблетки</text:p>
      <text:p text:style-name="P170"/>
      <text:p text:style-name="P174">Dezember 2025 / Декабрь 2025 </text:p>
      <text:p text:style-name="P170"/>
      <text:p text:style-name="P170">24.12.2025 15:15 "Liegt da einfach auf seiner Matratze!" «Просто валяется на своём матрасе!»</text:p>
      <text:p text:style-name="P170"/>
      <text:p text:style-name="P170">24.12.2025 15:20 "Schwuchtel!" «Гомик!»</text:p>
      <text:p text:style-name="P170"><text:soft-page-break/></text:p>
      <text:p text:style-name="P170">24.12.2025 15:40 "Bastard" «Ублюдок!»</text:p>
      <text:p text:style-name="P170"/>
      <text:p text:style-name="P170">25.12.2025 09:30 "Du bist nur eine kleine Fotze, ein klener Wichser" «Ты просто мелкая пизда, ничтожный дрочер»</text:p>
      <text:p text:style-name="P170"/>
      <text:p text:style-name="P170">25.12.2025 15:40 "Und du sagtest, er bildet sich das ein" - «А ты говорила, что ему это кажется»</text:p>
      <text:p text:style-name="P170"/>
      <text:p text:style-name="P170">25.12.2025 20:00 "Ist ein Perverser..." - «Он извращенец...»</text:p>
      <text:p text:style-name="P170"/>
      <text:p text:style-name="P170">25.12.2025 20:00 "Jetzt holt er sich auch noch einen runter" - «Теперь он ещё и дрочит»</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5"><text:soft-page-break/>Группа Эберсвальде и Пазевальк(?) — "Противный толстый" (ФФ), "Приятель« (К) и "Кобольд" (Ко) ок. Конец января - начало февраля 2025 г., железнодорожная станция Эберсвальде. 20:00 - 21:00</text:p>
      <text:p text:style-name="P176"/>
      <text:p text:style-name="P177">Рабочий путь: Главный вокзал Эберсвальде Платформа 3, направление Ангермюнде (RE3) Отправление: Автобус в сторону Пазевалька</text:p>
      <text:p text:style-name="P178"/>
      <text:p text:style-name="P178">FF (Мерзкий жирдяй): куртка Thor Steinar, гель на волосах, мерзкий, жирный, рост примерно 174–178 см. K (Кореш): униформа городских служб (мусорщик, дворник и т.д.), залысины, короткие каштаново-черные/седые волосы, трехдневная щетина, часто с ящиком пива. Ko (Кобольд): маленькая женщина, рост 150–160 см, коричнево-черные волосы / возможно крашеные / длина до локтя / гладко зачесаны, плотного телосложения, 55–60 кг.</text:p>
      <text:p text:style-name="P178"/>
      <text:p text:style-name="P178">Обвинение в совершении преступления: Угроза убийством или нанесением тяжких телесных повреждений (§ 241 УК Германии) в совокупности с: Оскорбление (§ 185), Разжигание <text:soft-page-break/>межнациональной розни (§ 130) и против третьих лиц: Оскорбление (расистское) Разжигание межнациональной розни</text:p>
      <text:p text:style-name="P170"/>
      <text:p text:style-name="P173">Ход событий:</text:p>
      <text:p text:style-name="P170"/>
      <text:p text:style-name="P178">Расистское оскорбление в адрес чернокожего мужчины неизвестного происхождения. Речь и цвет кожи подверглись дегуманизации. Главная потерпевшая вмешалась вербально, чтобы переключить фокус агрессии на себя.</text:p>
      <text:p text:style-name="P178"/>
      <text:p text:style-name="P178">Группа преступников раскрыла свою принадлежность к сторонникам партии «III. Weg» (Третий путь). Угрожали «пацанами из Котбуса», «пацанами из Кёльна», «оружием дальнего боя» или «бинтами для рукопашного боя». Группа преступников (FF, K) владела значительными подробностями о частной жизни потерпевшей — информацией, которая не является общедоступной (откуда?).</text:p>
      <text:p text:style-name="P178"/>
      <text:p text:style-name="P178">При многочисленных свидетелях в поезде RE3 преступник (FF) угрожал потерпевшей разбить пустую пивную бутылку о её голову, хаотично и лихорадочно жестикулируя руками. Потерпевшая оставалась совершенно спокойной и смогла <text:soft-page-break/>деэскалировать ситуацию, не прибегая к самообороне. Камеры спереди и сзади хорошо фиксировали сцену, из-за чего преступник отступил от своих аффективных намерений.</text:p>
      <text:p text:style-name="P178"/>
      <text:p text:style-name="P178">На вокзале Ангермюнде потерпевшая сопровождала преступника до главного выхода, пока тот лихорадочно вел телефонный разговор. Казалось, он звал кого-то на помощь.</text:p>
      <text:p text:style-name="P178"/>
      <text:p text:style-name="P178">На выходе потерпевшую проверила федеральная полиция (на наличие опасных предметов), однако преступника проверять не стали. Возможно, это было сделано в целях предотвращения опасности; в целом офицеры были вежливы и назвали потерпевшую «смирной». В целом, хотелось бы прямого вмешательства против этого опасного лица: он угрожал окружающим, выкрикивал расистские оскорбления и угрожал убийством. Долго ждать не придется, пока его потенциал опасности вырастет и случится что-то серьезное.</text:p>
      <text:p text:style-name="P178"/>
      <text:p text:style-name="P178">По профилю преступник склонен к насилию в групповой динамике и к аффективным садистским действиям. Психическое и физическое насилие для него — проверенное средство, если это не <text:soft-page-break/>касается его самого. Внутренне очень одинокий человек. Нарушенные отношения с матерью (?)</text:p>
      <text:p text:style-name="P178"/>
      <text:p text:style-name="P178">Иногда он почти радовался встрече в поезде, демонстрируя отрешенную, путанную мальчишескую ухмылку. Многое указывает на то, что он сам был жертвой насилия в детстве. В целом, бахвальство является основным фактором динамики; маловероятно, что он снова станет преступником вне группы.</text:p>
      <text:p text:style-name="P178"/>
      <text:p text:style-name="P178">Лиц, представляющих угрозу, врагов государства и других субъектов, действующих против общественного порядка, следует всегда немедленно призывать к ответу и наказывать — это предотвращает самое худшее.</text:p>
      <text:p text:style-name="P178"/>
      <text:p text:style-name="P178">В другое время потерпевшая на вокзале Ангермюнде снова подверглась вербальной атаке со стороны группы преступников. На вопрос потерпевшей, являются ли они нацистами, они восторженно выкрикивали утвердительные лозунги, будто от этого зависела судьба «высшей расы». Нацистское приветствие визуально зафиксировано не было.</text:p>
      <text:p text:style-name="P178"/>
      <text:p text:style-name="P178"><text:soft-page-break/>FF заявлял, что когда «они» придут к власти, «проблема Украины» будет очень быстро решена вместе с Россией! АдГ (AfD) — лишь средство для достижения цели, а «III. Weg» будет укрепляться дальше. Украинцы — это «недочеловеки» (Untermenschen), такие же как негры и другие рабы. (Поездка в поезде незадолго до угрозы убийством).</text:p>
      <text:p text:style-name="P170"/>
      <text:p text:style-name="P179">Отчёт о действиях полиции 24.10.2025</text:p>
      <text:p text:style-name="P170"/>
      <text:p text:style-name="P178">Примерно в 21:50 в мою дверь позвонили двое сотрудников патрульной полиции (вероятно, из оперативного резерва г. Эберсвальде) и указали мне на административное правонарушение, связанное с нарушением тишины.</text:p>
      <text:p text:style-name="P178"/>
      <text:p text:style-name="P178">Сотрудник мужского пола выставил ногу в дверной проём, в то время как сотрудница вела себя агрессивно и несколько раз толкнула меня вглубь моей квартиры. Я неоднократно спокойным и чётким тоном указывал сотрудникам на неприкосновенность жилища и просил перенести разговор за порог квартиры. Также я несколько раз запрашивал судебное решение или ордер на <text:soft-page-break/>обыск. Сотрудники полиции не последовали этим простым указаниям и продолжили проявлять вербальное и физическое насилие по отношению ко мне.</text:p>
      <text:p text:style-name="P178"/>
      <text:p text:style-name="P178">После того как прибыли ещё двое сотрудников, меня затеснили в квартиру. Один из полицейских удерживал меня силовым приёмом фиксации, применяя болевые захваты в области рук и спины. Другой сотрудник в это время обыскивал мою квартиру. Он прошёл по всем комнатам, явно пытаясь что-то обнаружить, что кажется мне крайне подозрительным. Мой кошелёк с удостоверением личности лежал на кухне в пределах досягаемости от входной двери и также был досмотрен сотрудниками без каких-либо законных оснований.</text:p>
      <text:p text:style-name="P178"/>
      <text:p text:style-name="P178">Простое установление личности не оправдывает подобные меры. В данной ситуации не было ни опасности, не терпящей отлагательств, ни угрозы жизни и здоровью. Поскольку можно исходить из того, что моё имя указано на дверной табличке и я здесь прописан, дальнейшее установление личности не было необходимым, а прямое применение силы было несоразмерным. Кроме того, как уже упоминалось, я был готов <text:soft-page-break/>предъявить сотрудникам своё удостоверение перед дверью, а не внутри квартиры.</text:p>
      <text:p text:style-name="P178"/>
      <text:p text:style-name="P178">Это в высшей степени незаконно. При совершении административного правонарушения и отсутствии всякого желания оказывать сопротивление подобный комплекс мер не может быть применён ни в каком случае.</text:p>
      <text:p text:style-name="P178"/>
      <text:p text:style-name="P178">К возможным составам преступления относятся нарушение принципа неприкосновенности жилища согласно статье 13 Основного закона Германии и параграфу 123 Уголовного кодекса Германии (нарушение владения), а также нанесение телесных повреждений согласно параграфу 223 и последующим Уголовного кодекса Германии.</text:p>
      <text:p text:style-name="P170"/>
      <text:p text:style-name="P179">Заявление в полицию 20.12.2025</text:p>
      <text:p text:style-name="P170"/>
      <text:p text:style-name="P178">Уважаемые дамы, господа и представители всех гендерных идентичностей полиции Барнима!</text:p>
      <text:p text:style-name="P178"/>
      <text:p text:style-name="P178"><text:soft-page-break/>Настоящим я направляю официальное заявление и подаю жалобу на неизвестных лиц (либо на лиц, подавших жалобу в мой адрес).</text:p>
      <text:p text:style-name="P178"/>
      <text:p text:style-name="P178">Обстоятельства дела: Вчера, 20.12.2025, в период с 19:00 до 20:30 по моему адресу дважды направлялись полицейские патрули. Поводом послужили сообщения о якобы имевшем место нарушении тишины.</text:p>
      <text:p text:style-name="P178"/>
      <text:p text:style-name="P178">Во время первого вызова утверждалось, что в моей квартире раздавался громкий стук. Прибывшие сотрудницы полиции вели себя вежливо и профессионально, однако никакого шума не зафиксировали. Спустя короткое время последовал второй вызов с утверждением, что я слишком громко переставляю бутылки. В этот раз сотрудницы полиции также вели себя образцово и снова подтвердили отсутствие факта нарушения тишины. Настоящим я подчеркиваю, что использование арендуемого жилья в обычном режиме является моим законным правом и я в любой момент соблюдаю установленные нормы допустимого шума.</text:p>
      <text:p text:style-name="P178"/>
      <text:p text:style-name="P178">Правовая оценка: Настоящим я подаю заявление по следующим пунктам:</text:p>
      <text:p text:style-name="P178"><text:soft-page-break/></text:p>
      <text:p text:style-name="P178">Злоупотребление экстренными вызовами (§ 145 УК Германии): силы правопорядка были использованы в целях частных манипуляций. Заведомо ложный донос (§ 164 УК Германии): были сознательно изложены ложные факты с целью спровоцировать вмешательство органов власти против меня. Клевета (§ 187 УК Германии): лица, подавшие жалобу, вопреки имеющимся фактам распространяют ложные сведения, способные нанести ущерб моей репутации и унизить моё достоинство перед полицией и соседями.</text:p>
      <text:p text:style-name="P178"/>
      <text:p text:style-name="P178">Вследствие подобного поведения растрачиваются ценные налоговые средства, а оперативные силы отвлекаются от действительно важных задач по обеспечению общественного порядка в Эберсвальде и Барниме. Использование времени полиции не по назначению подобным образом является морально предосудительным и юридически недопустимым.</text:p>
      <text:p text:style-name="P178"/>
      <text:p text:style-name="P178">Я прошу подтвердить получение данного заявления и сообщить мне номер дела (Aktenzeichen).</text:p>
      <text:p text:style-name="P1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4846in" style:type="center"/>
          <style:tab-stop style:position="2.9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1.4846in" style:type="center"/>
          <style:tab-stop style:position="2.9701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4.1299in" fo:page-height="5.8299in" style:num-format="1" style:print-orientation="portrait" fo:margin-top="0.5799in" fo:margin-bottom="0.5799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69</text:page-number><text:bookmark-end text:name="PageNumWizard_FOOTER_Default Page Style2"/></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20:43:13.684539614</meta:creation-date>
    <dc:date>2025-12-27T12:49:55.781096880</dc:date>
    <meta:editing-duration>P5DT1H3M41S</meta:editing-duration>
    <meta:editing-cycles>254</meta:editing-cycles>
    <meta:generator>LibreOffice/25.2.3.2$Linux_X86_64 LibreOffice_project/520$Build-2</meta:generator>
    <meta:print-date>2025-12-27T12:37:55.887603859</meta:print-date>
    <meta:printed-by>PDF files</meta:printed-by>
    <meta:document-statistic meta:table-count="0" meta:image-count="1" meta:object-count="0" meta:page-count="169" meta:paragraph-count="632" meta:word-count="20068" meta:character-count="137062" meta:non-whitespace-character-count="117394"/>
  </office:meta>
</office:document-meta>
</file>